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'Courier New', Courier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paragraph-rsid="00202e27"/>
    </style:style>
    <style:style style:name="P2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paragraph-rsid="0020d7b7"/>
    </style:style>
    <style:style style:name="P3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rsid="001b26e0" officeooo:paragraph-rsid="001b26e0"/>
    </style:style>
    <style:style style:name="P4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paragraph-rsid="001b26e0"/>
    </style:style>
    <style:style style:name="P5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paragraph-rsid="0022e47d"/>
    </style:style>
    <style:style style:name="P6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rsid="001cdfef" officeooo:paragraph-rsid="001d05d7"/>
    </style:style>
    <style:style style:name="P7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paragraph-rsid="001d05d7"/>
    </style:style>
    <style:style style:name="P8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rsid="001d95c0" officeooo:paragraph-rsid="001d95c0"/>
    </style:style>
    <style:style style:name="P9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paragraph-rsid="001d95c0"/>
    </style:style>
    <style:style style:name="P10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rsid="00202e27" officeooo:paragraph-rsid="00202e27"/>
    </style:style>
    <style:style style:name="P11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rsid="0020d7b7" officeooo:paragraph-rsid="0020d7b7"/>
    </style:style>
    <style:style style:name="P12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rsid="0020d7b7" officeooo:paragraph-rsid="003de45f"/>
    </style:style>
    <style:style style:name="P13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rsid="002d26bc" officeooo:paragraph-rsid="002d26bc" style:font-weight-asian="normal" style:font-weight-complex="normal"/>
    </style:style>
    <style:style style:name="P14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rsid="002e8da0" officeooo:paragraph-rsid="002e8da0" style:font-weight-asian="normal" style:font-weight-complex="normal"/>
    </style:style>
    <style:style style:name="P15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rsid="00343c70" officeooo:paragraph-rsid="00343c70" style:font-weight-asian="normal" style:font-weight-complex="normal"/>
    </style:style>
    <style:style style:name="P16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rsid="0039a696" officeooo:paragraph-rsid="0039a696" style:font-weight-asian="normal" style:font-weight-complex="normal"/>
    </style:style>
    <style:style style:name="P17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paragraph-rsid="0039a696" style:font-weight-asian="normal" style:font-weight-complex="normal"/>
    </style:style>
    <style:style style:name="P18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paragraph-rsid="002d26bc"/>
    </style:style>
    <style:style style:name="P19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paragraph-rsid="002e8da0"/>
    </style:style>
    <style:style style:name="P20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paragraph-rsid="00371cda"/>
    </style:style>
    <style:style style:name="P21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rsid="0039a696" officeooo:paragraph-rsid="0039a696" fo:background-color="transparent" style:font-weight-asian="normal" style:font-weight-complex="normal"/>
    </style:style>
    <style:style style:name="P22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rsid="003a5e0b" officeooo:paragraph-rsid="003a5e0b" fo:background-color="transparent" style:font-weight-asian="normal" style:font-weight-complex="normal"/>
    </style:style>
    <style:style style:name="P23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rsid="003bac78" officeooo:paragraph-rsid="003bac78" fo:background-color="transparent" style:font-weight-asian="normal" style:font-weight-complex="normal"/>
    </style:style>
    <style:style style:name="P24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paragraph-rsid="0039a696"/>
    </style:style>
    <style:style style:name="P25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paragraph-rsid="003a5e0b"/>
    </style:style>
    <style:style style:name="P26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paragraph-rsid="003b8d44"/>
    </style:style>
    <style:style style:name="P27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paragraph-rsid="003bac78"/>
    </style:style>
    <style:style style:name="P28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paragraph-rsid="003de45f"/>
    </style:style>
    <style:style style:name="P29" style:family="paragraph" style:parent-style-name="Preformatted_20_Text">
      <style:text-properties fo:font-variant="normal" fo:text-transform="none" fo:color="#999999" fo:letter-spacing="normal" fo:font-style="normal" fo:font-weight="normal" officeooo:paragraph-rsid="001d05d7"/>
    </style:style>
    <style:style style:name="P30" style:family="paragraph" style:parent-style-name="Preformatted_20_Text">
      <style:text-properties fo:font-variant="normal" fo:text-transform="none" fo:color="#999999" fo:letter-spacing="normal" fo:font-style="normal" fo:font-weight="normal" officeooo:paragraph-rsid="00202e27"/>
    </style:style>
    <style:style style:name="P31" style:family="paragraph" style:parent-style-name="Preformatted_20_Text">
      <style:text-properties fo:font-variant="normal" fo:text-transform="none" fo:color="#999999" fo:letter-spacing="normal" fo:font-style="normal" fo:font-weight="normal" officeooo:paragraph-rsid="0020d7b7"/>
    </style:style>
    <style:style style:name="P32" style:family="paragraph" style:parent-style-name="Preformatted_20_Text">
      <style:text-properties fo:font-variant="normal" fo:text-transform="none" fo:color="#999999" fo:letter-spacing="normal" fo:font-style="normal" fo:font-weight="normal" officeooo:rsid="003a5e0b" officeooo:paragraph-rsid="003a5e0b" fo:background-color="transparent" style:font-weight-asian="normal" style:font-weight-complex="normal"/>
    </style:style>
    <style:style style:name="P33" style:family="paragraph" style:parent-style-name="Preformatted_20_Text">
      <style:text-properties fo:font-variant="normal" fo:text-transform="none" fo:color="#999999" fo:letter-spacing="normal" officeooo:paragraph-rsid="001b26e0"/>
    </style:style>
    <style:style style:name="P34" style:family="paragraph" style:parent-style-name="Preformatted_20_Text">
      <style:text-properties fo:font-variant="normal" fo:text-transform="none" fo:color="#999999" fo:letter-spacing="normal" officeooo:paragraph-rsid="001d05d7"/>
    </style:style>
    <style:style style:name="P35" style:family="paragraph" style:parent-style-name="Preformatted_20_Text">
      <style:text-properties fo:font-variant="normal" fo:text-transform="none" fo:color="#999999" fo:letter-spacing="normal" officeooo:paragraph-rsid="001d95c0"/>
    </style:style>
    <style:style style:name="P36" style:family="paragraph" style:parent-style-name="Preformatted_20_Text">
      <style:text-properties fo:font-variant="normal" fo:text-transform="none" fo:color="#999999" fo:letter-spacing="normal" officeooo:paragraph-rsid="0020d7b7"/>
    </style:style>
    <style:style style:name="P37" style:family="paragraph" style:parent-style-name="Preformatted_20_Text">
      <style:text-properties fo:font-variant="normal" fo:text-transform="none" fo:color="#999999" fo:letter-spacing="normal" officeooo:paragraph-rsid="0022e47d"/>
    </style:style>
    <style:style style:name="P38" style:family="paragraph" style:parent-style-name="Preformatted_20_Text">
      <style:text-properties fo:font-variant="normal" fo:text-transform="none" fo:color="#999999" fo:letter-spacing="normal" officeooo:paragraph-rsid="002d26bc"/>
    </style:style>
    <style:style style:name="P39" style:family="paragraph" style:parent-style-name="Preformatted_20_Text">
      <style:text-properties fo:font-variant="normal" fo:text-transform="none" fo:color="#999999" fo:letter-spacing="normal" officeooo:paragraph-rsid="002e8da0"/>
    </style:style>
    <style:style style:name="P40" style:family="paragraph" style:parent-style-name="Preformatted_20_Text">
      <style:text-properties fo:font-variant="normal" fo:text-transform="none" fo:color="#999999" fo:letter-spacing="normal" officeooo:paragraph-rsid="00343c70"/>
    </style:style>
    <style:style style:name="P41" style:family="paragraph" style:parent-style-name="Preformatted_20_Text">
      <style:text-properties fo:font-variant="normal" fo:text-transform="none" fo:color="#999999" fo:letter-spacing="normal" officeooo:paragraph-rsid="0039a696"/>
    </style:style>
    <style:style style:name="P42" style:family="paragraph" style:parent-style-name="Preformatted_20_Text">
      <style:text-properties fo:font-variant="normal" fo:text-transform="none" fo:color="#999999" fo:letter-spacing="normal" officeooo:paragraph-rsid="003a5e0b"/>
    </style:style>
    <style:style style:name="P43" style:family="paragraph" style:parent-style-name="Preformatted_20_Text">
      <style:text-properties fo:font-variant="normal" fo:text-transform="none" fo:color="#999999" fo:letter-spacing="normal" officeooo:paragraph-rsid="003b8d44"/>
    </style:style>
    <style:style style:name="P44" style:family="paragraph" style:parent-style-name="Preformatted_20_Text">
      <style:text-properties fo:font-variant="normal" fo:text-transform="none" fo:color="#999999" fo:letter-spacing="normal" officeooo:paragraph-rsid="003bac78"/>
    </style:style>
    <style:style style:name="P45" style:family="paragraph" style:parent-style-name="Preformatted_20_Text">
      <style:text-properties officeooo:paragraph-rsid="00202e27"/>
    </style:style>
    <style:style style:name="P46" style:family="paragraph" style:parent-style-name="Preformatted_20_Text">
      <style:text-properties officeooo:paragraph-rsid="0020d7b7"/>
    </style:style>
    <style:style style:name="P47" style:family="paragraph" style:parent-style-name="Preformatted_20_Text">
      <style:text-properties officeooo:paragraph-rsid="0022e47d"/>
    </style:style>
    <style:style style:name="P48" style:family="paragraph" style:parent-style-name="Preformatted_20_Text">
      <style:text-properties fo:font-weight="normal" officeooo:paragraph-rsid="0039a696" style:font-weight-asian="normal" style:font-weight-complex="normal"/>
    </style:style>
    <style:style style:name="P49" style:family="paragraph" style:parent-style-name="Preformatted_20_Text">
      <style:text-properties officeooo:paragraph-rsid="0039a696"/>
    </style:style>
    <style:style style:name="P50" style:family="paragraph" style:parent-style-name="Standard">
      <style:text-properties fo:font-variant="normal" fo:text-transform="none" fo:color="#999999" style:font-name="Menlo" fo:font-size="9.05000019073486pt" fo:letter-spacing="normal" fo:font-style="normal" fo:font-weight="normal" officeooo:rsid="00197ef5" officeooo:paragraph-rsid="00197ef5"/>
    </style:style>
    <style:style style:name="P51" style:family="paragraph" style:parent-style-name="Standard">
      <style:text-properties fo:font-variant="normal" fo:text-transform="none" fo:color="#999999" style:font-name="Menlo" fo:font-size="9.05000019073486pt" fo:letter-spacing="normal" fo:font-style="normal" fo:font-weight="normal" officeooo:rsid="0039a696" officeooo:paragraph-rsid="0039a696" fo:background-color="transparent" style:font-weight-asian="normal" style:font-weight-complex="normal"/>
    </style:style>
    <style:style style:name="P52" style:family="paragraph" style:parent-style-name="Standard">
      <style:text-properties officeooo:paragraph-rsid="0020d7b7"/>
    </style:style>
    <style:style style:name="P53" style:family="paragraph" style:parent-style-name="Standard">
      <style:text-properties officeooo:paragraph-rsid="002a1909"/>
    </style:style>
    <style:style style:name="P54" style:family="paragraph" style:parent-style-name="Standard">
      <style:text-properties style:use-window-font-color="true" officeooo:rsid="002b3719" officeooo:paragraph-rsid="002b3719"/>
    </style:style>
    <style:style style:name="P55" style:family="paragraph" style:parent-style-name="Standard">
      <style:text-properties officeooo:rsid="00169690" officeooo:paragraph-rsid="00169690"/>
    </style:style>
    <style:style style:name="P56" style:family="paragraph" style:parent-style-name="Standard">
      <style:text-properties officeooo:rsid="00169690" officeooo:paragraph-rsid="003bf4b3"/>
    </style:style>
    <style:style style:name="P57" style:family="paragraph" style:parent-style-name="Standard">
      <style:text-properties officeooo:rsid="003bf4b3" officeooo:paragraph-rsid="003bf4b3"/>
    </style:style>
    <style:style style:name="P58" style:family="paragraph" style:parent-style-name="Preformatted_20_Text" style:list-style-name="L19">
      <style:text-properties fo:font-variant="normal" fo:text-transform="none" style:use-window-font-color="true" style:font-name="Menlo" fo:font-size="9.05000019073486pt" fo:letter-spacing="normal" fo:font-style="normal" fo:font-weight="normal" officeooo:rsid="003a5e0b" officeooo:paragraph-rsid="003a5e0b"/>
    </style:style>
    <style:style style:name="P59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paragraph-rsid="001d95c0"/>
    </style:style>
    <style:style style:name="P60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rsid="002f13f8" officeooo:paragraph-rsid="0035c701" style:font-weight-asian="normal" style:font-weight-complex="normal"/>
    </style:style>
    <style:style style:name="P61" style:family="paragraph" style:parent-style-name="Preformatted_20_Text">
      <style:text-properties fo:font-variant="normal" fo:text-transform="none" fo:color="#999999" fo:letter-spacing="normal" officeooo:paragraph-rsid="004a25b4"/>
    </style:style>
    <style:style style:name="P62" style:family="paragraph" style:parent-style-name="Preformatted_20_Text">
      <style:text-properties fo:font-variant="normal" fo:text-transform="none" fo:color="#808080" style:font-name="Menlo" fo:font-size="9.05000019073486pt" fo:letter-spacing="normal" fo:font-style="normal" fo:font-weight="normal" officeooo:paragraph-rsid="0033ee5e"/>
    </style:style>
    <style:style style:name="P63" style:family="paragraph" style:parent-style-name="Preformatted_20_Text">
      <style:text-properties fo:font-variant="normal" fo:text-transform="none" fo:color="#808080" style:font-name="Menlo" fo:font-size="9.05000019073486pt" fo:letter-spacing="normal" fo:font-style="normal" fo:font-weight="normal" officeooo:paragraph-rsid="0043994a" style:font-weight-asian="normal" style:font-weight-complex="normal"/>
    </style:style>
    <style:style style:name="P64" style:family="paragraph" style:parent-style-name="Preformatted_20_Text">
      <style:text-properties fo:font-variant="normal" fo:text-transform="none" fo:color="#808080" style:font-name="Menlo" fo:font-size="9.05000019073486pt" fo:letter-spacing="normal" fo:font-style="normal" fo:font-weight="normal" officeooo:paragraph-rsid="00447b6d"/>
    </style:style>
    <style:style style:name="P65" style:family="paragraph" style:parent-style-name="Preformatted_20_Text">
      <style:text-properties fo:font-variant="normal" fo:text-transform="none" fo:color="#808080" style:font-name="Menlo" fo:font-size="9.05000019073486pt" fo:letter-spacing="normal" fo:font-style="normal" fo:font-weight="normal" officeooo:paragraph-rsid="00472478"/>
    </style:style>
    <style:style style:name="P66" style:family="paragraph" style:parent-style-name="Preformatted_20_Text">
      <style:text-properties fo:font-variant="normal" fo:text-transform="none" fo:color="#808080" fo:letter-spacing="normal" fo:font-style="normal" fo:font-weight="normal" officeooo:paragraph-rsid="00447b6d"/>
    </style:style>
    <style:style style:name="P67" style:family="paragraph" style:parent-style-name="Preformatted_20_Text">
      <style:text-properties fo:font-variant="normal" fo:text-transform="none" fo:color="#808080" fo:letter-spacing="normal" fo:font-style="normal" fo:font-weight="normal" officeooo:paragraph-rsid="00472478"/>
    </style:style>
    <style:style style:name="P68" style:family="paragraph" style:parent-style-name="Preformatted_20_Text">
      <style:text-properties fo:font-variant="normal" fo:text-transform="none" fo:color="#808080" fo:letter-spacing="normal" officeooo:paragraph-rsid="00447b6d"/>
    </style:style>
    <style:style style:name="P69" style:family="paragraph" style:parent-style-name="Preformatted_20_Text">
      <style:text-properties fo:font-variant="normal" fo:text-transform="none" fo:color="#808080" fo:letter-spacing="normal" officeooo:paragraph-rsid="00472478"/>
    </style:style>
    <style:style style:name="P70" style:family="paragraph" style:parent-style-name="Preformatted_20_Text">
      <style:text-properties fo:font-weight="normal" officeooo:paragraph-rsid="00481c90" style:font-weight-asian="normal" style:font-weight-complex="normal"/>
    </style:style>
    <style:style style:name="P71" style:family="paragraph" style:parent-style-name="Preformatted_20_Text">
      <style:text-properties officeooo:paragraph-rsid="003fbb5b"/>
    </style:style>
    <style:style style:name="P72" style:family="paragraph" style:parent-style-name="Preformatted_20_Text">
      <style:text-properties officeooo:paragraph-rsid="0043994a"/>
    </style:style>
    <style:style style:name="P73" style:family="paragraph" style:parent-style-name="Preformatted_20_Text">
      <style:text-properties officeooo:paragraph-rsid="00481c90"/>
    </style:style>
    <style:style style:name="P74" style:family="paragraph" style:parent-style-name="Preformatted_20_Text">
      <style:text-properties officeooo:paragraph-rsid="004865b2"/>
    </style:style>
    <style:style style:name="P75" style:family="paragraph" style:parent-style-name="Standard" style:list-style-name="L1">
      <style:text-properties officeooo:rsid="00169690" officeooo:paragraph-rsid="00169690"/>
    </style:style>
    <style:style style:name="P76" style:family="paragraph" style:parent-style-name="Standard" style:list-style-name="L1">
      <style:text-properties fo:font-variant="normal" fo:text-transform="none" style:font-name="Menlo" fo:font-size="9.05000019073486pt" fo:letter-spacing="normal" fo:font-style="normal" fo:font-weight="normal" officeooo:rsid="00169690" officeooo:paragraph-rsid="00169690"/>
    </style:style>
    <style:style style:name="P77" style:family="paragraph" style:parent-style-name="Standard" style:list-style-name="L1">
      <style:text-properties fo:font-variant="normal" fo:text-transform="none" style:font-name="Menlo" fo:font-size="9.05000019073486pt" fo:letter-spacing="normal" fo:font-style="normal" fo:font-weight="normal" officeooo:rsid="00197ef5" officeooo:paragraph-rsid="00197ef5"/>
    </style:style>
    <style:style style:name="P78" style:family="paragraph" style:parent-style-name="Standard" style:list-style-name="L2">
      <style:text-properties fo:font-variant="normal" fo:text-transform="none" style:font-name="Menlo" fo:font-size="9.05000019073486pt" fo:letter-spacing="normal" fo:font-style="normal" fo:font-weight="normal" officeooo:rsid="001a2b92" officeooo:paragraph-rsid="001a2b92"/>
    </style:style>
    <style:style style:name="P79" style:family="paragraph" style:parent-style-name="Standard" style:list-style-name="L3">
      <style:text-properties fo:font-variant="normal" fo:text-transform="none" style:font-name="Menlo" fo:font-size="9.05000019073486pt" fo:letter-spacing="normal" fo:font-style="normal" fo:font-weight="normal" officeooo:rsid="001b26e0" officeooo:paragraph-rsid="001b26e0"/>
    </style:style>
    <style:style style:name="P80" style:family="paragraph" style:parent-style-name="Standard" style:list-style-name="L23">
      <style:text-properties fo:font-variant="normal" fo:text-transform="none" style:font-name="Menlo" fo:font-size="9.05000019073486pt" fo:letter-spacing="normal" fo:font-style="normal" fo:font-weight="normal" officeooo:paragraph-rsid="00456b39"/>
    </style:style>
    <style:style style:name="P81" style:family="paragraph" style:parent-style-name="Standard" style:list-style-name="L23">
      <style:text-properties fo:font-variant="normal" fo:text-transform="none" style:font-name="Menlo" fo:font-size="9.05000019073486pt" fo:letter-spacing="normal" fo:font-style="normal" fo:font-weight="normal" officeooo:rsid="00472478" officeooo:paragraph-rsid="00472478"/>
    </style:style>
    <style:style style:name="P82" style:family="paragraph" style:parent-style-name="Standard" style:list-style-name="L4">
      <style:text-properties fo:font-variant="normal" fo:text-transform="none" style:use-window-font-color="true" style:font-name="Menlo" fo:font-size="9.05000019073486pt" fo:letter-spacing="normal" fo:font-style="normal" fo:font-weight="normal" officeooo:rsid="001cdfef" officeooo:paragraph-rsid="001cdfef"/>
    </style:style>
    <style:style style:name="P83" style:family="paragraph" style:parent-style-name="Standard" style:list-style-name="L5">
      <style:text-properties fo:font-variant="normal" fo:text-transform="none" style:use-window-font-color="true" style:font-name="Menlo" fo:font-size="9.05000019073486pt" fo:letter-spacing="normal" fo:font-style="normal" fo:font-weight="normal" officeooo:rsid="001d95c0" officeooo:paragraph-rsid="001d95c0"/>
    </style:style>
    <style:style style:name="P84" style:family="paragraph" style:parent-style-name="Standard" style:list-style-name="L6">
      <style:text-properties fo:font-variant="normal" fo:text-transform="none" style:use-window-font-color="true" style:font-name="Menlo" fo:font-size="9.05000019073486pt" fo:letter-spacing="normal" fo:font-style="normal" fo:font-weight="normal" officeooo:rsid="001ed873" officeooo:paragraph-rsid="001ed873"/>
    </style:style>
    <style:style style:name="P85" style:family="paragraph" style:parent-style-name="Standard" style:list-style-name="L6">
      <style:text-properties fo:font-variant="normal" fo:text-transform="none" style:use-window-font-color="true" style:font-name="Menlo" fo:font-size="9.05000019073486pt" fo:letter-spacing="normal" fo:font-style="normal" fo:font-weight="normal" officeooo:rsid="00202e27" officeooo:paragraph-rsid="00202e27"/>
    </style:style>
    <style:style style:name="P86" style:family="paragraph" style:parent-style-name="Standard" style:list-style-name="L7">
      <style:text-properties fo:font-variant="normal" fo:text-transform="none" style:use-window-font-color="true" style:font-name="Menlo" fo:font-size="9.05000019073486pt" fo:letter-spacing="normal" fo:font-style="normal" fo:font-weight="normal" officeooo:rsid="0020d7b7" officeooo:paragraph-rsid="0020d7b7"/>
    </style:style>
    <style:style style:name="P87" style:family="paragraph" style:parent-style-name="Standard" style:list-style-name="L8">
      <style:text-properties fo:font-variant="normal" fo:text-transform="none" style:use-window-font-color="true" style:font-name="Menlo" fo:font-size="9.05000019073486pt" fo:letter-spacing="normal" fo:font-style="normal" fo:font-weight="normal" officeooo:rsid="0023dcbe" officeooo:paragraph-rsid="0023dcbe"/>
    </style:style>
    <style:style style:name="P88" style:family="paragraph" style:parent-style-name="Standard" style:list-style-name="L9">
      <style:text-properties fo:font-variant="normal" fo:text-transform="none" style:use-window-font-color="true" style:font-name="Menlo" fo:font-size="9.05000019073486pt" fo:letter-spacing="normal" fo:font-style="normal" fo:font-weight="normal" officeooo:rsid="002b3719" officeooo:paragraph-rsid="002b3719"/>
    </style:style>
    <style:style style:name="P89" style:family="paragraph" style:parent-style-name="Standard" style:list-style-name="L11">
      <style:text-properties fo:font-variant="normal" fo:text-transform="none" style:use-window-font-color="true" style:font-name="Menlo" fo:font-size="9.05000019073486pt" fo:letter-spacing="normal" fo:font-style="normal" fo:font-weight="normal" officeooo:rsid="002e8da0" officeooo:paragraph-rsid="002e8da0" style:font-weight-asian="normal" style:font-weight-complex="normal"/>
    </style:style>
    <style:style style:name="P90" style:family="paragraph" style:parent-style-name="Standard" style:list-style-name="L12">
      <style:text-properties fo:font-variant="normal" fo:text-transform="none" style:use-window-font-color="true" style:font-name="Menlo" fo:font-size="9.05000019073486pt" fo:letter-spacing="normal" fo:font-style="normal" fo:font-weight="normal" officeooo:rsid="002f13f8" officeooo:paragraph-rsid="002f13f8" style:font-weight-asian="normal" style:font-weight-complex="normal"/>
    </style:style>
    <style:style style:name="P91" style:family="paragraph" style:parent-style-name="Standard" style:list-style-name="L14">
      <style:text-properties fo:font-variant="normal" fo:text-transform="none" style:use-window-font-color="true" style:font-name="Menlo" fo:font-size="9.05000019073486pt" fo:letter-spacing="normal" fo:font-style="normal" fo:font-weight="normal" officeooo:rsid="00343c70" officeooo:paragraph-rsid="00343c70" style:font-weight-asian="normal" style:font-weight-complex="normal"/>
    </style:style>
    <style:style style:name="P92" style:family="paragraph" style:parent-style-name="Standard" style:list-style-name="L16">
      <style:text-properties fo:font-variant="normal" fo:text-transform="none" style:use-window-font-color="true" style:font-name="Menlo" fo:font-size="9.05000019073486pt" fo:letter-spacing="normal" fo:font-style="normal" fo:font-weight="normal" officeooo:rsid="0039a696" officeooo:paragraph-rsid="0039a696" style:font-weight-asian="normal" style:font-weight-complex="normal"/>
    </style:style>
    <style:style style:name="P93" style:family="paragraph" style:parent-style-name="Standard" style:list-style-name="L17">
      <style:text-properties fo:font-variant="normal" fo:text-transform="none" style:use-window-font-color="true" style:font-name="Menlo" fo:font-size="9.05000019073486pt" fo:letter-spacing="normal" fo:font-style="normal" fo:font-weight="normal" officeooo:rsid="0039a696" officeooo:paragraph-rsid="0039a696" fo:background-color="transparent" style:font-weight-asian="normal" style:font-weight-complex="normal"/>
    </style:style>
    <style:style style:name="P94" style:family="paragraph" style:parent-style-name="Standard" style:list-style-name="L18">
      <style:text-properties fo:font-variant="normal" fo:text-transform="none" style:use-window-font-color="true" style:font-name="Menlo" fo:font-size="9.05000019073486pt" fo:letter-spacing="normal" fo:font-style="normal" fo:font-weight="normal" officeooo:rsid="003a5e0b" officeooo:paragraph-rsid="003a5e0b" fo:background-color="transparent" style:font-weight-asian="normal" style:font-weight-complex="normal"/>
    </style:style>
    <style:style style:name="P95" style:family="paragraph" style:parent-style-name="Standard" style:list-style-name="L21">
      <style:text-properties fo:font-variant="normal" fo:text-transform="none" style:use-window-font-color="true" style:font-name="Menlo" fo:font-size="9.05000019073486pt" fo:letter-spacing="normal" fo:font-style="normal" fo:font-weight="normal" officeooo:rsid="003bac78" officeooo:paragraph-rsid="003bac78" fo:background-color="transparent" style:font-weight-asian="normal" style:font-weight-complex="normal"/>
    </style:style>
    <style:style style:name="P96" style:family="paragraph" style:parent-style-name="Standard" style:list-style-name="L22">
      <style:text-properties fo:font-variant="normal" fo:text-transform="none" style:use-window-font-color="true" style:font-name="Menlo" fo:font-size="9.05000019073486pt" fo:letter-spacing="normal" fo:font-style="normal" fo:font-weight="normal" officeooo:paragraph-rsid="00447b6d"/>
    </style:style>
    <style:style style:name="P97" style:family="paragraph" style:parent-style-name="Standard" style:list-style-name="L22">
      <style:text-properties fo:font-variant="normal" fo:text-transform="none" style:use-window-font-color="true" style:font-name="Menlo" fo:font-size="9.05000019073486pt" fo:letter-spacing="normal" fo:font-style="normal" fo:font-weight="normal" officeooo:rsid="00447b6d" officeooo:paragraph-rsid="00447b6d"/>
    </style:style>
    <style:style style:name="P98" style:family="paragraph" style:parent-style-name="Standard" style:list-style-name="L8">
      <style:text-properties fo:font-variant="normal" fo:text-transform="none" style:text-line-through-style="none" style:text-line-through-type="none" style:font-name="Menlo" fo:font-size="8.5pt" fo:letter-spacing="normal" fo:font-style="normal" style:text-underline-style="none" fo:font-weight="normal" officeooo:rsid="00246185" officeooo:paragraph-rsid="00246185" style:text-blinking="false"/>
    </style:style>
    <style:style style:name="P99" style:family="paragraph" style:parent-style-name="Standard" style:list-style-name="L8">
      <style:text-properties fo:font-variant="normal" fo:text-transform="none" style:text-line-through-style="none" style:text-line-through-type="none" style:font-name="Menlo" fo:font-size="8.5pt" fo:letter-spacing="normal" fo:font-style="normal" style:text-underline-style="none" fo:font-weight="normal" officeooo:rsid="00248e4b" officeooo:paragraph-rsid="00248e4b" style:text-blinking="false"/>
    </style:style>
    <style:style style:name="P100" style:family="paragraph" style:parent-style-name="Standard" style:list-style-name="L8">
      <style:text-properties fo:font-variant="normal" fo:text-transform="none" style:text-line-through-style="none" style:text-line-through-type="none" style:font-name="Menlo" fo:font-size="9.05000019073486pt" fo:letter-spacing="normal" fo:font-style="normal" style:text-underline-style="none" fo:font-weight="normal" officeooo:rsid="0027fbd8" officeooo:paragraph-rsid="0027fbd8" style:text-blinking="false"/>
    </style:style>
    <style:style style:name="P101" style:family="paragraph" style:parent-style-name="Standard" style:list-style-name="L8">
      <style:text-properties fo:font-variant="normal" fo:text-transform="none" style:text-line-through-style="none" style:text-line-through-type="none" style:font-name="Menlo" fo:font-size="9.05000019073486pt" fo:letter-spacing="normal" fo:font-style="normal" style:text-underline-style="none" fo:font-weight="normal" officeooo:rsid="002a1909" officeooo:paragraph-rsid="002a1909" style:text-blinking="false"/>
    </style:style>
    <style:style style:name="P102" style:family="paragraph" style:parent-style-name="Standard">
      <style:text-properties fo:font-variant="normal" fo:text-transform="none" fo:color="#808080" style:font-name="Menlo" fo:font-size="9.05000019073486pt" fo:letter-spacing="normal" fo:font-style="normal" fo:font-weight="normal" officeooo:rsid="00472478" officeooo:paragraph-rsid="00472478"/>
    </style:style>
    <style:style style:name="P103" style:family="paragraph" style:parent-style-name="Standard" style:list-style-name="L8">
      <style:text-properties officeooo:paragraph-rsid="0023dcbe"/>
    </style:style>
    <style:style style:name="P104" style:family="paragraph" style:parent-style-name="Standard" style:list-style-name="L8">
      <style:text-properties officeooo:paragraph-rsid="00246185"/>
    </style:style>
    <style:style style:name="P105" style:family="paragraph" style:parent-style-name="Standard" style:list-style-name="L8">
      <style:text-properties officeooo:paragraph-rsid="00248e4b"/>
    </style:style>
    <style:style style:name="P106" style:family="paragraph" style:parent-style-name="Standard" style:list-style-name="L8">
      <style:text-properties style:text-line-through-style="none" style:text-line-through-type="none" style:text-underline-style="none" officeooo:rsid="00246185" officeooo:paragraph-rsid="00246185" style:text-blinking="false"/>
    </style:style>
    <style:style style:name="P107" style:family="paragraph" style:parent-style-name="Standard" style:list-style-name="L9">
      <style:text-properties style:use-window-font-color="true" officeooo:paragraph-rsid="002b3719"/>
    </style:style>
    <style:style style:name="P108" style:family="paragraph" style:parent-style-name="Standard" style:list-style-name="L9">
      <style:text-properties style:use-window-font-color="true" officeooo:rsid="002b3719" officeooo:paragraph-rsid="002b3719"/>
    </style:style>
    <style:style style:name="P109" style:family="paragraph" style:parent-style-name="Standard" style:list-style-name="L10">
      <style:text-properties officeooo:paragraph-rsid="002b7c19"/>
    </style:style>
    <style:style style:name="P110" style:family="paragraph" style:parent-style-name="Standard" style:list-style-name="L10">
      <style:text-properties officeooo:rsid="002d26bc" officeooo:paragraph-rsid="002d26bc"/>
    </style:style>
    <style:style style:name="P111" style:family="paragraph" style:parent-style-name="Standard" style:list-style-name="L13">
      <style:text-properties officeooo:paragraph-rsid="0030bb0a"/>
    </style:style>
    <style:style style:name="P112" style:family="paragraph" style:parent-style-name="Standard" style:list-style-name="L13">
      <style:text-properties officeooo:rsid="0031f9d2" officeooo:paragraph-rsid="0031f9d2"/>
    </style:style>
    <style:style style:name="P113" style:family="paragraph" style:parent-style-name="Standard" style:list-style-name="L15">
      <style:text-properties officeooo:paragraph-rsid="00396a94"/>
    </style:style>
    <style:style style:name="P114" style:family="paragraph" style:parent-style-name="Standard" style:list-style-name="L15">
      <style:text-properties officeooo:rsid="0039a696" officeooo:paragraph-rsid="0039a696"/>
    </style:style>
    <style:style style:name="P115" style:family="paragraph" style:parent-style-name="Standard" style:list-style-name="L20">
      <style:text-properties fo:font-weight="normal" officeooo:paragraph-rsid="003acc2f"/>
    </style:style>
    <style:style style:name="P116" style:family="paragraph" style:parent-style-name="Standard" style:list-style-name="L20">
      <style:text-properties fo:font-weight="normal" officeooo:rsid="003b8d44" officeooo:paragraph-rsid="003b8d44"/>
    </style:style>
    <style:style style:name="T1" style:family="text">
      <style:text-properties fo:font-variant="normal" fo:text-transform="none" style:font-name="Menlo" fo:font-size="9.05000019073486pt" fo:letter-spacing="normal" fo:font-style="normal"/>
    </style:style>
    <style:style style:name="T2" style:family="text">
      <style:text-properties fo:font-variant="normal" fo:text-transform="none" style:font-name="Menlo" fo:font-size="9.05000019073486pt" fo:letter-spacing="normal" fo:font-style="normal" fo:font-weight="normal"/>
    </style:style>
    <style:style style:name="T3" style:family="text">
      <style:text-properties fo:font-variant="normal" fo:text-transform="none" style:font-name="Menlo" fo:font-size="9.05000019073486pt" fo:letter-spacing="normal" fo:font-style="normal" fo:font-weight="normal" officeooo:rsid="002b3719"/>
    </style:style>
    <style:style style:name="T4" style:family="text">
      <style:text-properties fo:font-variant="normal" fo:text-transform="none" style:font-name="Menlo" fo:font-size="9.05000019073486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style:font-name="Menlo" fo:font-size="9.05000019073486pt" fo:letter-spacing="normal" fo:font-style="normal" fo:font-weight="normal" officeooo:rsid="002b7c19"/>
    </style:style>
    <style:style style:name="T6" style:family="text">
      <style:text-properties fo:font-variant="normal" fo:text-transform="none" style:text-line-through-style="none" style:text-line-through-type="none" style:font-name="Menlo" fo:font-size="8.5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style:text-line-through-style="none" style:text-line-through-type="none" style:font-name="Menlo" fo:font-size="8.5pt" fo:letter-spacing="normal" fo:font-style="normal" style:text-underline-style="none" fo:font-weight="normal" officeooo:rsid="00248e4b" style:text-blinking="false"/>
    </style:style>
    <style:style style:name="T8" style:family="text">
      <style:text-properties fo:font-variant="normal" fo:text-transform="none" fo:color="#999999" style:font-name="Menlo" fo:font-size="9.05000019073486pt" fo:letter-spacing="normal" fo:font-style="normal"/>
    </style:style>
    <style:style style:name="T9" style:family="text">
      <style:text-properties fo:font-variant="normal" fo:text-transform="none" fo:color="#999999" style:font-name="Menlo" fo:font-size="9.05000019073486pt" fo:letter-spacing="normal" fo:font-style="normal" fo:font-weight="normal"/>
    </style:style>
    <style:style style:name="T10" style:family="text">
      <style:text-properties fo:font-variant="normal" fo:text-transform="none" fo:color="#999999" style:font-name="Menlo" fo:font-size="9.05000019073486pt" fo:letter-spacing="normal" fo:font-style="normal" fo:font-weight="normal" officeooo:rsid="00202e27"/>
    </style:style>
    <style:style style:name="T11" style:family="text">
      <style:text-properties fo:font-variant="normal" fo:text-transform="none" fo:color="#999999" style:font-name="Menlo" fo:font-size="9.05000019073486pt" fo:letter-spacing="normal" fo:font-style="normal" fo:font-weight="normal" officeooo:rsid="001a2b92"/>
    </style:style>
    <style:style style:name="T12" style:family="text">
      <style:text-properties fo:font-variant="normal" fo:text-transform="none" fo:color="#999999" style:font-name="Menlo" fo:font-size="9.05000019073486pt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color="#999999" style:font-name="Menlo" fo:font-size="9.05000019073486pt" fo:letter-spacing="normal" fo:font-style="normal" fo:font-weight="normal" officeooo:rsid="0039a696" style:font-weight-asian="normal" style:font-weight-complex="normal"/>
    </style:style>
    <style:style style:name="T14" style:family="text">
      <style:text-properties fo:font-variant="normal" fo:text-transform="none" fo:color="#999999" style:text-line-through-style="none" style:text-line-through-type="none" style:font-name="Menlo" fo:font-size="9.05000019073486pt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999999" style:text-line-through-style="none" style:text-line-through-type="none" style:font-name="Menlo" fo:font-size="9.05000019073486pt" fo:letter-spacing="normal" fo:font-style="normal" style:text-underline-style="none" fo:font-weight="normal" officeooo:rsid="00202e27" style:text-blinking="false"/>
    </style:style>
    <style:style style:name="T16" style:family="text">
      <style:text-properties fo:font-variant="normal" fo:text-transform="none" fo:color="#999999" style:text-line-through-style="none" style:text-line-through-type="none" style:font-name="Menlo" fo:font-size="9.05000019073486pt" fo:letter-spacing="normal" fo:font-style="normal" style:text-underline-style="none" fo:font-weight="normal" style:text-blinking="false" style:font-weight-asian="normal" style:font-weight-complex="normal"/>
    </style:style>
    <style:style style:name="T17" style:family="text">
      <style:text-properties fo:font-variant="normal" fo:text-transform="none" fo:color="#999999" fo:letter-spacing="normal"/>
    </style:style>
    <style:style style:name="T18" style:family="text">
      <style:text-properties fo:font-variant="normal" fo:text-transform="none" fo:color="#999999" fo:letter-spacing="normal" fo:font-weight="normal" style:font-weight-asian="normal" style:font-weight-complex="normal"/>
    </style:style>
    <style:style style:name="T19" style:family="text">
      <style:text-properties fo:font-variant="normal" fo:text-transform="none" style:use-window-font-color="true" style:font-name="Menlo" fo:font-size="9.05000019073486pt" fo:letter-spacing="normal" fo:font-style="normal" fo:font-weight="normal" officeooo:rsid="0023dcbe"/>
    </style:style>
    <style:style style:name="T20" style:family="text">
      <style:text-properties fo:font-variant="normal" fo:text-transform="none" style:use-window-font-color="true" style:font-name="Menlo" fo:font-size="9.05000019073486pt" fo:letter-spacing="normal" fo:font-style="normal" fo:font-weight="normal" style:font-weight-asian="normal" style:font-weight-complex="normal"/>
    </style:style>
    <style:style style:name="T21" style:family="text">
      <style:text-properties fo:font-variant="normal" fo:text-transform="none" style:use-window-font-color="true" style:font-name="Menlo" fo:font-size="9.05000019073486pt" fo:letter-spacing="normal" fo:font-style="normal" fo:font-weight="normal" officeooo:rsid="002b7c19" style:font-weight-asian="normal" style:font-weight-complex="normal"/>
    </style:style>
    <style:style style:name="T22" style:family="text">
      <style:text-properties fo:font-variant="normal" fo:text-transform="none" style:use-window-font-color="true" style:font-name="Menlo" fo:font-size="9.05000019073486pt" fo:letter-spacing="normal" fo:font-style="normal" fo:font-weight="normal" officeooo:rsid="0030bb0a" style:font-weight-asian="normal" style:font-weight-complex="normal"/>
    </style:style>
    <style:style style:name="T23" style:family="text">
      <style:text-properties fo:font-variant="normal" fo:text-transform="none" style:use-window-font-color="true" style:font-name="Menlo" fo:font-size="9.05000019073486pt" fo:letter-spacing="normal" fo:font-style="normal" fo:font-weight="normal" officeooo:rsid="00396a94" style:font-weight-asian="normal" style:font-weight-complex="normal"/>
    </style:style>
    <style:style style:name="T24" style:family="text">
      <style:text-properties fo:font-variant="normal" fo:text-transform="none" style:use-window-font-color="true" style:font-name="Menlo" fo:font-size="9.05000019073486pt" fo:letter-spacing="normal" fo:font-style="normal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style:use-window-font-color="true" style:font-name="Menlo" fo:font-size="9.05000019073486pt" fo:letter-spacing="normal" fo:font-style="normal" officeooo:rsid="003acc2f" fo:background-color="transparent" loext:char-shading-value="0" style:font-weight-asian="normal" style:font-weight-complex="normal"/>
    </style:style>
    <style:style style:name="T26" style:family="text">
      <style:text-properties fo:font-variant="normal" fo:text-transform="none" fo:color="#808080" style:font-name="Menlo" fo:font-size="9.05000019073486pt" fo:letter-spacing="normal" fo:font-style="normal"/>
    </style:style>
    <style:style style:name="T27" style:family="text">
      <style:text-properties fo:font-variant="normal" fo:text-transform="none" fo:color="#808080" style:font-name="Menlo" fo:font-size="9.05000019073486pt" fo:letter-spacing="normal" fo:font-style="normal" fo:font-weight="normal"/>
    </style:style>
    <style:style style:name="T28" style:family="text">
      <style:text-properties fo:font-variant="normal" fo:text-transform="none" fo:color="#808080" style:font-name="Menlo" fo:font-size="9.05000019073486pt" fo:letter-spacing="normal" fo:font-style="normal" fo:font-weight="normal" style:font-weight-asian="normal" style:font-weight-complex="normal"/>
    </style:style>
    <style:style style:name="T29" style:family="text">
      <style:text-properties fo:font-variant="normal" fo:text-transform="none" fo:color="#808080" style:font-name="Menlo" fo:font-size="9.05000019073486pt" fo:letter-spacing="normal" fo:font-style="normal" fo:font-weight="normal" officeooo:rsid="0043994a" style:font-weight-asian="normal" style:font-weight-complex="normal"/>
    </style:style>
    <style:style style:name="T30" style:family="text">
      <style:text-properties fo:font-variant="normal" fo:text-transform="none" fo:color="#808080" style:font-name="Menlo" fo:font-size="9.05000019073486pt" fo:letter-spacing="normal" fo:font-style="normal" fo:font-weight="bold"/>
    </style:style>
    <style:style style:name="T31" style:family="text">
      <style:text-properties fo:font-variant="normal" fo:text-transform="none" fo:color="#808080" style:font-name="Menlo" fo:font-size="9.05000019073486pt" fo:letter-spacing="normal" fo:font-style="normal" fo:font-weight="bold" style:font-weight-asian="bold" style:font-weight-complex="bold"/>
    </style:style>
    <style:style style:name="T32" style:family="text">
      <style:text-properties fo:font-variant="normal" fo:text-transform="none" fo:color="#808080" fo:letter-spacing="normal"/>
    </style:style>
    <style:style style:name="T33" style:family="text">
      <style:text-properties fo:font-variant="normal" fo:text-transform="none" fo:color="#808080" fo:letter-spacing="normal" fo:font-weight="bold" style:font-weight-asian="bold" style:font-weight-complex="bold"/>
    </style:style>
    <style:style style:name="T34" style:family="text">
      <style:text-properties fo:font-variant="normal" fo:text-transform="none" fo:color="#808080" fo:letter-spacing="normal" fo:font-weight="normal" style:font-weight-asian="normal" style:font-weight-complex="normal"/>
    </style:style>
    <style:style style:name="T35" style:family="text">
      <style:text-properties fo:font-variant="normal" fo:text-transform="none" fo:color="#808080" fo:letter-spacing="normal" fo:font-style="normal" fo:font-weight="normal"/>
    </style:style>
    <style:style style:name="T36" style:family="text">
      <style:text-properties style:font-name="Menlo" fo:font-size="9.05000019073486pt"/>
    </style:style>
    <style:style style:name="T37" style:family="text">
      <style:text-properties style:font-name="Menlo" fo:font-size="9.05000019073486pt" fo:font-style="normal" fo:font-weight="normal"/>
    </style:style>
    <style:style style:name="T38" style:family="text">
      <style:text-properties style:font-name="Menlo" fo:font-size="9.05000019073486pt" fo:font-style="normal" fo:font-weight="normal" officeooo:rsid="003b8d44" fo:background-color="transparent" loext:char-shading-value="0" style:font-weight-asian="normal" style:font-weight-complex="normal"/>
    </style:style>
    <style:style style:name="T39" style:family="text">
      <style:text-properties fo:color="#999999"/>
    </style:style>
    <style:style style:name="T40" style:family="text">
      <style:text-properties fo:color="#999999" style:text-line-through-style="none" style:text-line-through-type="none" style:text-underline-style="none" style:text-blinking="false"/>
    </style:style>
    <style:style style:name="T41" style:family="text">
      <style:text-properties style:text-line-through-style="none" style:text-line-through-type="none" style:text-underline-style="none" style:text-blinking="false"/>
    </style:style>
    <style:style style:name="T42" style:family="text">
      <style:text-properties style:text-line-through-style="none" style:text-line-through-type="none" style:text-underline-style="none" officeooo:rsid="00246185" style:text-blinking="false"/>
    </style:style>
    <style:style style:name="T43" style:family="text">
      <style:text-properties officeooo:rsid="0020d7b7"/>
    </style:style>
    <style:style style:name="T44" style:family="text">
      <style:text-properties officeooo:rsid="00289bbc"/>
    </style:style>
    <style:style style:name="T45" style:family="text">
      <style:text-properties officeooo:rsid="002a1909"/>
    </style:style>
    <style:style style:name="T46" style:family="text">
      <style:text-properties officeooo:rsid="003de45f"/>
    </style:style>
    <style:style style:name="T47" style:family="text">
      <style:text-properties officeooo:rsid="003fd174"/>
    </style:style>
    <style:style style:name="T48" style:family="text">
      <style:text-properties officeooo:rsid="00447b6d"/>
    </style:style>
    <style:style style:name="T49" style:family="text">
      <style:text-properties style:use-window-font-color="true" officeooo:rsid="00456b39"/>
    </style:style>
    <style:style style:name="T50" style:family="text">
      <style:text-properties officeooo:rsid="00447b6d" fo:background-color="transparent" loext:char-shading-value="0" style:font-weight-asian="normal" style:font-weight-complex="normal"/>
    </style:style>
    <style:style style:name="T51" style:family="text">
      <style:text-properties officeooo:rsid="00456b39" fo:background-color="transparent" loext:char-shading-value="0" style:font-weight-asian="normal" style:font-weight-complex="normal"/>
    </style:style>
    <style:style style:name="T52" style:family="text">
      <style:text-properties officeooo:rsid="004724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This is a quick start guide for a MERN project. Based on the tutorial accessible via the following URL:</text:p>
      <text:p text:style-name="P56">https://blog.bitsrc.io/build-a-login-auth-app-with-mern-stack-part-1-c405048e3669</text:p>
      <text:p text:style-name="P55"/>
      <text:list xml:id="list2403066670" text:style-name="L1">
        <text:list-item>
          <text:p text:style-name="P75">Make a project directory</text:p>
        </text:list-item>
        <text:list-item>
          <text:p text:style-name="P75">npm init</text:p>
        </text:list-item>
        <text:list-item>
          <text:p text:style-name="P75">press ‘enter’ to everything except entry point which should be ‘server.js’</text:p>
        </text:list-item>
        <text:list-item>
          <text:p text:style-name="P76">npm i bcryptjs body-parser concurrently express is-empty jsonwebtoken mongoose passport passport-jwt validator</text:p>
        </text:list-item>
        <text:list-item>
          <text:p text:style-name="P77">go to package.json and change “scripts” to</text:p>
        </text:list-item>
      </text:list>
      <text:p text:style-name="P50">"scripts": {<text:line-break/><text:tab/>"client-install": "npm install --prefix client",<text:line-break/><text:tab/>"start": "node server.js",<text:line-break/><text:tab/>"server": "nodemon server.js",<text:line-break/><text:tab/>"client": "npm start --prefix client",<text:line-break/><text:tab/>"dev": "concurrently \"npm run server\" \"npm run client\""<text:line-break/>},</text:p>
      <text:list xml:id="list686835090" text:style-name="L2">
        <text:list-item>
          <text:p text:style-name="P78">go to cloud.mongodb.com</text:p>
        </text:list-item>
        <text:list-item>
          <text:p text:style-name="P78">create an AWS project on free tier</text:p>
        </text:list-item>
        <text:list-item>
          <text:p text:style-name="P78">create a user (eg. Username and password each user123)</text:p>
        </text:list-item>
        <text:list-item>
          <text:p text:style-name="P78">in the root directory create ‘config’ folder</text:p>
        </text:list-item>
        <text:list-item>
          <text:p text:style-name="P78">in ‘config’ create ‘keys.js’</text:p>
        </text:list-item>
        <text:list-item>
          <text:p text:style-name="P78">copy the connection string from MongoDB</text:p>
        </text:list-item>
        <text:list-item>
          <text:p text:style-name="P78">put this in keys.js</text:p>
        </text:list-item>
      </text:list>
      <text:p text:style-name="P52"><text:span text:style-name="T11">module.exports = {<text:line-break/><text:tab/>mongoURI: "YOUR_MONGOURI_HERE", </text:span><text:span text:style-name="T39"><text:line-break/><text:tab/></text:span><text:span text:style-name="Strong_20_Emphasis"><text:span text:style-name="T9">secretOrKey: "secret"</text:span></text:span><text:span text:style-name="T11"><text:line-break/>};</text:span></text:p>
      <text:list xml:id="list1461037896" text:style-name="L3">
        <text:list-item>
          <text:p text:style-name="P79">go to ‘server.js’ and type</text:p>
        </text:list-item>
      </text:list>
      <text:p text:style-name="P3"><text:bookmark text:name="b155"/>const express = require("express");</text:p>
      <text:p text:style-name="P4">const mongoose = require("mongoose");</text:p>
      <text:p text:style-name="P47"><text:span text:style-name="T9">const bodyParser = require("body-parser");</text:span><text:bookmark text:name="2d5f"/><text:span text:style-name="T9">const app = express();</text:span><text:bookmark text:name="72c4"/><text:span text:style-name="T9">// Bodyparser middleware</text:span></text:p>
      <text:p text:style-name="P47"><text:bookmark text:name="9d14"/><text:span text:style-name="Strong_20_Emphasis"><text:span text:style-name="T12">const passport = require("passport");</text:span></text:span></text:p>
      <text:p text:style-name="P47"><text:bookmark text:name="f67a"/><text:span text:style-name="Strong_20_Emphasis"><text:span text:style-name="T12">const users = require("./routes/api/users");</text:span></text:span></text:p>
      <text:p text:style-name="P4"/>
      <text:p text:style-name="P4">app.use(</text:p>
      <text:p text:style-name="P33"><text:s text:c="2"/><text:span text:style-name="T37">bodyParser.urlencoded({</text:span></text:p>
      <text:p text:style-name="P33"><text:s text:c="4"/><text:span text:style-name="T37">extended: false</text:span></text:p>
      <text:p text:style-name="P33"><text:s text:c="2"/><text:span text:style-name="T37">})</text:span></text:p>
      <text:p text:style-name="P4">);</text:p>
      <text:p text:style-name="P33"><text:span text:style-name="T37">app.use(bodyParser.json());</text:span><text:bookmark text:name="0d38"/><text:span text:style-name="T37">// DB Config</text:span></text:p>
      <text:p text:style-name="P33"><text:span text:style-name="T37">const db = require("./config/keys").mongoURI;</text:span><text:bookmark text:name="041f"/><text:span text:style-name="T37">// Connect to MongoDB</text:span></text:p>
      <text:p text:style-name="P4">mongoose</text:p>
      <text:p text:style-name="P33"><text:s text:c="2"/><text:span text:style-name="T37">.connect(</text:span></text:p>
      <text:p text:style-name="P33"><text:s text:c="4"/><text:span text:style-name="T37">db,</text:span></text:p>
      <text:p text:style-name="P33"><text:s text:c="4"/><text:span text:style-name="T37">{ useNewUrlParser: true }</text:span></text:p>
      <text:p text:style-name="P33"><text:s text:c="2"/><text:span text:style-name="T37">)</text:span></text:p>
      <text:p text:style-name="P33"><text:s text:c="2"/><text:span text:style-name="T37">.then(() =&gt; console.log("MongoDB successfully connected"))</text:span></text:p>
      <text:p text:style-name="P5"><text:s text:c="2"/>.catch(err =&gt; console.log(err));</text:p>
      <text:p text:style-name="P47"><text:bookmark text:name="944b"/><text:span text:style-name="Strong_20_Emphasis"><text:span text:style-name="T12">// Passport middleware</text:span></text:span></text:p>
      <text:p text:style-name="P47"><text:span text:style-name="Strong_20_Emphasis"><text:span text:style-name="T12">app.use(passport.initialize());</text:span></text:span></text:p>
      <text:p text:style-name="P47"><text:bookmark text:name="144e"/><text:span text:style-name="Strong_20_Emphasis"><text:span text:style-name="T12">// Passport config</text:span></text:span></text:p>
      <text:p text:style-name="P47"><text:span text:style-name="Strong_20_Emphasis"><text:span text:style-name="T12">require("./config/passport")(passport);</text:span></text:span></text:p>
      <text:p text:style-name="P47"><text:bookmark text:name="8f05"/><text:span text:style-name="Strong_20_Emphasis"><text:span text:style-name="T12">// Routes</text:span></text:span></text:p>
      <text:p text:style-name="P47"><text:span text:style-name="Strong_20_Emphasis"><text:span text:style-name="T12">app.use("/api/users", users);</text:span></text:span><text:span text:style-name="T17"> <text:s/></text:span></text:p>
      <text:p text:style-name="P37"><text:bookmark text:name="cb67"/><text:span text:style-name="T37">const port = process.env.PORT || 5000;</text:span><text:bookmark text:name="14f6"/><text:span text:style-name="T37">app.listen(port, () =&gt; console.log(`Server up and running on port ${port} !`));</text:span></text:p>
      <text:list xml:id="list2666945820" text:style-name="L4">
        <text:list-item>
          <text:p text:style-name="P82">nodemon run server</text:p>
        </text:list-item>
        <text:list-item>
          <text:p text:style-name="P82">create ‘models’ folder in root directory</text:p>
        </text:list-item>
        <text:list-item>
          <text:p text:style-name="P82">in ‘models’ create ‘User.js’</text:p>
        </text:list-item>
        <text:list-item>
          <text:p text:style-name="P82"><text:soft-page-break/>in ‘User.js’ type</text:p>
        </text:list-item>
      </text:list>
      <text:p text:style-name="P6"><text:bookmark text:name="5c4d"/>const mongoose = require("mongoose");</text:p>
      <text:p text:style-name="P29"><text:span text:style-name="T36">const Schema = mongoose.Schema;</text:span><text:bookmark text:name="c7d0"/><text:span text:style-name="T36">// Create Schema</text:span></text:p>
      <text:p text:style-name="P7">const UserSchema = new Schema({</text:p>
      <text:p text:style-name="P34"><text:s text:c="2"/><text:span text:style-name="T37">name: {</text:span></text:p>
      <text:p text:style-name="P34"><text:s text:c="4"/><text:span text:style-name="T37">type: String,</text:span></text:p>
      <text:p text:style-name="P34"><text:s text:c="4"/><text:span text:style-name="T37">required: true</text:span></text:p>
      <text:p text:style-name="P34"><text:s text:c="2"/><text:span text:style-name="T37">},</text:span></text:p>
      <text:p text:style-name="P34"><text:s text:c="2"/><text:span text:style-name="T37">email: {</text:span></text:p>
      <text:p text:style-name="P34"><text:s text:c="4"/><text:span text:style-name="T37">type: String,</text:span></text:p>
      <text:p text:style-name="P34"><text:s text:c="4"/><text:span text:style-name="T37">required: true</text:span></text:p>
      <text:p text:style-name="P34"><text:s text:c="2"/><text:span text:style-name="T37">},</text:span></text:p>
      <text:p text:style-name="P34"><text:s text:c="2"/><text:span text:style-name="T37">password: {</text:span></text:p>
      <text:p text:style-name="P34"><text:s text:c="4"/><text:span text:style-name="T37">type: String,</text:span></text:p>
      <text:p text:style-name="P34"><text:s text:c="4"/><text:span text:style-name="T37">required: true</text:span></text:p>
      <text:p text:style-name="P34"><text:s text:c="2"/><text:span text:style-name="T37">},</text:span></text:p>
      <text:p text:style-name="P34"><text:s text:c="2"/><text:span text:style-name="T37">date: {</text:span></text:p>
      <text:p text:style-name="P34"><text:s text:c="4"/><text:span text:style-name="T37">type: Date,</text:span></text:p>
      <text:p text:style-name="P34"><text:s text:c="4"/><text:span text:style-name="T37">default: Date.now</text:span></text:p>
      <text:p text:style-name="P34"><text:s text:c="2"/><text:span text:style-name="T37">}</text:span></text:p>
      <text:p text:style-name="P7">});</text:p>
      <text:p text:style-name="P7"><text:bookmark text:name="1d39"/>module.exports = User = mongoose.model("users", UserSchema);</text:p>
      <text:list xml:id="list3308347216" text:style-name="L5">
        <text:list-item>
          <text:p text:style-name="P83">In the root folder create ‘validation’ folder</text:p>
        </text:list-item>
        <text:list-item>
          <text:p text:style-name="P83">In ‘validation’ folder create ‘register.js’ and ‘login.js’</text:p>
        </text:list-item>
        <text:list-item>
          <text:p text:style-name="P83">in ‘register.js’ put</text:p>
        </text:list-item>
      </text:list>
      <text:p text:style-name="P8"><text:bookmark text:name="2506"/>const Validator = require("validator");</text:p>
      <text:p text:style-name="P9">const isEmpty = require("is-empty");</text:p>
      <text:p text:style-name="P9"><text:bookmark text:name="94f3"/>module.exports = function validateRegisterInput(data) {</text:p>
      <text:p text:style-name="P35"><text:s text:c="2"/><text:span text:style-name="T37">let errors = {};</text:span><text:bookmark text:name="577e"/><text:span text:style-name="T37">// Convert empty fields to an empty string so we can use validator functions</text:span></text:p>
      <text:p text:style-name="P35"><text:s text:c="2"/><text:span text:style-name="T37">data.name = !isEmpty(data.name) ? data.name : "";</text:span></text:p>
      <text:p text:style-name="P35"><text:s text:c="2"/><text:span text:style-name="T37">data.email = !isEmpty(data.email) ? data.email : "";</text:span></text:p>
      <text:p text:style-name="P35"><text:s text:c="2"/><text:span text:style-name="T37">data.password = !isEmpty(data.password) ? data.password : "";</text:span></text:p>
      <text:p text:style-name="P35"><text:s text:c="2"/><text:span text:style-name="T37">data.password2 = !isEmpty(data.password2) ? data.password2 : "";</text:span><text:bookmark text:name="5a48"/><text:span text:style-name="T37">// Name checks</text:span></text:p>
      <text:p text:style-name="P35"><text:s text:c="2"/><text:span text:style-name="T37">if (Validator.isEmpty(data.name)) {</text:span></text:p>
      <text:p text:style-name="P35"><text:s text:c="4"/><text:span text:style-name="T37">errors.name = "Name field is required";</text:span></text:p>
      <text:p text:style-name="P35"><text:s text:c="2"/><text:span text:style-name="T37">}</text:span><text:bookmark text:name="aa2e"/><text:span text:style-name="T37">// Email checks</text:span></text:p>
      <text:p text:style-name="P35"><text:s text:c="2"/><text:span text:style-name="T37">if (Validator.isEmpty(data.email)) {</text:span></text:p>
      <text:p text:style-name="P35"><text:s text:c="4"/><text:span text:style-name="T37">errors.email = "Email field is required";</text:span></text:p>
      <text:p text:style-name="P35"><text:s text:c="2"/><text:span text:style-name="T37">} else if (!Validator.isEmail(data.email)) {</text:span></text:p>
      <text:p text:style-name="P35"><text:s text:c="4"/><text:span text:style-name="T37">errors.email = "Email is invalid";</text:span></text:p>
      <text:p text:style-name="P35"><text:s text:c="2"/><text:span text:style-name="T37">}</text:span><text:bookmark text:name="fa91"/><text:span text:style-name="T37">// Password checks</text:span></text:p>
      <text:p text:style-name="P35"><text:s text:c="2"/><text:span text:style-name="T37">if (Validator.isEmpty(data.password)) {</text:span></text:p>
      <text:p text:style-name="P35"><text:s text:c="4"/><text:span text:style-name="T37">errors.password = "Password field is required";</text:span></text:p>
      <text:p text:style-name="P35"><text:s text:c="2"/><text:span text:style-name="T37">}</text:span><text:bookmark text:name="595c"/><text:span text:style-name="T37">if (Validator.isEmpty(data.password2)) {</text:span></text:p>
      <text:p text:style-name="P35"><text:s text:c="4"/><text:span text:style-name="T37">errors.password2 = "Confirm password field is required";</text:span></text:p>
      <text:p text:style-name="P35"><text:s text:c="2"/><text:span text:style-name="T37">}</text:span><text:bookmark text:name="5a2b"/><text:span text:style-name="T37">if (!Validator.isLength(data.password, { min: 6, max: 30 })) {</text:span></text:p>
      <text:p text:style-name="P35"><text:s text:c="4"/><text:span text:style-name="T37">errors.password = "Password must be at least 6 characters";</text:span></text:p>
      <text:p text:style-name="P35"><text:s text:c="2"/><text:span text:style-name="T37">}</text:span><text:bookmark text:name="58bb"/><text:span text:style-name="T37">if (!Validator.equals(data.password, data.password2)) {</text:span></text:p>
      <text:p text:style-name="P35"><text:s text:c="4"/><text:span text:style-name="T37">errors.password2 = "Passwords must match";</text:span></text:p>
      <text:p text:style-name="P35"><text:s text:c="2"/><text:span text:style-name="T37">}</text:span><text:bookmark text:name="2640"/><text:span text:style-name="T37">return {</text:span></text:p>
      <text:p text:style-name="P35"><text:s text:c="4"/><text:span text:style-name="T37">errors,</text:span></text:p>
      <text:p text:style-name="P35"><text:s text:c="4"/><text:span text:style-name="T37">isValid: isEmpty(errors)</text:span></text:p>
      <text:p text:style-name="P35"><text:s text:c="2"/><text:span text:style-name="T37">};</text:span></text:p>
      <text:p text:style-name="P9">};</text:p>
      <text:list xml:id="list232519508801810" text:continue-numbering="true" text:style-name="L5">
        <text:list-item>
          <text:p text:style-name="P83">in ‘login.js’ put</text:p>
        </text:list-item>
      </text:list>
      <text:p text:style-name="P63"><text:bookmark text:name="6977"/>import React, { Component } from "react";</text:p>
      <text:p text:style-name="P72"><text:span text:style-name="T28">import { Link } from "react-router-dom";</text:span></text:p>
      <text:p text:style-name="P72"><text:span text:style-name="Strong_20_Emphasis"><text:span text:style-name="T28">import PropTypes from "prop-types";</text:span></text:span></text:p>
      <text:p text:style-name="P72"><text:span text:style-name="Strong_20_Emphasis"><text:span text:style-name="T28">import { connect } from "react-redux";</text:span></text:span></text:p>
      <text:p text:style-name="P72"><text:soft-page-break/><text:span text:style-name="Strong_20_Emphasis"><text:span text:style-name="T28">import { loginUser } from "../../actions/authActions";</text:span></text:span></text:p>
      <text:p text:style-name="P72"><text:span text:style-name="Strong_20_Emphasis"><text:span text:style-name="T28">import classnames from "classnames";</text:span></text:span></text:p>
      <text:p text:style-name="P72"><text:span text:style-name="Strong_20_Emphasis"><text:span text:style-name="T28"/></text:span></text:p>
      <text:p text:style-name="P72"><text:bookmark text:name="2901"/><text:span text:style-name="T28">class Login extends Component {</text:span></text:p>
      <text:p text:style-name="P72"><text:span text:style-name="T34"><text:s text:c="2"/></text:span><text:span text:style-name="T28">constructor() {</text:span></text:p>
      <text:p text:style-name="P72"><text:span text:style-name="T34"><text:s text:c="4"/></text:span><text:span text:style-name="T28">super();</text:span></text:p>
      <text:p text:style-name="P72"><text:span text:style-name="T34"><text:s text:c="4"/></text:span><text:span text:style-name="T28">this.state = {</text:span></text:p>
      <text:p text:style-name="P72"><text:span text:style-name="T34"><text:s text:c="6"/></text:span><text:span text:style-name="T28">email: "",</text:span></text:p>
      <text:p text:style-name="P72"><text:span text:style-name="T34"><text:s text:c="6"/></text:span><text:span text:style-name="T28">password: "",</text:span></text:p>
      <text:p text:style-name="P72"><text:span text:style-name="T34"><text:s text:c="6"/></text:span><text:span text:style-name="T28">errors: {}</text:span></text:p>
      <text:p text:style-name="P72"><text:span text:style-name="T34"><text:s text:c="4"/></text:span><text:span text:style-name="T28">};</text:span></text:p>
      <text:p text:style-name="P72"><text:span text:style-name="T34"><text:s text:c="2"/></text:span><text:span text:style-name="T28">}</text:span></text:p>
      <text:p text:style-name="P72"><text:bookmark text:name="d676"/><text:span text:style-name="Strong_20_Emphasis"><text:span text:style-name="T28">componentWillReceiveProps(nextProps) {</text:span></text:span></text:p>
      <text:p text:style-name="P72"><text:span text:style-name="Strong_20_Emphasis"><text:span text:style-name="T34"><text:s text:c="4"/></text:span></text:span><text:span text:style-name="Strong_20_Emphasis"><text:span text:style-name="T28">if (nextProps.auth.isAuthenticated) {</text:span></text:span></text:p>
      <text:p text:style-name="P72"><text:span text:style-name="Strong_20_Emphasis"><text:span text:style-name="T34"><text:s text:c="6"/></text:span></text:span><text:span text:style-name="Strong_20_Emphasis"><text:span text:style-name="T28">this.props.history.push("/dashboard");</text:span></text:span></text:p>
      <text:p text:style-name="P72"><text:span text:style-name="Strong_20_Emphasis"><text:span text:style-name="T34"><text:s text:c="4"/></text:span></text:span><text:span text:style-name="Strong_20_Emphasis"><text:span text:style-name="T28">}</text:span></text:span></text:p>
      <text:p text:style-name="P72"><text:bookmark text:name="5ff3"/><text:span text:style-name="Strong_20_Emphasis"><text:span text:style-name="T28">if (nextProps.errors) {</text:span></text:span></text:p>
      <text:p text:style-name="P72"><text:span text:style-name="Strong_20_Emphasis"><text:span text:style-name="T34"><text:s text:c="6"/></text:span></text:span><text:span text:style-name="Strong_20_Emphasis"><text:span text:style-name="T28">this.setState({</text:span></text:span></text:p>
      <text:p text:style-name="P72"><text:span text:style-name="Strong_20_Emphasis"><text:span text:style-name="T34"><text:s text:c="8"/></text:span></text:span><text:span text:style-name="Strong_20_Emphasis"><text:span text:style-name="T28">errors: nextProps.errors</text:span></text:span></text:p>
      <text:p text:style-name="P72"><text:span text:style-name="Strong_20_Emphasis"><text:span text:style-name="T34"><text:s text:c="6"/></text:span></text:span><text:span text:style-name="Strong_20_Emphasis"><text:span text:style-name="T28">});</text:span></text:span></text:p>
      <text:p text:style-name="P72"><text:span text:style-name="Strong_20_Emphasis"><text:span text:style-name="T34"><text:s text:c="4"/></text:span></text:span><text:span text:style-name="Strong_20_Emphasis"><text:span text:style-name="T28">}</text:span></text:span></text:p>
      <text:p text:style-name="P72"><text:span text:style-name="Strong_20_Emphasis"><text:span text:style-name="T34"><text:s text:c="2"/></text:span></text:span><text:span text:style-name="Strong_20_Emphasis"><text:span text:style-name="T28">}</text:span></text:span><text:bookmark text:name="48ba"/><text:span text:style-name="T28">onChange = e =&gt; {</text:span></text:p>
      <text:p text:style-name="P72"><text:span text:style-name="T34"><text:s/></text:span><text:span text:style-name="T28">this.setState({ [e.target.id]: e.target.value });</text:span></text:p>
      <text:p text:style-name="P72"><text:span text:style-name="T34"><text:s text:c="2"/></text:span><text:span text:style-name="T28">};</text:span><text:bookmark text:name="8242"/><text:span text:style-name="T28">onSubmit = e =&gt; {</text:span></text:p>
      <text:p text:style-name="P72"><text:span text:style-name="T34"><text:s text:c="4"/></text:span><text:span text:style-name="T28">e.preventDefault();</text:span><text:bookmark text:name="b05d"/><text:span text:style-name="T28">const userData = {</text:span></text:p>
      <text:p text:style-name="P72"><text:span text:style-name="T34"><text:s text:c="6"/></text:span><text:span text:style-name="T28">email: this.state.email,</text:span></text:p>
      <text:p text:style-name="P72"><text:span text:style-name="T34"><text:s text:c="6"/></text:span><text:span text:style-name="T28">password: this.state.password</text:span></text:p>
      <text:p text:style-name="P72"><text:span text:style-name="T34"><text:s text:c="4"/></text:span><text:span text:style-name="T28">};</text:span></text:p>
      <text:p text:style-name="P72"><text:bookmark text:name="b2e3"/><text:span text:style-name="Strong_20_Emphasis"><text:span text:style-name="T28">this.props.loginUser(userData); </text:span></text:span></text:p>
      <text:p text:style-name="P72"><text:span text:style-name="T34"><text:s text:c="2"/></text:span><text:span text:style-name="T28">};</text:span><text:bookmark text:name="af32"/><text:span text:style-name="T28">render() {</text:span></text:p>
      <text:p text:style-name="P72"><text:span text:style-name="T34"><text:s text:c="4"/></text:span><text:span text:style-name="T28">const { errors } = this.state;</text:span></text:p>
      <text:p text:style-name="P72"><text:span text:style-name="T29">r</text:span><text:span text:style-name="T28">eturn (</text:span></text:p>
      <text:p text:style-name="P72"><text:span text:style-name="T34"><text:s text:c="6"/></text:span><text:span text:style-name="T28">&lt;div className="container"&gt;</text:span></text:p>
      <text:p text:style-name="P72"><text:span text:style-name="T34"><text:s text:c="8"/></text:span><text:span text:style-name="T28">&lt;div style={{ marginTop: "4rem" }} className="row"&gt;</text:span></text:p>
      <text:p text:style-name="P72"><text:span text:style-name="T34"><text:s text:c="10"/></text:span><text:span text:style-name="T28">&lt;div className="col s8 offset-s2"&gt;</text:span></text:p>
      <text:p text:style-name="P72"><text:span text:style-name="T34"><text:s text:c="12"/></text:span><text:span text:style-name="T28">&lt;Link to="/" className="btn-flat waves-effect"&gt;</text:span></text:p>
      <text:p text:style-name="P72"><text:span text:style-name="T34"><text:s text:c="14"/></text:span><text:span text:style-name="T28">&lt;i className="material-icons left"&gt;keyboard_backspace&lt;/i&gt; Back to</text:span></text:p>
      <text:p text:style-name="P72"><text:span text:style-name="T34"><text:s text:c="14"/></text:span><text:span text:style-name="T28">home</text:span></text:p>
      <text:p text:style-name="P72"><text:span text:style-name="T34"><text:s text:c="12"/></text:span><text:span text:style-name="T28">&lt;/Link&gt;</text:span></text:p>
      <text:p text:style-name="P72"><text:span text:style-name="T34"><text:s text:c="12"/></text:span><text:span text:style-name="T28">&lt;div className="col s12" style={{ paddingLeft: "11.250px" }}&gt;</text:span></text:p>
      <text:p text:style-name="P72"><text:span text:style-name="T34"><text:s text:c="14"/></text:span><text:span text:style-name="T28">&lt;h4&gt;</text:span></text:p>
      <text:p text:style-name="P72"><text:span text:style-name="T34"><text:s text:c="16"/></text:span><text:span text:style-name="T28">&lt;b&gt;Login&lt;/b&gt; below</text:span></text:p>
      <text:p text:style-name="P72"><text:span text:style-name="T34"><text:s text:c="14"/></text:span><text:span text:style-name="T28">&lt;/h4&gt;</text:span></text:p>
      <text:p text:style-name="P72"><text:span text:style-name="T34"><text:s text:c="14"/></text:span><text:span text:style-name="T28">&lt;p className="grey-text text-darken-1"&gt;</text:span></text:p>
      <text:p text:style-name="P72"><text:span text:style-name="T34"><text:s text:c="16"/></text:span><text:span text:style-name="T28">Don't have an account? &lt;Link to="/register"&gt;Register&lt;/Link&gt;</text:span></text:p>
      <text:p text:style-name="P72"><text:span text:style-name="T34"><text:s text:c="14"/></text:span><text:span text:style-name="T28">&lt;/p&gt;</text:span></text:p>
      <text:p text:style-name="P72"><text:span text:style-name="T34"><text:s text:c="12"/></text:span><text:span text:style-name="T28">&lt;/div&gt;</text:span></text:p>
      <text:p text:style-name="P72"><text:span text:style-name="T34"><text:s text:c="12"/></text:span><text:span text:style-name="T28">&lt;form noValidate onSubmit={this.onSubmit}&gt;</text:span></text:p>
      <text:p text:style-name="P72"><text:span text:style-name="T34"><text:s text:c="14"/></text:span><text:span text:style-name="T28">&lt;div className="input-field col s12"&gt;</text:span></text:p>
      <text:p text:style-name="P72"><text:span text:style-name="T34"><text:s text:c="16"/></text:span><text:span text:style-name="T28">&lt;input</text:span></text:p>
      <text:p text:style-name="P72"><text:span text:style-name="T34"><text:s text:c="18"/></text:span><text:span text:style-name="T28">onChange={this.onChange}</text:span></text:p>
      <text:p text:style-name="P72"><text:span text:style-name="T34"><text:s text:c="18"/></text:span><text:span text:style-name="T28">value={this.state.email}</text:span></text:p>
      <text:p text:style-name="P72"><text:span text:style-name="T34"><text:s text:c="18"/></text:span><text:span text:style-name="T28">error={errors.email}</text:span></text:p>
      <text:p text:style-name="P72"><text:span text:style-name="T34"><text:s text:c="18"/></text:span><text:span text:style-name="T28">id="email"</text:span></text:p>
      <text:p text:style-name="P72"><text:span text:style-name="T34"><text:s text:c="18"/></text:span><text:span text:style-name="T28">type="email"</text:span></text:p>
      <text:p text:style-name="P72"><text:span text:style-name="T34"><text:s text:c="18"/></text:span><text:span text:style-name="Strong_20_Emphasis"><text:span text:style-name="T28">className={classnames("", {</text:span></text:span></text:p>
      <text:p text:style-name="P72"><text:span text:style-name="Strong_20_Emphasis"><text:span text:style-name="T34"><text:s text:c="20"/></text:span></text:span><text:span text:style-name="Strong_20_Emphasis"><text:span text:style-name="T28">invalid: errors.email || errors.emailnotfound</text:span></text:span></text:p>
      <text:p text:style-name="P72"><text:span text:style-name="Strong_20_Emphasis"><text:span text:style-name="T34"><text:s text:c="18"/></text:span></text:span><text:span text:style-name="Strong_20_Emphasis"><text:span text:style-name="T28">})}</text:span></text:span></text:p>
      <text:p text:style-name="P72"><text:span text:style-name="T34"><text:s text:c="16"/></text:span><text:span text:style-name="T28">/&gt;</text:span></text:p>
      <text:p text:style-name="P72"><text:span text:style-name="T34"><text:s text:c="16"/></text:span><text:span text:style-name="T28">&lt;label htmlFor="email"&gt;Email&lt;/label&gt;</text:span></text:p>
      <text:p text:style-name="P72"><text:soft-page-break/><text:span text:style-name="T34"><text:s text:c="16"/></text:span><text:span text:style-name="Strong_20_Emphasis"><text:span text:style-name="T28">&lt;span className="red-text"&gt;</text:span></text:span></text:p>
      <text:p text:style-name="P72"><text:span text:style-name="Strong_20_Emphasis"><text:span text:style-name="T34"><text:s text:c="18"/></text:span></text:span><text:span text:style-name="Strong_20_Emphasis"><text:span text:style-name="T28">{errors.email}</text:span></text:span></text:p>
      <text:p text:style-name="P72"><text:span text:style-name="Strong_20_Emphasis"><text:span text:style-name="T34"><text:s text:c="18"/></text:span></text:span><text:span text:style-name="Strong_20_Emphasis"><text:span text:style-name="T28">{errors.emailnotfound}</text:span></text:span></text:p>
      <text:p text:style-name="P72"><text:span text:style-name="Strong_20_Emphasis"><text:span text:style-name="T34"><text:s text:c="16"/></text:span></text:span><text:span text:style-name="Strong_20_Emphasis"><text:span text:style-name="T28">&lt;/span&gt;</text:span></text:span></text:p>
      <text:p text:style-name="P72"><text:span text:style-name="T34"><text:s text:c="14"/></text:span><text:span text:style-name="T28">&lt;/div&gt;</text:span></text:p>
      <text:p text:style-name="P72"><text:span text:style-name="T34"><text:s text:c="14"/></text:span><text:span text:style-name="T28">&lt;div className="input-field col s12"&gt;</text:span></text:p>
      <text:p text:style-name="P72"><text:span text:style-name="T34"><text:s text:c="16"/></text:span><text:span text:style-name="T28">&lt;input</text:span></text:p>
      <text:p text:style-name="P72"><text:span text:style-name="T34"><text:s text:c="18"/></text:span><text:span text:style-name="T28">onChange={this.onChange}</text:span></text:p>
      <text:p text:style-name="P72"><text:span text:style-name="T34"><text:s text:c="18"/></text:span><text:span text:style-name="T28">value={this.state.password}</text:span></text:p>
      <text:p text:style-name="P72"><text:span text:style-name="T34"><text:s text:c="18"/></text:span><text:span text:style-name="T28">error={errors.password}</text:span></text:p>
      <text:p text:style-name="P72"><text:span text:style-name="T34"><text:s text:c="18"/></text:span><text:span text:style-name="T28">id="password"</text:span></text:p>
      <text:p text:style-name="P72"><text:span text:style-name="T34"><text:s text:c="18"/></text:span><text:span text:style-name="T28">type="password"</text:span></text:p>
      <text:p text:style-name="P72"><text:span text:style-name="T34"><text:s text:c="18"/></text:span><text:span text:style-name="Strong_20_Emphasis"><text:span text:style-name="T28">className={classnames("", {</text:span></text:span></text:p>
      <text:p text:style-name="P72"><text:span text:style-name="Strong_20_Emphasis"><text:span text:style-name="T34"><text:s text:c="20"/></text:span></text:span><text:span text:style-name="Strong_20_Emphasis"><text:span text:style-name="T28">invalid: errors.password || errors.passwordincorrect</text:span></text:span></text:p>
      <text:p text:style-name="P72"><text:span text:style-name="Strong_20_Emphasis"><text:span text:style-name="T34"><text:s text:c="18"/></text:span></text:span><text:span text:style-name="Strong_20_Emphasis"><text:span text:style-name="T28">})}</text:span></text:span></text:p>
      <text:p text:style-name="P72"><text:span text:style-name="T34"><text:s text:c="16"/></text:span><text:span text:style-name="T28">/&gt;</text:span></text:p>
      <text:p text:style-name="P72"><text:span text:style-name="T34"><text:s text:c="16"/></text:span><text:span text:style-name="T28">&lt;label htmlFor="password"&gt;Password&lt;/label&gt;</text:span></text:p>
      <text:p text:style-name="P72"><text:span text:style-name="T34"><text:s text:c="15"/></text:span><text:span text:style-name="Strong_20_Emphasis"><text:span text:style-name="T34"><text:s/></text:span></text:span><text:span text:style-name="Strong_20_Emphasis"><text:span text:style-name="T28">&lt;span className="red-text"&gt;</text:span></text:span></text:p>
      <text:p text:style-name="P72"><text:span text:style-name="Strong_20_Emphasis"><text:span text:style-name="T34"><text:s text:c="18"/></text:span></text:span><text:span text:style-name="Strong_20_Emphasis"><text:span text:style-name="T28">{errors.password}</text:span></text:span></text:p>
      <text:p text:style-name="P72"><text:span text:style-name="Strong_20_Emphasis"><text:span text:style-name="T34"><text:s text:c="18"/></text:span></text:span><text:span text:style-name="Strong_20_Emphasis"><text:span text:style-name="T28">{errors.passwordincorrect}</text:span></text:span></text:p>
      <text:p text:style-name="P72"><text:span text:style-name="Strong_20_Emphasis"><text:span text:style-name="T34"><text:s text:c="16"/></text:span></text:span><text:span text:style-name="Strong_20_Emphasis"><text:span text:style-name="T28">&lt;/span&gt;</text:span></text:span></text:p>
      <text:p text:style-name="P72"><text:span text:style-name="T34"><text:s text:c="14"/></text:span><text:span text:style-name="T28">&lt;/div&gt;</text:span></text:p>
      <text:p text:style-name="P72"><text:span text:style-name="T34"><text:s text:c="14"/></text:span><text:span text:style-name="T28">&lt;div className="col s12" style={{ paddingLeft: "11.250px" }}&gt;</text:span></text:p>
      <text:p text:style-name="P72"><text:span text:style-name="T34"><text:s text:c="16"/></text:span><text:span text:style-name="T28">&lt;button</text:span></text:p>
      <text:p text:style-name="P72"><text:span text:style-name="T34"><text:s text:c="18"/></text:span><text:span text:style-name="T28">style={{</text:span></text:p>
      <text:p text:style-name="P72"><text:span text:style-name="T34"><text:s text:c="20"/></text:span><text:span text:style-name="T28">width: "150px",</text:span></text:p>
      <text:p text:style-name="P72"><text:span text:style-name="T34"><text:s text:c="20"/></text:span><text:span text:style-name="T28">borderRadius: "3px",</text:span></text:p>
      <text:p text:style-name="P72"><text:span text:style-name="T34"><text:s text:c="20"/></text:span><text:span text:style-name="T28">letterSpacing: "1.5px",</text:span></text:p>
      <text:p text:style-name="P72"><text:span text:style-name="T34"><text:s text:c="20"/></text:span><text:span text:style-name="T28">marginTop: "1rem"</text:span></text:p>
      <text:p text:style-name="P72"><text:span text:style-name="T34"><text:s text:c="18"/></text:span><text:span text:style-name="T28">}}</text:span></text:p>
      <text:p text:style-name="P72"><text:span text:style-name="T34"><text:s text:c="18"/></text:span><text:span text:style-name="T28">type="submit"</text:span></text:p>
      <text:p text:style-name="P72"><text:span text:style-name="T34"><text:s text:c="18"/></text:span><text:span text:style-name="T28">className="btn btn-large waves-effect waves-light hoverable blue accent-3"</text:span></text:p>
      <text:p text:style-name="P72"><text:span text:style-name="T34"><text:s text:c="16"/></text:span><text:span text:style-name="T28">&gt;</text:span></text:p>
      <text:p text:style-name="P72"><text:span text:style-name="T34"><text:s text:c="18"/></text:span><text:span text:style-name="T28">Login</text:span></text:p>
      <text:p text:style-name="P72"><text:span text:style-name="T34"><text:s text:c="16"/></text:span><text:span text:style-name="T28">&lt;/button&gt;</text:span></text:p>
      <text:p text:style-name="P72"><text:span text:style-name="T34"><text:s text:c="14"/></text:span><text:span text:style-name="T28">&lt;/div&gt;</text:span></text:p>
      <text:p text:style-name="P72"><text:span text:style-name="T34"><text:s text:c="12"/></text:span><text:span text:style-name="T28">&lt;/form&gt;</text:span></text:p>
      <text:p text:style-name="P72"><text:span text:style-name="T34"><text:s text:c="10"/></text:span><text:span text:style-name="T28">&lt;/div&gt;</text:span></text:p>
      <text:p text:style-name="P72"><text:span text:style-name="T34"><text:s text:c="8"/></text:span><text:span text:style-name="T28">&lt;/div&gt;</text:span></text:p>
      <text:p text:style-name="P72"><text:span text:style-name="T34"><text:s text:c="6"/></text:span><text:span text:style-name="T28">&lt;/div&gt;</text:span></text:p>
      <text:p text:style-name="P72"><text:span text:style-name="T34"><text:s text:c="4"/></text:span><text:span text:style-name="T28">);</text:span></text:p>
      <text:p text:style-name="P72"><text:span text:style-name="T34"><text:s text:c="2"/></text:span><text:span text:style-name="T28">}</text:span></text:p>
      <text:p text:style-name="P72"><text:span text:style-name="T28">}</text:span><text:bookmark text:name="00fb"/><text:span text:style-name="Strong_20_Emphasis"><text:span text:style-name="T28">Login.propTypes = {</text:span></text:span></text:p>
      <text:p text:style-name="P72"><text:span text:style-name="Strong_20_Emphasis"><text:span text:style-name="T34"><text:s text:c="2"/></text:span></text:span><text:span text:style-name="Strong_20_Emphasis"><text:span text:style-name="T28">loginUser: PropTypes.func.isRequired,</text:span></text:span></text:p>
      <text:p text:style-name="P72"><text:span text:style-name="Strong_20_Emphasis"><text:span text:style-name="T34"><text:s text:c="2"/></text:span></text:span><text:span text:style-name="Strong_20_Emphasis"><text:span text:style-name="T28">auth: PropTypes.object.isRequired,</text:span></text:span></text:p>
      <text:p text:style-name="P72"><text:span text:style-name="Strong_20_Emphasis"><text:span text:style-name="T34"><text:s text:c="2"/></text:span></text:span><text:span text:style-name="Strong_20_Emphasis"><text:span text:style-name="T28">errors: PropTypes.object.isRequired</text:span></text:span></text:p>
      <text:p text:style-name="P72"><text:span text:style-name="Strong_20_Emphasis"><text:span text:style-name="T28">};</text:span></text:span><text:bookmark text:name="6347"/><text:span text:style-name="Strong_20_Emphasis"><text:span text:style-name="T28">const mapStateToProps = state =&gt; ({</text:span></text:span></text:p>
      <text:p text:style-name="P72"><text:span text:style-name="Strong_20_Emphasis"><text:span text:style-name="T34"><text:s text:c="2"/></text:span></text:span><text:span text:style-name="Strong_20_Emphasis"><text:span text:style-name="T28">auth: state.auth,</text:span></text:span></text:p>
      <text:p text:style-name="P72"><text:span text:style-name="Strong_20_Emphasis"><text:span text:style-name="T34"><text:s text:c="2"/></text:span></text:span><text:span text:style-name="Strong_20_Emphasis"><text:span text:style-name="T28">errors: state.errors</text:span></text:span></text:p>
      <text:p text:style-name="P72"><text:span text:style-name="Strong_20_Emphasis"><text:span text:style-name="T28">});</text:span></text:span><text:bookmark text:name="4236"/><text:span text:style-name="Strong_20_Emphasis"><text:span text:style-name="T28">export default connect(</text:span></text:span></text:p>
      <text:p text:style-name="P72"><text:span text:style-name="Strong_20_Emphasis"><text:span text:style-name="T34"><text:s text:c="2"/></text:span></text:span><text:span text:style-name="Strong_20_Emphasis"><text:span text:style-name="T28">mapStateToProps,</text:span></text:span></text:p>
      <text:p text:style-name="P72"><text:span text:style-name="Strong_20_Emphasis"><text:span text:style-name="T34"><text:s text:c="2"/></text:span></text:span><text:span text:style-name="Strong_20_Emphasis"><text:span text:style-name="T28">{ loginUser }</text:span></text:span></text:p>
      <text:p text:style-name="P72"><text:span text:style-name="Strong_20_Emphasis"><text:span text:style-name="T28">)(Login);</text:span></text:span></text:p>
      <text:p text:style-name="P9"/>
      <text:list xml:id="list2932330083" text:style-name="L6">
        <text:list-item>
          <text:p text:style-name="P84">in the root directory create a ‘routes’ folder</text:p>
        </text:list-item>
        <text:list-item>
          <text:p text:style-name="P85">in the ‘routes’ folder create ‘api’ folder</text:p>
        </text:list-item>
        <text:list-item>
          <text:p text:style-name="P85">in ‘api’ folder create ‘users.js’</text:p>
        </text:list-item>
        <text:list-item>
          <text:p text:style-name="P85">in ‘user<text:span text:style-name="T46">s</text:span>.js’ put</text:p>
        </text:list-item>
      </text:list>
      <text:p text:style-name="P10"><text:bookmark text:name="e16a"/><text:soft-page-break/>const express = require("express");</text:p>
      <text:p text:style-name="P1">const router = express.Router();</text:p>
      <text:p text:style-name="P1">const bcrypt = require("bcryptjs");</text:p>
      <text:p text:style-name="P1">const jwt = require("jsonwebtoken");</text:p>
      <text:p text:style-name="P30"><text:span text:style-name="T36">const keys = require("../../config/keys");</text:span><text:bookmark text:name="c552"/><text:span text:style-name="T36">// Load input validation</text:span></text:p>
      <text:p text:style-name="P1">const validateRegisterInput = require("../../validation/register");</text:p>
      <text:p text:style-name="P30"><text:span text:style-name="T36">const validateLoginInput = require("../../validation/login");</text:span><text:bookmark text:name="032a"/><text:span text:style-name="T36">// Load User model</text:span></text:p>
      <text:p text:style-name="P1">const User = require("../../models/User");</text:p>
      <text:p text:style-name="P45"><text:bookmark text:name="4176"/><text:span text:style-name="T10">// </text:span><text:a xlink:type="simple" xlink:href="http://twitter.com/route" office:target-frame-name="_blank" xlink:show="new" text:style-name="Internet_20_link" text:visited-style-name="Visited_20_Internet_20_Link"><text:span text:style-name="T15">@route</text:span></text:a><text:span text:style-name="T10"> POST api/users/register</text:span></text:p>
      <text:p text:style-name="P45"><text:span text:style-name="T9">// </text:span><text:a xlink:type="simple" xlink:href="http://twitter.com/desc" office:target-frame-name="_blank" xlink:show="new" text:style-name="Internet_20_link" text:visited-style-name="Visited_20_Internet_20_Link"><text:span text:style-name="T14">@desc</text:span></text:a><text:span text:style-name="T9"> Register user</text:span></text:p>
      <text:p text:style-name="P45"><text:span text:style-name="T9">// </text:span><text:a xlink:type="simple" xlink:href="http://twitter.com/access" office:target-frame-name="_blank" xlink:show="new" text:style-name="Internet_20_link" text:visited-style-name="Visited_20_Internet_20_Link"><text:span text:style-name="T14">@access</text:span></text:a><text:span text:style-name="T9"> Public</text:span></text:p>
      <text:p text:style-name="P1">router.post("/register", (req, res) =&gt; {</text:p>
      <text:p text:style-name="P45"><text:span text:style-name="T17"><text:s text:c="2"/></text:span><text:span text:style-name="T9">// Form validation</text:span><text:bookmark text:name="2636"/><text:span text:style-name="T9">const { errors, isValid } = validateRegisterInput(req.body);</text:span><text:bookmark text:name="b79a"/><text:span text:style-name="T9">// Check validation</text:span></text:p>
      <text:p text:style-name="P45"><text:span text:style-name="T17"><text:s text:c="2"/></text:span><text:span text:style-name="T9">if (!isValid) {</text:span></text:p>
      <text:p text:style-name="P45"><text:span text:style-name="T17"><text:s text:c="4"/></text:span><text:span text:style-name="T9">return res.status(400).json(errors);</text:span></text:p>
      <text:p text:style-name="P45"><text:span text:style-name="T17"><text:s text:c="2"/></text:span><text:span text:style-name="T9">}</text:span><text:bookmark text:name="44aa"/><text:span text:style-name="T9">User.findOne({ email: req.body.email }).then(user =&gt; {</text:span></text:p>
      <text:p text:style-name="P45"><text:span text:style-name="T17"><text:s text:c="4"/></text:span><text:span text:style-name="T9">if (user) {</text:span></text:p>
      <text:p text:style-name="P45"><text:span text:style-name="T17"><text:s text:c="6"/></text:span><text:span text:style-name="T9">return res.status(400).json({ email: "Email already exists" });</text:span></text:p>
      <text:p text:style-name="P45"><text:span text:style-name="T17"><text:s text:c="4"/></text:span><text:span text:style-name="T9">} else {</text:span></text:p>
      <text:p text:style-name="P45"><text:span text:style-name="T17"><text:s text:c="6"/></text:span><text:span text:style-name="T9">const newUser = new User({</text:span></text:p>
      <text:p text:style-name="P45"><text:span text:style-name="T17"><text:s text:c="8"/></text:span><text:span text:style-name="T9">name: req.body.name,</text:span></text:p>
      <text:p text:style-name="P45"><text:span text:style-name="T17"><text:s text:c="8"/></text:span><text:span text:style-name="T9">email: req.body.email,</text:span></text:p>
      <text:p text:style-name="P45"><text:span text:style-name="T17"><text:s text:c="8"/></text:span><text:span text:style-name="T9">password: req.body.password</text:span></text:p>
      <text:p text:style-name="P45"><text:span text:style-name="T17"><text:s text:c="6"/></text:span><text:span text:style-name="T9">});</text:span><text:bookmark text:name="6676"/><text:span text:style-name="T9">// Hash password before saving in database</text:span></text:p>
      <text:p text:style-name="P45"><text:span text:style-name="T17"><text:s text:c="6"/></text:span><text:span text:style-name="T9">bcrypt.genSalt(10, (err, salt) =&gt; {</text:span></text:p>
      <text:p text:style-name="P45"><text:span text:style-name="T17"><text:s text:c="8"/></text:span><text:span text:style-name="T9">bcrypt.hash(newUser.password, salt, (err, hash) =&gt; {</text:span></text:p>
      <text:p text:style-name="P45"><text:span text:style-name="T17"><text:s text:c="10"/></text:span><text:span text:style-name="T9">if (err) throw err;</text:span></text:p>
      <text:p text:style-name="P45"><text:span text:style-name="T17"><text:s text:c="10"/></text:span><text:span text:style-name="T9">newUser.password = hash;</text:span></text:p>
      <text:p text:style-name="P45"><text:span text:style-name="T17"><text:s text:c="10"/></text:span><text:span text:style-name="T9">newUser</text:span></text:p>
      <text:p text:style-name="P45"><text:span text:style-name="T17"><text:s text:c="12"/></text:span><text:span text:style-name="T9">.save()</text:span></text:p>
      <text:p text:style-name="P45"><text:span text:style-name="T17"><text:s text:c="12"/></text:span><text:span text:style-name="T9">.then(user =&gt; res.json(user))</text:span></text:p>
      <text:p text:style-name="P45"><text:span text:style-name="T17"><text:s text:c="12"/></text:span><text:span text:style-name="T9">.catch(err =&gt; console.log(err));</text:span></text:p>
      <text:p text:style-name="P45"><text:span text:style-name="T17"><text:s text:c="8"/></text:span><text:span text:style-name="T9">});</text:span></text:p>
      <text:p text:style-name="P45"><text:span text:style-name="T17"><text:s text:c="6"/></text:span><text:span text:style-name="T9">});</text:span></text:p>
      <text:p text:style-name="P45"><text:span text:style-name="T17"><text:s text:c="4"/></text:span><text:span text:style-name="T9">}</text:span></text:p>
      <text:p text:style-name="P45"><text:span text:style-name="T17"><text:s text:c="2"/></text:span><text:span text:style-name="T9">});</text:span></text:p>
      <text:p text:style-name="P1">});</text:p>
      <text:p text:style-name="P46"><text:bookmark text:name="b24d"/><text:span text:style-name="T9">// </text:span><text:a xlink:type="simple" xlink:href="http://twitter.com/route" office:target-frame-name="_blank" xlink:show="new" text:style-name="Internet_20_link" text:visited-style-name="Visited_20_Internet_20_Link"><text:span text:style-name="T14">@route</text:span></text:a><text:span text:style-name="T9"> POST api/users/login</text:span></text:p>
      <text:p text:style-name="P46"><text:span text:style-name="T9">// </text:span><text:a xlink:type="simple" xlink:href="http://twitter.com/desc" office:target-frame-name="_blank" xlink:show="new" text:style-name="Internet_20_link" text:visited-style-name="Visited_20_Internet_20_Link"><text:span text:style-name="T14">@desc</text:span></text:a><text:span text:style-name="T9"> Login user and return JWT token</text:span></text:p>
      <text:p text:style-name="P46"><text:span text:style-name="T9">// </text:span><text:a xlink:type="simple" xlink:href="http://twitter.com/access" office:target-frame-name="_blank" xlink:show="new" text:style-name="Internet_20_link" text:visited-style-name="Visited_20_Internet_20_Link"><text:span text:style-name="T14">@access</text:span></text:a><text:span text:style-name="T9"> Public</text:span></text:p>
      <text:p text:style-name="P2">router.<text:span text:style-name="T47">get</text:span>("/login", (req, res) =&gt; {</text:p>
      <text:p text:style-name="P46"><text:span text:style-name="T17"><text:s text:c="2"/></text:span><text:span text:style-name="T9">// Form validation</text:span><text:bookmark text:name="79f5"/><text:span text:style-name="T9">const { errors, isValid } = validateLoginInput(req.body);</text:span><text:bookmark text:name="ace5"/><text:span text:style-name="T9">// Check validation</text:span></text:p>
      <text:p text:style-name="P46"><text:span text:style-name="T17"><text:s text:c="2"/></text:span><text:span text:style-name="T9">if (!isValid) {</text:span></text:p>
      <text:p text:style-name="P46"><text:span text:style-name="T17"><text:s text:c="4"/></text:span><text:span text:style-name="T9">return res.status(400).json(errors);</text:span></text:p>
      <text:p text:style-name="P46"><text:span text:style-name="T17"><text:s text:c="2"/></text:span><text:span text:style-name="T9">}</text:span><text:bookmark text:name="9077"/><text:span text:style-name="T9">const email = req.body.email;</text:span></text:p>
      <text:p text:style-name="P46"><text:span text:style-name="T17"><text:s text:c="2"/></text:span><text:span text:style-name="T9">const password = req.body.password;</text:span><text:bookmark text:name="d7ab"/><text:span text:style-name="T9">// Find user by email</text:span></text:p>
      <text:p text:style-name="P46"><text:span text:style-name="T17"><text:s text:c="2"/></text:span><text:span text:style-name="T9">User.findOne({ email }).then(user =&gt; {</text:span></text:p>
      <text:p text:style-name="P46"><text:span text:style-name="T17"><text:s text:c="4"/></text:span><text:span text:style-name="T9">// Check if user exists</text:span></text:p>
      <text:p text:style-name="P46"><text:span text:style-name="T17"><text:s text:c="4"/></text:span><text:span text:style-name="T9">if (!user) {</text:span></text:p>
      <text:p text:style-name="P46"><text:span text:style-name="T17"><text:s text:c="6"/></text:span><text:span text:style-name="T9">return res.status(404).json({ emailnotfound: "Email not found" });</text:span></text:p>
      <text:p text:style-name="P46"><text:span text:style-name="T17"><text:s text:c="4"/></text:span><text:span text:style-name="T9">}</text:span><text:bookmark text:name="f6c2"/><text:span text:style-name="T9">// Check password</text:span></text:p>
      <text:p text:style-name="P46"><text:span text:style-name="T17"><text:s text:c="4"/></text:span><text:span text:style-name="T9">bcrypt.compare(password, user.password).then(isMatch =&gt; {</text:span></text:p>
      <text:p text:style-name="P46"><text:span text:style-name="T17"><text:s text:c="6"/></text:span><text:span text:style-name="T9">if (isMatch) {</text:span></text:p>
      <text:p text:style-name="P46"><text:span text:style-name="T17"><text:s text:c="8"/></text:span><text:span text:style-name="T9">// User matched</text:span></text:p>
      <text:p text:style-name="P46"><text:span text:style-name="T17"><text:s text:c="8"/></text:span><text:span text:style-name="T9">// Create JWT Payload</text:span></text:p>
      <text:p text:style-name="P46"><text:span text:style-name="T17"><text:s text:c="8"/></text:span><text:span text:style-name="T9">const payload = {</text:span></text:p>
      <text:p text:style-name="P46"><text:span text:style-name="T17"><text:s text:c="10"/></text:span><text:span text:style-name="T9">id: user.id,</text:span></text:p>
      <text:p text:style-name="P46"><text:span text:style-name="T17"><text:s text:c="10"/></text:span><text:span text:style-name="T9">name: user.name</text:span></text:p>
      <text:p text:style-name="P46"><text:soft-page-break/><text:span text:style-name="T17"><text:s text:c="8"/></text:span><text:span text:style-name="T9">};</text:span><text:bookmark text:name="a244"/><text:span text:style-name="T9">// Sign token</text:span></text:p>
      <text:p text:style-name="P46"><text:span text:style-name="T17"><text:s text:c="8"/></text:span><text:span text:style-name="T9">jwt.sign(</text:span></text:p>
      <text:p text:style-name="P46"><text:span text:style-name="T17"><text:s text:c="10"/></text:span><text:span text:style-name="T9">payload,</text:span></text:p>
      <text:p text:style-name="P46"><text:span text:style-name="T17"><text:s text:c="10"/></text:span><text:span text:style-name="T9">keys.secretOrKey,</text:span></text:p>
      <text:p text:style-name="P46"><text:span text:style-name="T17"><text:s text:c="10"/></text:span><text:span text:style-name="T9">{</text:span></text:p>
      <text:p text:style-name="P46"><text:span text:style-name="T17"><text:s text:c="12"/></text:span><text:span text:style-name="T9">expiresIn: 31556926 // 1 year in seconds</text:span></text:p>
      <text:p text:style-name="P46"><text:span text:style-name="T17"><text:s text:c="10"/></text:span><text:span text:style-name="T9">},</text:span></text:p>
      <text:p text:style-name="P46"><text:span text:style-name="T17"><text:s text:c="10"/></text:span><text:span text:style-name="T9">(err, token) =&gt; {</text:span></text:p>
      <text:p text:style-name="P46"><text:span text:style-name="T17"><text:s text:c="12"/></text:span><text:span text:style-name="T9">res.json({</text:span></text:p>
      <text:p text:style-name="P46"><text:span text:style-name="T17"><text:s text:c="14"/></text:span><text:span text:style-name="T9">success: true,</text:span></text:p>
      <text:p text:style-name="P46"><text:span text:style-name="T17"><text:s text:c="14"/></text:span><text:span text:style-name="T9">token: "Bearer " + token</text:span></text:p>
      <text:p text:style-name="P46"><text:span text:style-name="T17"><text:s text:c="12"/></text:span><text:span text:style-name="T9">});</text:span></text:p>
      <text:p text:style-name="P46"><text:span text:style-name="T17"><text:s text:c="10"/></text:span><text:span text:style-name="T9">}</text:span></text:p>
      <text:p text:style-name="P46"><text:span text:style-name="T17"><text:s text:c="8"/></text:span><text:span text:style-name="T9">);</text:span></text:p>
      <text:p text:style-name="P46"><text:span text:style-name="T17"><text:s text:c="6"/></text:span><text:span text:style-name="T9">} else {</text:span></text:p>
      <text:p text:style-name="P46"><text:span text:style-name="T17"><text:s text:c="8"/></text:span><text:span text:style-name="T9">return res</text:span></text:p>
      <text:p text:style-name="P46"><text:span text:style-name="T17"><text:s text:c="10"/></text:span><text:span text:style-name="T9">.status(400)</text:span></text:p>
      <text:p text:style-name="P46"><text:span text:style-name="T17"><text:s text:c="10"/></text:span><text:span text:style-name="T9">.json({ passwordincorrect: "Password incorrect" });</text:span></text:p>
      <text:p text:style-name="P46"><text:span text:style-name="T17"><text:s text:c="6"/></text:span><text:span text:style-name="T9">}</text:span></text:p>
      <text:p text:style-name="P46"><text:span text:style-name="T17"><text:s text:c="4"/></text:span><text:span text:style-name="T9">});</text:span></text:p>
      <text:p text:style-name="P46"><text:span text:style-name="T17"><text:s text:c="2"/></text:span><text:span text:style-name="T9">});</text:span></text:p>
      <text:p text:style-name="P28">});</text:p>
      <text:p text:style-name="P12">module.exports = router;</text:p>
      <text:p text:style-name="P1"/>
      <text:list xml:id="list4033107654" text:style-name="L7">
        <text:list-item>
          <text:p text:style-name="P86">in ‘config’ folder create ‘passport.js’</text:p>
        </text:list-item>
        <text:list-item>
          <text:p text:style-name="P86">in ‘passport.js’ put</text:p>
        </text:list-item>
      </text:list>
      <text:p text:style-name="P11"><text:bookmark text:name="c48c"/>const JwtStrategy = require("passport-jwt").Strategy;</text:p>
      <text:p text:style-name="P2"><text:span text:style-name="T43">c</text:span>onst ExtractJwt = require("passport-jwt").ExtractJwt;</text:p>
      <text:p text:style-name="P2">const mongoose = require("mongoose");</text:p>
      <text:p text:style-name="P2">const User = mongoose.model("users");</text:p>
      <text:p text:style-name="P31"><text:span text:style-name="T36">const keys = require("../config/keys");</text:span><text:bookmark text:name="118d"/><text:span text:style-name="T36">const opts = {};</text:span></text:p>
      <text:p text:style-name="P2">opts.jwtFromRequest = ExtractJwt.fromAuthHeaderAsBearerToken();</text:p>
      <text:p text:style-name="P36"><text:span text:style-name="T37">opts.secretOrKey = keys.secretOrKey;</text:span><text:bookmark text:name="fe95"/><text:span text:style-name="T37">module.exports = passport =&gt; {</text:span></text:p>
      <text:p text:style-name="P36"><text:s text:c="2"/><text:span text:style-name="T37">passport.use(</text:span></text:p>
      <text:p text:style-name="P36"><text:s text:c="4"/><text:span text:style-name="T37">new JwtStrategy(opts, (jwt_payload, done) =&gt; {</text:span></text:p>
      <text:p text:style-name="P36"><text:s text:c="6"/><text:span text:style-name="T37">User.findById(jwt_payload.id)</text:span></text:p>
      <text:p text:style-name="P36"><text:s text:c="8"/><text:span text:style-name="T37">.then(user =&gt; {</text:span></text:p>
      <text:p text:style-name="P36"><text:s text:c="10"/><text:span text:style-name="T37">if (user) {</text:span></text:p>
      <text:p text:style-name="P36"><text:s text:c="12"/><text:span text:style-name="T37">return done(null, user);</text:span></text:p>
      <text:p text:style-name="P36"><text:s text:c="10"/><text:span text:style-name="T37">}</text:span></text:p>
      <text:p text:style-name="P36"><text:s text:c="10"/><text:span text:style-name="T37">return done(null, false);</text:span></text:p>
      <text:p text:style-name="P36"><text:s text:c="8"/><text:span text:style-name="T37">})</text:span></text:p>
      <text:p text:style-name="P36"><text:s text:c="8"/><text:span text:style-name="T37">.catch(err =&gt; console.log(err));</text:span></text:p>
      <text:p text:style-name="P36"><text:s text:c="4"/><text:span text:style-name="T37">})</text:span></text:p>
      <text:p text:style-name="P36"><text:s text:c="2"/><text:span text:style-name="T37">);</text:span></text:p>
      <text:p text:style-name="P2">};</text:p>
      <text:list xml:id="list3846449007" text:style-name="L8">
        <text:list-item>
          <text:p text:style-name="P87">Open Postman</text:p>
        </text:list-item>
        <text:list-item>
          <text:p text:style-name="P87">Set to POST</text:p>
        </text:list-item>
        <text:list-item>
          <text:p text:style-name="P103"><text:span text:style-name="T19">Set URL to </text:span><text:a xlink:type="simple" xlink:href="http://localhost:5000/api/users/register" text:style-name="Internet_20_link" text:visited-style-name="Visited_20_Internet_20_Link"><text:span text:style-name="T41">http://localhost:5000/api/users/register</text:span></text:a></text:p>
        </text:list-item>
        <text:list-item>
          <text:p text:style-name="P106">Go to body</text:p>
        </text:list-item>
        <text:list-item>
          <text:p text:style-name="P104"><text:span text:style-name="T42">Select </text:span><text:span text:style-name="T6">x-www-form-urlencoded</text:span></text:p>
        </text:list-item>
        <text:list-item>
          <text:p text:style-name="P98">Fill in a test user</text:p>
        </text:list-item>
        <text:list-item>
          <text:p text:style-name="P98">Hit send</text:p>
        </text:list-item>
        <text:list-item>
          <text:p text:style-name="P99">Verify that it works</text:p>
        </text:list-item>
        <text:list-item>
          <text:p text:style-name="P105"><text:span text:style-name="T7">Set URL to </text:span><text:a xlink:type="simple" xlink:href="http://localhost:5000/api/users/login" text:style-name="Internet_20_link" text:visited-style-name="Visited_20_Internet_20_Link"><text:span text:style-name="T6">http://localhost:5000/api/users/login</text:span></text:a></text:p>
        </text:list-item>
        <text:list-item>
          <text:p text:style-name="P99">Hit send</text:p>
        </text:list-item>
        <text:list-item>
          <text:p text:style-name="P99">Fill in a test user</text:p>
        </text:list-item>
        <text:list-item>
          <text:p text:style-name="P99">Verify that it works</text:p>
        </text:list-item>
        <text:list-item>
          <text:p text:style-name="P100"><text:span text:style-name="T44">in root directory run </text:span>mkdir client &amp;&amp; cd client &amp;&amp; create-react-app <text:span text:style-name="T45">frontend</text:span></text:p>
        </text:list-item>
        <text:list-item>
          <text:p text:style-name="P101"><text:soft-page-break/>in ‘package.json’ put </text:p>
        </text:list-item>
      </text:list>
      <text:p text:style-name="P53"><text:span text:style-name="T9">"proxy": "</text:span><text:a xlink:type="simple" xlink:href="http://localhost:5000/" text:style-name="Internet_20_link" text:visited-style-name="Visited_20_Internet_20_Link"><text:span text:style-name="T40">http://localhost:5000</text:span></text:a><text:span text:style-name="T9">"</text:span></text:p>
      <text:list xml:id="list778037584" text:style-name="L9">
        <text:list-item>
          <text:p text:style-name="P107"><text:span text:style-name="T3">cd into ‘client’ and run </text:span><text:span text:style-name="T2">npm i axios classnames jwt-decode react-redux react-router-dom redux redux-thunk</text:span></text:p>
        </text:list-item>
        <text:list-item>
          <text:p text:style-name="P88">npm run dev</text:p>
        </text:list-item>
        <text:list-item>
          <text:p text:style-name="P108"><text:span text:style-name="T2">in client/</text:span><text:span text:style-name="T5">frontend/</text:span><text:span text:style-name="T2">public/index.html put</text:span></text:p>
        </text:list-item>
      </text:list>
      <text:p text:style-name="P54"><text:span text:style-name="T12">&lt;!DOCTYPE html&gt;<text:line-break/>&lt;html lang="en"&gt;<text:line-break/><text:tab/>&lt;head&gt;<text:line-break/><text:tab/>&lt;meta charset="utf-8"&gt;<text:line-break/><text:tab/>&lt;link rel="shortcut icon" href="%PUBLIC_URL%/favicon.ico"&gt;<text:line-break/><text:tab/>&lt;meta name="viewport" content="width=device-width, initial-scale=1, shrink-to-<text:tab/>fit=no"&gt;<text:line-break/><text:tab/>&lt;meta name="theme-color" content="#000000"&gt;<text:line-break/><text:tab/>&lt;link rel="manifest" href="%PUBLIC_URL%/manifest.json"&gt;<text:line-break/><text:tab/>&lt;!-- Compiled and minified CSS --&gt;<text:line-break/><text:tab/></text:span><text:span text:style-name="Strong_20_Emphasis"><text:span text:style-name="T12">&lt;link rel="stylesheet" <text:tab/>href="</text:span></text:span><text:a xlink:type="simple" xlink:href="https://cdnjs.cloudflare.com/ajax/libs/materialize/1.0.0/css/" text:style-name="Internet_20_link" text:visited-style-name="Visited_20_Internet_20_Link"><text:span text:style-name="Strong_20_Emphasis">https://cdnjs.cloudflare.com/ajax/libs/materialize/1.0.0/css/</text:span></text:a><text:a xlink:type="simple" xlink:href="https://cdnjs.cloudflare.com/ajax/libs/materialize/1.0.0/css/materialize.min.css" office:target-frame-name="_blank" xlink:show="new" text:style-name="Internet_20_link" text:visited-style-name="Visited_20_Internet_20_Link"><text:span text:style-name="Strong_20_Emphasis"><text:tab/>materialize.min.css</text:span></text:a><text:span text:style-name="Strong_20_Emphasis"><text:span text:style-name="T12">"&gt;<text:line-break/><text:tab/>&lt;link href="</text:span></text:span><text:a xlink:type="simple" xlink:href="https://fonts.googleapis.com/icon?family=Material+Icons" office:target-frame-name="_blank" xlink:show="new" text:style-name="Internet_20_link" text:visited-style-name="Visited_20_Internet_20_Link"><text:span text:style-name="Strong_20_Emphasis"><text:span text:style-name="T16">https://fonts.googleapis.com/icon?family=Material+Icons</text:span></text:span></text:a><text:span text:style-name="Strong_20_Emphasis"><text:span text:style-name="T12">" <text:tab/>rel="stylesheet"&gt;</text:span></text:span><text:span text:style-name="T12"><text:line-break/><text:tab/>&lt;title&gt;MERN Auth App&lt;/title&gt;<text:line-break/><text:tab/>&lt;/head&gt;<text:line-break/><text:tab/>&lt;body&gt;<text:line-break/><text:tab/>&lt;noscript&gt;<text:line-break/><text:tab/>You need to enable JavaScript to run this app.<text:line-break/><text:tab/>&lt;/noscript&gt;<text:line-break/><text:tab/>&lt;div id="root"&gt;&lt;/div&gt;<text:line-break/><text:tab/></text:span><text:span text:style-name="Strong_20_Emphasis"><text:span text:style-name="T12">&lt;script src="</text:span></text:span><text:a xlink:type="simple" xlink:href="https://cdnjs.cloudflare.com/ajax/libs/materialize/1.0.0/js/materialize.min.js" office:target-frame-name="_blank" xlink:show="new" text:style-name="Internet_20_link" text:visited-style-name="Visited_20_Internet_20_Link"><text:span text:style-name="Strong_20_Emphasis"><text:span text:style-name="T16">https://cdnjs.cloudflare.com/ajax/libs/materialize/1.0.0/js/materialize.min.js</text:span></text:span></text:a><text:span text:style-name="Strong_20_Emphasis"><text:span text:style-name="T12">"&gt;&lt;/script&gt;</text:span></text:span><text:span text:style-name="T12"><text:line-break/><text:tab/>&lt;/body&gt;<text:line-break/>&lt;/html&gt;</text:span></text:p>
      <text:list xml:id="list188508969" text:style-name="L10">
        <text:list-item>
          <text:p text:style-name="P109"><text:span text:style-name="T21">in the ‘src’ folder run </text:span><text:span text:style-name="T4">mkdir components &amp;&amp; cd components &amp;&amp; mkdir layout &amp;&amp; cd layout &amp;&amp; touch Navbar.js Landing.js</text:span></text:p>
        </text:list-item>
        <text:list-item>
          <text:p text:style-name="P110"><text:span text:style-name="T21">i</text:span><text:span text:style-name="T20">n ‘Navbar.js’ put</text:span></text:p>
        </text:list-item>
      </text:list>
      <text:p text:style-name="P13"><text:bookmark text:name="97e5"/>import React, { Component } from "react";</text:p>
      <text:p text:style-name="P38"><text:span text:style-name="T37">import { Link } from "react-router-dom";</text:span><text:bookmark text:name="a103"/><text:span text:style-name="T37">class Navbar extends Component {</text:span></text:p>
      <text:p text:style-name="P38"><text:s text:c="2"/><text:span text:style-name="T37">render() {</text:span></text:p>
      <text:p text:style-name="P38"><text:s text:c="4"/><text:span text:style-name="T37">return (</text:span></text:p>
      <text:p text:style-name="P38"><text:s text:c="6"/><text:span text:style-name="T37">&lt;div className="navbar-fixed"&gt;</text:span></text:p>
      <text:p text:style-name="P38"><text:s text:c="8"/><text:span text:style-name="T37">&lt;nav className="z-depth-0"&gt;</text:span></text:p>
      <text:p text:style-name="P38"><text:s text:c="10"/><text:span text:style-name="T37">&lt;div className="nav-wrapper white"&gt;</text:span></text:p>
      <text:p text:style-name="P38"><text:s text:c="12"/><text:span text:style-name="T37">&lt;Link</text:span></text:p>
      <text:p text:style-name="P38"><text:s text:c="14"/><text:span text:style-name="T37">to="/"</text:span></text:p>
      <text:p text:style-name="P38"><text:s text:c="14"/><text:span text:style-name="T37">style={{</text:span></text:p>
      <text:p text:style-name="P38"><text:s text:c="16"/><text:span text:style-name="T37">fontFamily: "monospace"</text:span></text:p>
      <text:p text:style-name="P38"><text:s text:c="14"/><text:span text:style-name="T37">}}</text:span></text:p>
      <text:p text:style-name="P38"><text:s text:c="14"/><text:span text:style-name="T37">className="col s5 brand-logo center black-text"</text:span></text:p>
      <text:p text:style-name="P38"><text:s text:c="12"/><text:span text:style-name="T37">&gt;</text:span></text:p>
      <text:p text:style-name="P38"><text:s text:c="14"/><text:span text:style-name="T37">&lt;i className="material-icons"&gt;code&lt;/i&gt;</text:span></text:p>
      <text:p text:style-name="P38"><text:s text:c="14"/><text:span text:style-name="T37">MERN</text:span></text:p>
      <text:p text:style-name="P38"><text:s text:c="12"/><text:span text:style-name="T37">&lt;/Link&gt;</text:span></text:p>
      <text:p text:style-name="P38"><text:s text:c="10"/><text:span text:style-name="T37">&lt;/div&gt;</text:span></text:p>
      <text:p text:style-name="P38"><text:s text:c="8"/><text:span text:style-name="T37">&lt;/nav&gt;</text:span></text:p>
      <text:p text:style-name="P38"><text:s text:c="6"/><text:span text:style-name="T37">&lt;/div&gt;</text:span></text:p>
      <text:p text:style-name="P38"><text:s text:c="4"/><text:span text:style-name="T37">);</text:span></text:p>
      <text:p text:style-name="P38"><text:s text:c="2"/><text:span text:style-name="T37">}</text:span></text:p>
      <text:p text:style-name="P18">}</text:p>
      <text:p text:style-name="P18"><text:bookmark text:name="0bb4"/>export default Navbar;</text:p>
      <text:list xml:id="list3693290708" text:style-name="L11">
        <text:list-item>
          <text:p text:style-name="P89"><text:soft-page-break/>in ‘Landing.js’ put</text:p>
        </text:list-item>
      </text:list>
      <text:p text:style-name="P14"><text:bookmark text:name="5375"/>import React, { Component } from "react";</text:p>
      <text:p text:style-name="P39"><text:span text:style-name="T37">import { Link } from "react-router-dom";</text:span><text:bookmark text:name="24b9"/><text:span text:style-name="T37">class Landing extends Component {</text:span></text:p>
      <text:p text:style-name="P39"><text:s text:c="2"/><text:span text:style-name="T37">render() {</text:span></text:p>
      <text:p text:style-name="P39"><text:s text:c="4"/><text:span text:style-name="T37">return (</text:span></text:p>
      <text:p text:style-name="P39"><text:s text:c="6"/><text:span text:style-name="T37">&lt;div style={{ height: "75vh" }} className="container valign-wrapper"&gt;</text:span></text:p>
      <text:p text:style-name="P39"><text:s text:c="8"/><text:span text:style-name="T37">&lt;div className="row"&gt;</text:span></text:p>
      <text:p text:style-name="P39"><text:s text:c="10"/><text:span text:style-name="T37">&lt;div className="col s12 center-align"&gt;</text:span></text:p>
      <text:p text:style-name="P39"><text:s text:c="12"/><text:span text:style-name="T37">&lt;h4&gt;</text:span></text:p>
      <text:p text:style-name="P39"><text:s text:c="14"/><text:span text:style-name="T37">&lt;b&gt;Build&lt;/b&gt; a login/auth app with the{" "}</text:span></text:p>
      <text:p text:style-name="P39"><text:s text:c="14"/><text:span text:style-name="T37">&lt;span style={{ fontFamily: "monospace" }}&gt;MERN&lt;/span&gt; stack from</text:span></text:p>
      <text:p text:style-name="P39"><text:s text:c="14"/><text:span text:style-name="T37">scratch</text:span></text:p>
      <text:p text:style-name="P39"><text:s text:c="12"/><text:span text:style-name="T37">&lt;/h4&gt;</text:span></text:p>
      <text:p text:style-name="P39"><text:s text:c="12"/><text:span text:style-name="T37">&lt;p className="flow-text grey-text text-darken-1"&gt;</text:span></text:p>
      <text:p text:style-name="P39"><text:s text:c="14"/><text:span text:style-name="T37">Create a (minimal) full-stack app with user authentication via</text:span></text:p>
      <text:p text:style-name="P39"><text:s text:c="14"/><text:span text:style-name="T37">passport and JWTs</text:span></text:p>
      <text:p text:style-name="P39"><text:s text:c="12"/><text:span text:style-name="T37">&lt;/p&gt;</text:span></text:p>
      <text:p text:style-name="P39"><text:s text:c="12"/><text:span text:style-name="T37">&lt;br /&gt;</text:span></text:p>
      <text:p text:style-name="P39"><text:s text:c="12"/><text:span text:style-name="T37">&lt;div className="col s6"&gt;</text:span></text:p>
      <text:p text:style-name="P39"><text:s text:c="14"/><text:span text:style-name="T37">&lt;Link</text:span></text:p>
      <text:p text:style-name="P39"><text:s text:c="16"/><text:span text:style-name="T37">to="/register"</text:span></text:p>
      <text:p text:style-name="P39"><text:s text:c="16"/><text:span text:style-name="T37">style={{</text:span></text:p>
      <text:p text:style-name="P39"><text:s text:c="18"/><text:span text:style-name="T37">width: "140px",</text:span></text:p>
      <text:p text:style-name="P39"><text:s text:c="18"/><text:span text:style-name="T37">borderRadius: "3px",</text:span></text:p>
      <text:p text:style-name="P39"><text:s text:c="18"/><text:span text:style-name="T37">letterSpacing: "1.5px"</text:span></text:p>
      <text:p text:style-name="P39"><text:s text:c="16"/><text:span text:style-name="T37">}}</text:span></text:p>
      <text:p text:style-name="P39"><text:s text:c="16"/><text:span text:style-name="T37">className="btn btn-large waves-effect waves-light hoverable blue accent-3"</text:span></text:p>
      <text:p text:style-name="P39"><text:s text:c="14"/><text:span text:style-name="T37">&gt;</text:span></text:p>
      <text:p text:style-name="P39"><text:s text:c="16"/><text:span text:style-name="T37">Register</text:span></text:p>
      <text:p text:style-name="P39"><text:s text:c="14"/><text:span text:style-name="T37">&lt;/Link&gt;</text:span></text:p>
      <text:p text:style-name="P39"><text:s text:c="12"/><text:span text:style-name="T37">&lt;/div&gt;</text:span></text:p>
      <text:p text:style-name="P39"><text:s text:c="12"/><text:span text:style-name="T37">&lt;div className="col s6"&gt;</text:span></text:p>
      <text:p text:style-name="P39"><text:s text:c="14"/><text:span text:style-name="T37">&lt;Link</text:span></text:p>
      <text:p text:style-name="P39"><text:s text:c="16"/><text:span text:style-name="T37">to="/login"</text:span></text:p>
      <text:p text:style-name="P39"><text:s text:c="16"/><text:span text:style-name="T37">style={{</text:span></text:p>
      <text:p text:style-name="P39"><text:s text:c="18"/><text:span text:style-name="T37">width: "140px",</text:span></text:p>
      <text:p text:style-name="P39"><text:s text:c="18"/><text:span text:style-name="T37">borderRadius: "3px",</text:span></text:p>
      <text:p text:style-name="P39"><text:s text:c="18"/><text:span text:style-name="T37">letterSpacing: "1.5px"</text:span></text:p>
      <text:p text:style-name="P39"><text:s text:c="16"/><text:span text:style-name="T37">}}</text:span></text:p>
      <text:p text:style-name="P39"><text:s text:c="16"/><text:span text:style-name="T37">className="btn btn-large btn-flat waves-effect white black-text"</text:span></text:p>
      <text:p text:style-name="P39"><text:s text:c="14"/><text:span text:style-name="T37">&gt;</text:span></text:p>
      <text:p text:style-name="P39"><text:s text:c="16"/><text:span text:style-name="T37">Log In</text:span></text:p>
      <text:p text:style-name="P39"><text:s text:c="14"/><text:span text:style-name="T37">&lt;/Link&gt;</text:span></text:p>
      <text:p text:style-name="P39"><text:s text:c="12"/><text:span text:style-name="T37">&lt;/div&gt;</text:span></text:p>
      <text:p text:style-name="P39"><text:s text:c="10"/><text:span text:style-name="T37">&lt;/div&gt;</text:span></text:p>
      <text:p text:style-name="P39"><text:s text:c="8"/><text:span text:style-name="T37">&lt;/div&gt;</text:span></text:p>
      <text:p text:style-name="P39"><text:s text:c="6"/><text:span text:style-name="T37">&lt;/div&gt;</text:span></text:p>
      <text:p text:style-name="P39"><text:s text:c="4"/><text:span text:style-name="T37">);</text:span></text:p>
      <text:p text:style-name="P39"><text:s text:c="2"/><text:span text:style-name="T37">}</text:span></text:p>
      <text:p text:style-name="P19">}</text:p>
      <text:p text:style-name="P19"><text:bookmark text:name="9b28"/>export default Landing;</text:p>
      <text:list xml:id="list1209302625" text:style-name="L12">
        <text:list-item>
          <text:p text:style-name="P90">in ‘App.js’ put</text:p>
        </text:list-item>
      </text:list>
      <text:p text:style-name="P70"><text:bookmark text:name="7fc5"/><text:span text:style-name="T26">import React, { Component } from "react";</text:span></text:p>
      <text:p text:style-name="P73"><text:span text:style-name="T28">import { BrowserRouter as Router, Route, </text:span><text:span text:style-name="Strong_20_Emphasis"><text:span text:style-name="T28">Switch</text:span></text:span><text:span text:style-name="T28"> } from "react-router-dom";</text:span></text:p>
      <text:p text:style-name="P73"><text:span text:style-name="Strong_20_Emphasis"><text:span text:style-name="T28">import jwt_decode from "jwt-decode";</text:span></text:span></text:p>
      <text:p text:style-name="P73"><text:span text:style-name="Strong_20_Emphasis"><text:span text:style-name="T28">import setAuthToken from "./utils/setAuthToken";</text:span></text:span></text:p>
      <text:p text:style-name="P73"><text:span text:style-name="Strong_20_Emphasis"><text:span text:style-name="T28">import { setCurrentUser, logoutUser } from "./actions/authActions";</text:span></text:span><text:bookmark text:name="cb73"/><text:span text:style-name="T28">import { Provider } from "react-redux";</text:span></text:p>
      <text:p text:style-name="P70"><text:span text:style-name="T26">import store from "./store";</text:span><text:bookmark text:name="c9ee"/><text:span text:style-name="T26">import Navbar from "./components/layout/Navbar";</text:span></text:p>
      <text:p text:style-name="P70"><text:soft-page-break/><text:span text:style-name="T26">import Landing from "./components/layout/Landing";</text:span></text:p>
      <text:p text:style-name="P70"><text:span text:style-name="T26">import Register from "./components/auth/Register";</text:span></text:p>
      <text:p text:style-name="P70"><text:span text:style-name="T26">import Login from "./components/auth/Login";</text:span></text:p>
      <text:p text:style-name="P73"><text:span text:style-name="Strong_20_Emphasis"><text:span text:style-name="T28">import PrivateRoute from "./components/private-route/PrivateRoute";</text:span></text:span></text:p>
      <text:p text:style-name="P73"><text:span text:style-name="Strong_20_Emphasis"><text:span text:style-name="T28">import Dashboard from "./components/dashboard/Dashboard";</text:span></text:span></text:p>
      <text:p text:style-name="P73"><text:span text:style-name="Strong_20_Emphasis"><text:span text:style-name="T28"/></text:span></text:p>
      <text:p text:style-name="P73"><text:span text:style-name="Strong_20_Emphasis"><text:span text:style-name="T28">if (localStorage.jwtToken) {</text:span></text:span></text:p>
      <text:p text:style-name="P73"><text:span text:style-name="Strong_20_Emphasis"><text:span text:style-name="T34"><text:s text:c="2"/></text:span></text:span><text:span text:style-name="Strong_20_Emphasis"><text:span text:style-name="T28">const token = localStorage.jwtToken;</text:span></text:span></text:p>
      <text:p text:style-name="P73"><text:span text:style-name="Strong_20_Emphasis"><text:span text:style-name="T34"><text:s text:c="2"/></text:span></text:span><text:span text:style-name="Strong_20_Emphasis"><text:span text:style-name="T28">setAuthToken(token);</text:span></text:span></text:p>
      <text:p text:style-name="P73"><text:span text:style-name="Strong_20_Emphasis"><text:span text:style-name="T34"><text:s text:c="2"/></text:span></text:span><text:span text:style-name="Strong_20_Emphasis"><text:span text:style-name="T28">const decoded = jwt_decode(token);</text:span></text:span></text:p>
      <text:p text:style-name="P73"><text:span text:style-name="Strong_20_Emphasis"><text:span text:style-name="T34"><text:s text:c="2"/></text:span></text:span><text:span text:style-name="Strong_20_Emphasis"><text:span text:style-name="T28">store.dispatch(setCurrentUser(decoded));</text:span></text:span></text:p>
      <text:p text:style-name="P73"><text:span text:style-name="Strong_20_Emphasis"><text:span text:style-name="T34"><text:s text:c="2"/></text:span></text:span><text:span text:style-name="Strong_20_Emphasis"><text:span text:style-name="T28">const currentTime = Date.now() / 1000;</text:span></text:span></text:p>
      <text:p text:style-name="P73"><text:span text:style-name="Strong_20_Emphasis"><text:span text:style-name="T34"><text:s text:c="2"/></text:span></text:span><text:span text:style-name="Strong_20_Emphasis"><text:span text:style-name="T28">if (decoded.exp &lt; currentTime) {</text:span></text:span></text:p>
      <text:p text:style-name="P73"><text:span text:style-name="Strong_20_Emphasis"><text:span text:style-name="T34"><text:s text:c="4"/></text:span></text:span><text:span text:style-name="Strong_20_Emphasis"><text:span text:style-name="T28">store.dispatch(logoutUser());</text:span></text:span></text:p>
      <text:p text:style-name="P73"><text:span text:style-name="Strong_20_Emphasis"><text:span text:style-name="T34"><text:s text:c="4"/></text:span></text:span><text:span text:style-name="Strong_20_Emphasis"><text:span text:style-name="T28">window.location.href = "./login";</text:span></text:span></text:p>
      <text:p text:style-name="P73"><text:span text:style-name="Strong_20_Emphasis"><text:span text:style-name="T34"><text:s text:c="2"/></text:span></text:span><text:span text:style-name="Strong_20_Emphasis"><text:span text:style-name="T28">}</text:span></text:span></text:p>
      <text:p text:style-name="P73"><text:span text:style-name="Strong_20_Emphasis"><text:span text:style-name="T28">}</text:span></text:span></text:p>
      <text:p text:style-name="P73"><text:bookmark text:name="5ffc"/><text:span text:style-name="T28">class App extends Component {</text:span></text:p>
      <text:p text:style-name="P70"><text:span text:style-name="T32"><text:s text:c="2"/></text:span><text:span text:style-name="T26">render() {</text:span></text:p>
      <text:p text:style-name="P70"><text:span text:style-name="T32"><text:s text:c="4"/></text:span><text:span text:style-name="T26">return (</text:span></text:p>
      <text:p text:style-name="P70"><text:span text:style-name="T32"><text:s text:c="6"/></text:span><text:span text:style-name="T26">&lt;Provider store={store}&gt;</text:span></text:p>
      <text:p text:style-name="P70"><text:span text:style-name="T32"><text:s text:c="8"/></text:span><text:span text:style-name="T26">&lt;Router&gt;</text:span></text:p>
      <text:p text:style-name="P70"><text:span text:style-name="T32"><text:s text:c="10"/></text:span><text:span text:style-name="T26">&lt;div className="App"&gt;</text:span></text:p>
      <text:p text:style-name="P70"><text:span text:style-name="T32"><text:s text:c="12"/></text:span><text:span text:style-name="T26">&lt;Navbar /&gt;</text:span></text:p>
      <text:p text:style-name="P70"><text:span text:style-name="T32"><text:s text:c="12"/></text:span><text:span text:style-name="T26">&lt;Route exact path="/" component={Landing} /&gt;</text:span></text:p>
      <text:p text:style-name="P70"><text:span text:style-name="T32"><text:s text:c="12"/></text:span><text:span text:style-name="T26">&lt;Route exact path="/register" component={Register} /&gt;</text:span></text:p>
      <text:p text:style-name="P70"><text:span text:style-name="T32"><text:s text:c="12"/></text:span><text:span text:style-name="T26">&lt;Route exact path="/login" component={Login} /&gt;</text:span></text:p>
      <text:p text:style-name="P73"><text:span text:style-name="T34"><text:s text:c="3"/></text:span><text:span text:style-name="Strong_20_Emphasis"><text:span text:style-name="T34"><text:s text:c="9"/></text:span></text:span><text:span text:style-name="Strong_20_Emphasis"><text:span text:style-name="T28">&lt;Switch&gt;</text:span></text:span></text:p>
      <text:p text:style-name="P73"><text:span text:style-name="Strong_20_Emphasis"><text:span text:style-name="T34"><text:s text:c="14"/></text:span></text:span><text:span text:style-name="Strong_20_Emphasis"><text:span text:style-name="T28">&lt;PrivateRoute exact path="/dashboard" component={Dashboard} /&gt;</text:span></text:span></text:p>
      <text:p text:style-name="P73"><text:span text:style-name="Strong_20_Emphasis"><text:span text:style-name="T34"><text:s text:c="12"/></text:span></text:span><text:span text:style-name="Strong_20_Emphasis"><text:span text:style-name="T28">&lt;/Switch&gt;</text:span></text:span></text:p>
      <text:p text:style-name="P70"><text:span text:style-name="T32"><text:s text:c="10"/></text:span><text:span text:style-name="T26">&lt;/div&gt;</text:span></text:p>
      <text:p text:style-name="P70"><text:span text:style-name="T32"><text:s text:c="8"/></text:span><text:span text:style-name="T26">&lt;/Router&gt;</text:span></text:p>
      <text:p text:style-name="P70"><text:span text:style-name="T32"><text:s text:c="6"/></text:span><text:span text:style-name="T26">&lt;/Provider&gt;</text:span></text:p>
      <text:p text:style-name="P70"><text:span text:style-name="T32"><text:s text:c="4"/></text:span><text:span text:style-name="T26">);</text:span></text:p>
      <text:p text:style-name="P70"><text:span text:style-name="T32"><text:s text:c="2"/></text:span><text:span text:style-name="T26">}</text:span></text:p>
      <text:p text:style-name="P70"><text:span text:style-name="T26">}</text:span><text:bookmark text:name="fc66"/><text:span text:style-name="T26">export default App;</text:span></text:p>
      <text:p text:style-name="P60"/>
      <text:list xml:id="list2154003541" text:style-name="L13">
        <text:list-item>
          <text:p text:style-name="P111"><text:span text:style-name="T22">in ‘components’ run </text:span><text:span text:style-name="T4">mkdir auth &amp;&amp; cd auth &amp;&amp; touch Login.js Register.js</text:span></text:p>
        </text:list-item>
        <text:list-item>
          <text:p text:style-name="P112"><text:span text:style-name="T22">i</text:span><text:span text:style-name="T20">n ‘Register.js’ put</text:span></text:p>
        </text:list-item>
      </text:list>
      <text:p text:style-name="P71"><text:bookmark text:name="2938"/><text:span text:style-name="T28">import React, { Component } from "react";</text:span></text:p>
      <text:p text:style-name="P71"><text:span text:style-name="T28">import { Link, </text:span><text:span text:style-name="Strong_20_Emphasis"><text:span text:style-name="T28">withRouter</text:span></text:span><text:span text:style-name="T28"> } from "react-router-dom";</text:span></text:p>
      <text:p text:style-name="P71"><text:span text:style-name="Strong_20_Emphasis"><text:span text:style-name="T28">import PropTypes from "prop-types";</text:span></text:span></text:p>
      <text:p text:style-name="P71"><text:span text:style-name="Strong_20_Emphasis"><text:span text:style-name="T28">import { connect } from "react-redux";</text:span></text:span></text:p>
      <text:p text:style-name="P71"><text:span text:style-name="Strong_20_Emphasis"><text:span text:style-name="T28">import { registerUser } from "../../actions/authActions";</text:span></text:span></text:p>
      <text:p text:style-name="P71"><text:span text:style-name="Strong_20_Emphasis"><text:span text:style-name="T28">import classnames from "classnames";</text:span></text:span><text:bookmark text:name="ed1d"/><text:span text:style-name="T28">class Register extends Component {</text:span></text:p>
      <text:p text:style-name="P71"><text:span text:style-name="T34"><text:s text:c="2"/></text:span><text:span text:style-name="T28">constructor() {</text:span></text:p>
      <text:p text:style-name="P71"><text:span text:style-name="T34"><text:s text:c="4"/></text:span><text:span text:style-name="T28">super();</text:span></text:p>
      <text:p text:style-name="P71"><text:span text:style-name="T34"><text:s text:c="4"/></text:span><text:span text:style-name="T28">this.state = {</text:span></text:p>
      <text:p text:style-name="P71"><text:span text:style-name="T34"><text:s text:c="6"/></text:span><text:span text:style-name="T28">name: "",</text:span></text:p>
      <text:p text:style-name="P71"><text:span text:style-name="T34"><text:s text:c="6"/></text:span><text:span text:style-name="T28">email: "",</text:span></text:p>
      <text:p text:style-name="P71"><text:span text:style-name="T34"><text:s text:c="6"/></text:span><text:span text:style-name="T28">password: "",</text:span></text:p>
      <text:p text:style-name="P71"><text:span text:style-name="T34"><text:s text:c="6"/></text:span><text:span text:style-name="T28">password2: "",</text:span></text:p>
      <text:p text:style-name="P71"><text:span text:style-name="T34"><text:s text:c="6"/></text:span><text:span text:style-name="T28">errors: {}</text:span></text:p>
      <text:p text:style-name="P71"><text:span text:style-name="T34"><text:s text:c="4"/></text:span><text:span text:style-name="T28">};</text:span></text:p>
      <text:p text:style-name="P74"><text:span text:style-name="T34"><text:s text:c="2"/></text:span><text:span text:style-name="T28">}</text:span></text:p>
      <text:p text:style-name="P74"><text:span text:style-name="Strong_20_Emphasis"><text:span text:style-name="T28">componentDidMount() {<text:line-break/>if (this.props.auth.isAuthenticated) {<text:line-break/>this.props.history.push("/dashboard");<text:line-break/>}<text:line-break/>}</text:span></text:span></text:p>
      <text:p text:style-name="P74"><text:bookmark text:name="273f"/><text:soft-page-break/><text:span text:style-name="Strong_20_Emphasis"><text:span text:style-name="T28">componentWillReceiveProps(nextProps) {</text:span></text:span></text:p>
      <text:p text:style-name="P71"><text:span text:style-name="Strong_20_Emphasis"><text:span text:style-name="T34"><text:s text:c="4"/></text:span></text:span><text:span text:style-name="Strong_20_Emphasis"><text:span text:style-name="T28">if (nextProps.errors) {</text:span></text:span></text:p>
      <text:p text:style-name="P71"><text:span text:style-name="Strong_20_Emphasis"><text:span text:style-name="T34"><text:s text:c="6"/></text:span></text:span><text:span text:style-name="Strong_20_Emphasis"><text:span text:style-name="T28">this.setState({</text:span></text:span></text:p>
      <text:p text:style-name="P71"><text:span text:style-name="Strong_20_Emphasis"><text:span text:style-name="T34"><text:s text:c="8"/></text:span></text:span><text:span text:style-name="Strong_20_Emphasis"><text:span text:style-name="T28">errors: nextProps.errors</text:span></text:span></text:p>
      <text:p text:style-name="P71"><text:span text:style-name="Strong_20_Emphasis"><text:span text:style-name="T34"><text:s text:c="6"/></text:span></text:span><text:span text:style-name="Strong_20_Emphasis"><text:span text:style-name="T28">});</text:span></text:span></text:p>
      <text:p text:style-name="P71"><text:span text:style-name="Strong_20_Emphasis"><text:span text:style-name="T34"><text:s text:c="4"/></text:span></text:span><text:span text:style-name="Strong_20_Emphasis"><text:span text:style-name="T28">}</text:span></text:span></text:p>
      <text:p text:style-name="P71"><text:span text:style-name="Strong_20_Emphasis"><text:span text:style-name="T34"><text:s text:c="2"/></text:span></text:span><text:span text:style-name="Strong_20_Emphasis"><text:span text:style-name="T28">}</text:span></text:span><text:bookmark text:name="e9b6"/><text:span text:style-name="T28">onChange = e =&gt; {</text:span></text:p>
      <text:p text:style-name="P71"><text:span text:style-name="T34"><text:s text:c="4"/></text:span><text:span text:style-name="T28">this.setState({ [e.target.id]: e.target.value });</text:span></text:p>
      <text:p text:style-name="P71"><text:span text:style-name="T34"><text:s text:c="2"/></text:span><text:span text:style-name="T28">};</text:span><text:bookmark text:name="a1a9"/><text:span text:style-name="T28">onSubmit = e =&gt; {</text:span></text:p>
      <text:p text:style-name="P71"><text:span text:style-name="T34"><text:s text:c="4"/></text:span><text:span text:style-name="T28">e.preventDefault();</text:span><text:bookmark text:name="12a6"/><text:span text:style-name="T28">const newUser = {</text:span></text:p>
      <text:p text:style-name="P71"><text:span text:style-name="T34"><text:s text:c="6"/></text:span><text:span text:style-name="T28">name: this.state.name,</text:span></text:p>
      <text:p text:style-name="P71"><text:span text:style-name="T34"><text:s text:c="6"/></text:span><text:span text:style-name="T28">email: this.state.email,</text:span></text:p>
      <text:p text:style-name="P71"><text:span text:style-name="T34"><text:s text:c="6"/></text:span><text:span text:style-name="T28">password: this.state.password,</text:span></text:p>
      <text:p text:style-name="P71"><text:span text:style-name="T34"><text:s text:c="6"/></text:span><text:span text:style-name="T28">password2: this.state.password2</text:span></text:p>
      <text:p text:style-name="P71"><text:span text:style-name="T34"><text:s text:c="4"/></text:span><text:span text:style-name="T28">};</text:span></text:p>
      <text:p text:style-name="P71"><text:bookmark text:name="79d4"/><text:span text:style-name="Strong_20_Emphasis"><text:span text:style-name="T28">this.props.registerUser(newUser, this.props.history); </text:span></text:span></text:p>
      <text:p text:style-name="P71"><text:span text:style-name="T34"><text:s text:c="2"/></text:span><text:span text:style-name="T28">};</text:span><text:bookmark text:name="ac51"/><text:span text:style-name="T28">render() {</text:span></text:p>
      <text:p text:style-name="P71"><text:span text:style-name="T34"><text:s text:c="4"/></text:span><text:span text:style-name="T28">const { errors } = this.state;</text:span><text:bookmark text:name="d44e"/><text:span text:style-name="T28">return (</text:span></text:p>
      <text:p text:style-name="P71"><text:span text:style-name="T34"><text:s text:c="6"/></text:span><text:span text:style-name="T28">&lt;div className="container"&gt;</text:span></text:p>
      <text:p text:style-name="P71"><text:span text:style-name="T34"><text:s text:c="8"/></text:span><text:span text:style-name="T28">&lt;div className="row"&gt;</text:span></text:p>
      <text:p text:style-name="P71"><text:span text:style-name="T34"><text:s text:c="10"/></text:span><text:span text:style-name="T28">&lt;div className="col s8 offset-s2"&gt;</text:span></text:p>
      <text:p text:style-name="P71"><text:span text:style-name="T34"><text:s text:c="12"/></text:span><text:span text:style-name="T28">&lt;Link to="/" className="btn-flat waves-effect"&gt;</text:span></text:p>
      <text:p text:style-name="P71"><text:span text:style-name="T34"><text:s text:c="14"/></text:span><text:span text:style-name="T28">&lt;i className="material-icons left"&gt;keyboard_backspace&lt;/i&gt; Back to</text:span></text:p>
      <text:p text:style-name="P71"><text:span text:style-name="T34"><text:s text:c="14"/></text:span><text:span text:style-name="T28">home</text:span></text:p>
      <text:p text:style-name="P71"><text:span text:style-name="T34"><text:s text:c="12"/></text:span><text:span text:style-name="T28">&lt;/Link&gt;</text:span></text:p>
      <text:p text:style-name="P71"><text:span text:style-name="T34"><text:s text:c="12"/></text:span><text:span text:style-name="T28">&lt;div className="col s12" style={{ paddingLeft: "11.250px" }}&gt;</text:span></text:p>
      <text:p text:style-name="P71"><text:span text:style-name="T34"><text:s text:c="14"/></text:span><text:span text:style-name="T28">&lt;h4&gt;</text:span></text:p>
      <text:p text:style-name="P71"><text:span text:style-name="T34"><text:s text:c="16"/></text:span><text:span text:style-name="T28">&lt;b&gt;Register&lt;/b&gt; below</text:span></text:p>
      <text:p text:style-name="P71"><text:span text:style-name="T34"><text:s text:c="14"/></text:span><text:span text:style-name="T28">&lt;/h4&gt;</text:span></text:p>
      <text:p text:style-name="P71"><text:span text:style-name="T34"><text:s text:c="14"/></text:span><text:span text:style-name="T28">&lt;p className="grey-text text-darken-1"&gt;</text:span></text:p>
      <text:p text:style-name="P71"><text:span text:style-name="T34"><text:s text:c="16"/></text:span><text:span text:style-name="T28">Already have an account? &lt;Link to="/login"&gt;Log in&lt;/Link&gt;</text:span></text:p>
      <text:p text:style-name="P71"><text:span text:style-name="T34"><text:s text:c="14"/></text:span><text:span text:style-name="T28">&lt;/p&gt;</text:span></text:p>
      <text:p text:style-name="P71"><text:span text:style-name="T34"><text:s text:c="12"/></text:span><text:span text:style-name="T28">&lt;/div&gt;</text:span></text:p>
      <text:p text:style-name="P71"><text:span text:style-name="T34"><text:s text:c="12"/></text:span><text:span text:style-name="T28">&lt;form noValidate onSubmit={this.onSubmit}&gt;</text:span></text:p>
      <text:p text:style-name="P71"><text:span text:style-name="T34"><text:s text:c="14"/></text:span><text:span text:style-name="T28">&lt;div className="input-field col s12"&gt;</text:span></text:p>
      <text:p text:style-name="P71"><text:span text:style-name="T34"><text:s text:c="16"/></text:span><text:span text:style-name="T28">&lt;input</text:span></text:p>
      <text:p text:style-name="P71"><text:span text:style-name="T34"><text:s text:c="18"/></text:span><text:span text:style-name="T28">onChange={this.onChange}</text:span></text:p>
      <text:p text:style-name="P71"><text:span text:style-name="T34"><text:s text:c="18"/></text:span><text:span text:style-name="T28">value={this.state.name}</text:span></text:p>
      <text:p text:style-name="P71"><text:span text:style-name="T34"><text:s text:c="18"/></text:span><text:span text:style-name="T28">error={errors.name}</text:span></text:p>
      <text:p text:style-name="P71"><text:span text:style-name="T34"><text:s text:c="18"/></text:span><text:span text:style-name="T28">id="name"</text:span></text:p>
      <text:p text:style-name="P71"><text:span text:style-name="T34"><text:s text:c="18"/></text:span><text:span text:style-name="T28">type="text"</text:span></text:p>
      <text:p text:style-name="P71"><text:span text:style-name="T34"><text:s text:c="18"/></text:span><text:span text:style-name="Strong_20_Emphasis"><text:span text:style-name="T28">className={classnames("", {</text:span></text:span></text:p>
      <text:p text:style-name="P71"><text:span text:style-name="Strong_20_Emphasis"><text:span text:style-name="T34"><text:s text:c="20"/></text:span></text:span><text:span text:style-name="Strong_20_Emphasis"><text:span text:style-name="T28">invalid: errors.name</text:span></text:span></text:p>
      <text:p text:style-name="P71"><text:span text:style-name="Strong_20_Emphasis"><text:span text:style-name="T34"><text:s text:c="18"/></text:span></text:span><text:span text:style-name="Strong_20_Emphasis"><text:span text:style-name="T28">})}</text:span></text:span></text:p>
      <text:p text:style-name="P71"><text:span text:style-name="T34"><text:s text:c="16"/></text:span><text:span text:style-name="T28">/&gt;</text:span></text:p>
      <text:p text:style-name="P71"><text:span text:style-name="T34"><text:s text:c="16"/></text:span><text:span text:style-name="T28">&lt;label htmlFor="name"&gt;Name&lt;/label&gt;</text:span></text:p>
      <text:p text:style-name="P71"><text:span text:style-name="T34"><text:s text:c="16"/></text:span><text:span text:style-name="Strong_20_Emphasis"><text:span text:style-name="T28">&lt;span className="red-text"&gt;{errors.name}&lt;/span&gt;</text:span></text:span></text:p>
      <text:p text:style-name="P71"><text:span text:style-name="T34"><text:s text:c="14"/></text:span><text:span text:style-name="T28">&lt;/div&gt;</text:span></text:p>
      <text:p text:style-name="P71"><text:span text:style-name="T34"><text:s text:c="14"/></text:span><text:span text:style-name="T28">&lt;div className="input-field col s12"&gt;</text:span></text:p>
      <text:p text:style-name="P71"><text:span text:style-name="T34"><text:s text:c="16"/></text:span><text:span text:style-name="T28">&lt;input</text:span></text:p>
      <text:p text:style-name="P71"><text:span text:style-name="T34"><text:s text:c="18"/></text:span><text:span text:style-name="T28">onChange={this.onChange}</text:span></text:p>
      <text:p text:style-name="P71"><text:span text:style-name="T34"><text:s text:c="18"/></text:span><text:span text:style-name="T28">value={this.state.email}</text:span></text:p>
      <text:p text:style-name="P71"><text:span text:style-name="T34"><text:s text:c="18"/></text:span><text:span text:style-name="T28">error={errors.email}</text:span></text:p>
      <text:p text:style-name="P71"><text:span text:style-name="T34"><text:s text:c="18"/></text:span><text:span text:style-name="T28">id="email"</text:span></text:p>
      <text:p text:style-name="P71"><text:span text:style-name="T34"><text:s text:c="18"/></text:span><text:span text:style-name="T28">type="email"</text:span></text:p>
      <text:p text:style-name="P71"><text:span text:style-name="T34"><text:s text:c="18"/></text:span><text:span text:style-name="Strong_20_Emphasis"><text:span text:style-name="T28">className={classnames("", {</text:span></text:span></text:p>
      <text:p text:style-name="P71"><text:span text:style-name="Strong_20_Emphasis"><text:span text:style-name="T34"><text:s text:c="20"/></text:span></text:span><text:span text:style-name="Strong_20_Emphasis"><text:span text:style-name="T28">invalid: errors.email</text:span></text:span></text:p>
      <text:p text:style-name="P71"><text:span text:style-name="Strong_20_Emphasis"><text:span text:style-name="T34"><text:s text:c="18"/></text:span></text:span><text:span text:style-name="Strong_20_Emphasis"><text:span text:style-name="T28">})}</text:span></text:span></text:p>
      <text:p text:style-name="P71"><text:span text:style-name="T34"><text:s text:c="16"/></text:span><text:span text:style-name="T28">/&gt;</text:span></text:p>
      <text:p text:style-name="P71"><text:soft-page-break/><text:span text:style-name="T34"><text:s text:c="16"/></text:span><text:span text:style-name="T28">&lt;label htmlFor="email"&gt;Email&lt;/label&gt;</text:span></text:p>
      <text:p text:style-name="P71"><text:span text:style-name="T34"><text:s text:c="16"/></text:span><text:span text:style-name="Strong_20_Emphasis"><text:span text:style-name="T28">&lt;span className="red-text"&gt;{errors.email}&lt;/span&gt;</text:span></text:span></text:p>
      <text:p text:style-name="P71"><text:span text:style-name="T34"><text:s text:c="14"/></text:span><text:span text:style-name="T28">&lt;/div&gt;</text:span></text:p>
      <text:p text:style-name="P71"><text:span text:style-name="T34"><text:s text:c="14"/></text:span><text:span text:style-name="T28">&lt;div className="input-field col s12"&gt;</text:span></text:p>
      <text:p text:style-name="P71"><text:span text:style-name="T34"><text:s text:c="16"/></text:span><text:span text:style-name="T28">&lt;input</text:span></text:p>
      <text:p text:style-name="P71"><text:span text:style-name="T34"><text:s text:c="18"/></text:span><text:span text:style-name="T28">onChange={this.onChange}</text:span></text:p>
      <text:p text:style-name="P71"><text:span text:style-name="T34"><text:s text:c="18"/></text:span><text:span text:style-name="T28">value={this.state.password}</text:span></text:p>
      <text:p text:style-name="P71"><text:span text:style-name="T34"><text:s text:c="18"/></text:span><text:span text:style-name="T28">error={errors.password}</text:span></text:p>
      <text:p text:style-name="P71"><text:span text:style-name="T34"><text:s text:c="18"/></text:span><text:span text:style-name="T28">id="password"</text:span></text:p>
      <text:p text:style-name="P71"><text:span text:style-name="T34"><text:s text:c="18"/></text:span><text:span text:style-name="T28">type="password"</text:span></text:p>
      <text:p text:style-name="P71"><text:span text:style-name="T34"><text:s text:c="18"/></text:span><text:span text:style-name="Strong_20_Emphasis"><text:span text:style-name="T28">className={classnames("", {</text:span></text:span></text:p>
      <text:p text:style-name="P71"><text:span text:style-name="Strong_20_Emphasis"><text:span text:style-name="T34"><text:s text:c="20"/></text:span></text:span><text:span text:style-name="Strong_20_Emphasis"><text:span text:style-name="T28">invalid: errors.password</text:span></text:span></text:p>
      <text:p text:style-name="P71"><text:span text:style-name="Strong_20_Emphasis"><text:span text:style-name="T34"><text:s text:c="18"/></text:span></text:span><text:span text:style-name="Strong_20_Emphasis"><text:span text:style-name="T28">})}</text:span></text:span></text:p>
      <text:p text:style-name="P71"><text:span text:style-name="T34"><text:s text:c="16"/></text:span><text:span text:style-name="T28">/&gt;</text:span></text:p>
      <text:p text:style-name="P71"><text:span text:style-name="T34"><text:s text:c="16"/></text:span><text:span text:style-name="T28">&lt;label htmlFor="password"&gt;Password&lt;/label&gt;</text:span></text:p>
      <text:p text:style-name="P71"><text:span text:style-name="T34"><text:s text:c="16"/></text:span><text:span text:style-name="Strong_20_Emphasis"><text:span text:style-name="T28">&lt;span className="red-text"&gt;{errors.password}&lt;/span&gt;</text:span></text:span></text:p>
      <text:p text:style-name="P71"><text:span text:style-name="T34"><text:s text:c="14"/></text:span><text:span text:style-name="T28">&lt;/div&gt;</text:span></text:p>
      <text:p text:style-name="P71"><text:span text:style-name="T34"><text:s text:c="14"/></text:span><text:span text:style-name="T28">&lt;div className="input-field col s12"&gt;</text:span></text:p>
      <text:p text:style-name="P71"><text:span text:style-name="T34"><text:s text:c="16"/></text:span><text:span text:style-name="T28">&lt;input</text:span></text:p>
      <text:p text:style-name="P71"><text:span text:style-name="T34"><text:s text:c="18"/></text:span><text:span text:style-name="T28">onChange={this.onChange}</text:span></text:p>
      <text:p text:style-name="P71"><text:span text:style-name="T34"><text:s text:c="18"/></text:span><text:span text:style-name="T28">value={this.state.password2}</text:span></text:p>
      <text:p text:style-name="P71"><text:span text:style-name="T34"><text:s text:c="18"/></text:span><text:span text:style-name="T28">error={errors.password2}</text:span></text:p>
      <text:p text:style-name="P71"><text:span text:style-name="T34"><text:s text:c="18"/></text:span><text:span text:style-name="T28">id="password2"</text:span></text:p>
      <text:p text:style-name="P71"><text:span text:style-name="T34"><text:s text:c="18"/></text:span><text:span text:style-name="T28">type="password"</text:span></text:p>
      <text:p text:style-name="P71"><text:span text:style-name="T34"><text:s text:c="18"/></text:span><text:span text:style-name="Strong_20_Emphasis"><text:span text:style-name="T28">className={classnames("", {</text:span></text:span></text:p>
      <text:p text:style-name="P71"><text:span text:style-name="Strong_20_Emphasis"><text:span text:style-name="T34"><text:s text:c="20"/></text:span></text:span><text:span text:style-name="Strong_20_Emphasis"><text:span text:style-name="T28">invalid: errors.password2</text:span></text:span></text:p>
      <text:p text:style-name="P71"><text:span text:style-name="Strong_20_Emphasis"><text:span text:style-name="T34"><text:s text:c="18"/></text:span></text:span><text:span text:style-name="Strong_20_Emphasis"><text:span text:style-name="T28">})}</text:span></text:span></text:p>
      <text:p text:style-name="P71"><text:span text:style-name="T34"><text:s text:c="16"/></text:span><text:span text:style-name="T28">/&gt;</text:span></text:p>
      <text:p text:style-name="P71"><text:span text:style-name="T34"><text:s text:c="16"/></text:span><text:span text:style-name="T28">&lt;label htmlFor="password2"&gt;Confirm Password&lt;/label&gt;</text:span></text:p>
      <text:p text:style-name="P71"><text:span text:style-name="T34"><text:s text:c="16"/></text:span><text:span text:style-name="Strong_20_Emphasis"><text:span text:style-name="T28">&lt;span className="red-text"&gt;{errors.password2}&lt;/span&gt;</text:span></text:span></text:p>
      <text:p text:style-name="P71"><text:span text:style-name="T34"><text:s text:c="14"/></text:span><text:span text:style-name="T28">&lt;/div&gt;</text:span></text:p>
      <text:p text:style-name="P71"><text:span text:style-name="T34"><text:s text:c="14"/></text:span><text:span text:style-name="T28">&lt;div className="col s12" style={{ paddingLeft: "11.250px" }}&gt;</text:span></text:p>
      <text:p text:style-name="P71"><text:span text:style-name="T34"><text:s text:c="16"/></text:span><text:span text:style-name="T28">&lt;button</text:span></text:p>
      <text:p text:style-name="P71"><text:span text:style-name="T34"><text:s text:c="18"/></text:span><text:span text:style-name="T28">style={{</text:span></text:p>
      <text:p text:style-name="P71"><text:span text:style-name="T34"><text:s text:c="20"/></text:span><text:span text:style-name="T28">width: "150px",</text:span></text:p>
      <text:p text:style-name="P71"><text:span text:style-name="T34"><text:s text:c="20"/></text:span><text:span text:style-name="T28">borderRadius: "3px",</text:span></text:p>
      <text:p text:style-name="P71"><text:span text:style-name="T34"><text:s text:c="20"/></text:span><text:span text:style-name="T28">letterSpacing: "1.5px",</text:span></text:p>
      <text:p text:style-name="P71"><text:span text:style-name="T34"><text:s text:c="20"/></text:span><text:span text:style-name="T28">marginTop: "1rem"</text:span></text:p>
      <text:p text:style-name="P71"><text:span text:style-name="T34"><text:s text:c="18"/></text:span><text:span text:style-name="T28">}}</text:span></text:p>
      <text:p text:style-name="P71"><text:span text:style-name="T34"><text:s text:c="18"/></text:span><text:span text:style-name="T28">type="submit"</text:span></text:p>
      <text:p text:style-name="P71"><text:span text:style-name="T34"><text:s text:c="18"/></text:span><text:span text:style-name="T28">className="btn btn-large waves-effect waves-light hoverable blue accent-3"</text:span></text:p>
      <text:p text:style-name="P71"><text:span text:style-name="T34"><text:s text:c="16"/></text:span><text:span text:style-name="T28">&gt;</text:span></text:p>
      <text:p text:style-name="P71"><text:span text:style-name="T34"><text:s text:c="18"/></text:span><text:span text:style-name="T28">Sign up</text:span></text:p>
      <text:p text:style-name="P71"><text:span text:style-name="T34"><text:s text:c="16"/></text:span><text:span text:style-name="T28">&lt;/button&gt;</text:span></text:p>
      <text:p text:style-name="P71"><text:span text:style-name="T34"><text:s text:c="14"/></text:span><text:span text:style-name="T28">&lt;/div&gt;</text:span></text:p>
      <text:p text:style-name="P71"><text:span text:style-name="T34"><text:s text:c="12"/></text:span><text:span text:style-name="T28">&lt;/form&gt;</text:span></text:p>
      <text:p text:style-name="P71"><text:span text:style-name="T34"><text:s text:c="10"/></text:span><text:span text:style-name="T28">&lt;/div&gt;</text:span></text:p>
      <text:p text:style-name="P71"><text:span text:style-name="T34"><text:s text:c="8"/></text:span><text:span text:style-name="T28">&lt;/div&gt;</text:span></text:p>
      <text:p text:style-name="P71"><text:span text:style-name="T34"><text:s text:c="6"/></text:span><text:span text:style-name="T28">&lt;/div&gt;</text:span></text:p>
      <text:p text:style-name="P71"><text:span text:style-name="T34"><text:s text:c="4"/></text:span><text:span text:style-name="T28">);</text:span></text:p>
      <text:p text:style-name="P71"><text:span text:style-name="T34"><text:s text:c="2"/></text:span><text:span text:style-name="T28">}</text:span></text:p>
      <text:p text:style-name="P71"><text:span text:style-name="T28">}</text:span><text:bookmark text:name="cf40"/><text:span text:style-name="Strong_20_Emphasis"><text:span text:style-name="T28">Register.propTypes = {</text:span></text:span></text:p>
      <text:p text:style-name="P71"><text:span text:style-name="Strong_20_Emphasis"><text:span text:style-name="T34"><text:s text:c="2"/></text:span></text:span><text:span text:style-name="Strong_20_Emphasis"><text:span text:style-name="T28">registerUser: PropTypes.func.isRequired,</text:span></text:span></text:p>
      <text:p text:style-name="P71"><text:span text:style-name="Strong_20_Emphasis"><text:span text:style-name="T34"><text:s text:c="2"/></text:span></text:span><text:span text:style-name="Strong_20_Emphasis"><text:span text:style-name="T28">auth: PropTypes.object.isRequired,</text:span></text:span></text:p>
      <text:p text:style-name="P71"><text:span text:style-name="Strong_20_Emphasis"><text:span text:style-name="T34"><text:s text:c="2"/></text:span></text:span><text:span text:style-name="Strong_20_Emphasis"><text:span text:style-name="T28">errors: PropTypes.object.isRequired</text:span></text:span></text:p>
      <text:p text:style-name="P71"><text:span text:style-name="Strong_20_Emphasis"><text:span text:style-name="T28">};</text:span></text:span></text:p>
      <text:p text:style-name="P71"><text:bookmark text:name="7d07"/><text:span text:style-name="Strong_20_Emphasis"><text:span text:style-name="T28">const mapStateToProps = state =&gt; ({</text:span></text:span></text:p>
      <text:p text:style-name="P71"><text:span text:style-name="Strong_20_Emphasis"><text:span text:style-name="T34"><text:s text:c="2"/></text:span></text:span><text:span text:style-name="Strong_20_Emphasis"><text:span text:style-name="T28">auth: state.auth,</text:span></text:span></text:p>
      <text:p text:style-name="P71"><text:soft-page-break/><text:span text:style-name="Strong_20_Emphasis"><text:span text:style-name="T34"><text:s text:c="2"/></text:span></text:span><text:span text:style-name="Strong_20_Emphasis"><text:span text:style-name="T28">errors: state.errors</text:span></text:span></text:p>
      <text:p text:style-name="P71"><text:span text:style-name="Strong_20_Emphasis"><text:span text:style-name="T28">});</text:span></text:span></text:p>
      <text:p text:style-name="P71"><text:bookmark text:name="cb31"/><text:span text:style-name="Strong_20_Emphasis"><text:span text:style-name="T28">export default connect(</text:span></text:span></text:p>
      <text:p text:style-name="P71"><text:span text:style-name="Strong_20_Emphasis"><text:span text:style-name="T34"><text:s text:c="2"/></text:span></text:span><text:span text:style-name="Strong_20_Emphasis"><text:span text:style-name="T28">mapStateToProps,</text:span></text:span></text:p>
      <text:p text:style-name="P71"><text:span text:style-name="Strong_20_Emphasis"><text:span text:style-name="T34"><text:s text:c="2"/></text:span></text:span><text:span text:style-name="Strong_20_Emphasis"><text:span text:style-name="T28">{ registerUser }</text:span></text:span></text:p>
      <text:p text:style-name="P71"><text:span text:style-name="Strong_20_Emphasis"><text:span text:style-name="T28">)(withRouter(Register));</text:span></text:span></text:p>
      <text:p text:style-name="P62"/>
      <text:list xml:id="list1434340951" text:style-name="L14">
        <text:list-item>
          <text:p text:style-name="P91">In ‘Login.js’ put</text:p>
        </text:list-item>
      </text:list>
      <text:p text:style-name="P15"><text:bookmark text:name="b18c"/>import React, { Component } from "react";</text:p>
      <text:p text:style-name="P20">import { Link } from "react-router-dom";</text:p>
      <text:p text:style-name="P20"><text:bookmark text:name="7ddf"/>class Login extends Component {</text:p>
      <text:p text:style-name="P40"><text:s text:c="2"/><text:span text:style-name="T37">constructor() {</text:span></text:p>
      <text:p text:style-name="P40"><text:s text:c="4"/><text:span text:style-name="T37">super();</text:span></text:p>
      <text:p text:style-name="P40"><text:s text:c="4"/><text:span text:style-name="T37">this.state = {</text:span></text:p>
      <text:p text:style-name="P40"><text:s text:c="6"/><text:span text:style-name="T37">email: "",</text:span></text:p>
      <text:p text:style-name="P40"><text:s text:c="6"/><text:span text:style-name="T37">password: "",</text:span></text:p>
      <text:p text:style-name="P40"><text:s text:c="6"/><text:span text:style-name="T37">errors: {}</text:span></text:p>
      <text:p text:style-name="P40"><text:s text:c="4"/><text:span text:style-name="T37">};</text:span></text:p>
      <text:p text:style-name="P61"><text:s text:c="2"/><text:span text:style-name="T37">}</text:span></text:p>
      <text:p text:style-name="P61"><text:span text:style-name="T37">componentDidMount() {<text:line-break/>if (this.props.auth.isAuthenticated) {<text:line-break/>this.props.history.push("/dashboard");<text:line-break/>}<text:line-break/>}</text:span></text:p>
      <text:p text:style-name="P61"><text:bookmark text:name="8fe8"/><text:span text:style-name="T37">onChange = e =&gt; {</text:span></text:p>
      <text:p text:style-name="P40"><text:s text:c="4"/><text:span text:style-name="T37">this.setState({ [e.target.id]: e.target.value });</text:span></text:p>
      <text:p text:style-name="P61"><text:s text:c="2"/><text:span text:style-name="T37">};</text:span></text:p>
      <text:p text:style-name="P61"><text:bookmark text:name="f9bc"/><text:span text:style-name="T37">onSubmit = e =&gt; {</text:span></text:p>
      <text:p text:style-name="P40"><text:s text:c="4"/><text:span text:style-name="T37">e.preventDefault();</text:span><text:bookmark text:name="611a"/><text:span text:style-name="T37">const userData = {</text:span></text:p>
      <text:p text:style-name="P40"><text:s text:c="6"/><text:span text:style-name="T37">email: this.state.email,</text:span></text:p>
      <text:p text:style-name="P40"><text:s text:c="6"/><text:span text:style-name="T37">password: this.state.password</text:span></text:p>
      <text:p text:style-name="P40"><text:s text:c="4"/><text:span text:style-name="T37">};</text:span><text:bookmark text:name="3057"/><text:span text:style-name="T37">console.log(userData);</text:span></text:p>
      <text:p text:style-name="P61"><text:s text:c="2"/><text:span text:style-name="T37">};</text:span></text:p>
      <text:p text:style-name="P61"><text:bookmark text:name="354a"/><text:span text:style-name="T37">render() {</text:span></text:p>
      <text:p text:style-name="P40"><text:s text:c="4"/><text:span text:style-name="T37">const { errors } = this.state;</text:span><text:bookmark text:name="f30e"/><text:span text:style-name="T37">return (</text:span></text:p>
      <text:p text:style-name="P40"><text:s text:c="6"/><text:span text:style-name="T37">&lt;div className="container"&gt;</text:span></text:p>
      <text:p text:style-name="P40"><text:s text:c="8"/><text:span text:style-name="T37">&lt;div style={{ marginTop: "4rem" }} className="row"&gt;</text:span></text:p>
      <text:p text:style-name="P40"><text:s text:c="10"/><text:span text:style-name="T37">&lt;div className="col s8 offset-s2"&gt;</text:span></text:p>
      <text:p text:style-name="P40"><text:s text:c="12"/><text:span text:style-name="T37">&lt;Link to="/" className="btn-flat waves-effect"&gt;</text:span></text:p>
      <text:p text:style-name="P40"><text:s text:c="14"/><text:span text:style-name="T37">&lt;i className="material-icons left"&gt;keyboard_backspace&lt;/i&gt; Back to</text:span></text:p>
      <text:p text:style-name="P40"><text:s text:c="14"/><text:span text:style-name="T37">home</text:span></text:p>
      <text:p text:style-name="P40"><text:s text:c="12"/><text:span text:style-name="T37">&lt;/Link&gt;</text:span></text:p>
      <text:p text:style-name="P40"><text:s text:c="12"/><text:span text:style-name="T37">&lt;div className="col s12" style={{ paddingLeft: "11.250px" }}&gt;</text:span></text:p>
      <text:p text:style-name="P40"><text:s text:c="14"/><text:span text:style-name="T37">&lt;h4&gt;</text:span></text:p>
      <text:p text:style-name="P40"><text:s text:c="16"/><text:span text:style-name="T37">&lt;b&gt;Login&lt;/b&gt; below</text:span></text:p>
      <text:p text:style-name="P40"><text:s text:c="14"/><text:span text:style-name="T37">&lt;/h4&gt;</text:span></text:p>
      <text:p text:style-name="P40"><text:s text:c="14"/><text:span text:style-name="T37">&lt;p className="grey-text text-darken-1"&gt;</text:span></text:p>
      <text:p text:style-name="P40"><text:s text:c="16"/><text:span text:style-name="T37">Don't have an account? &lt;Link to="/register"&gt;Register&lt;/Link&gt;</text:span></text:p>
      <text:p text:style-name="P40"><text:s text:c="14"/><text:span text:style-name="T37">&lt;/p&gt;</text:span></text:p>
      <text:p text:style-name="P40"><text:s text:c="12"/><text:span text:style-name="T37">&lt;/div&gt;</text:span></text:p>
      <text:p text:style-name="P40"><text:s text:c="12"/><text:span text:style-name="T37">&lt;form noValidate onSubmit={this.onSubmit}&gt;</text:span></text:p>
      <text:p text:style-name="P40"><text:s text:c="14"/><text:span text:style-name="T37">&lt;div className="input-field col s12"&gt;</text:span></text:p>
      <text:p text:style-name="P40"><text:s text:c="16"/><text:span text:style-name="T37">&lt;input</text:span></text:p>
      <text:p text:style-name="P40"><text:s text:c="18"/><text:span text:style-name="T37">onChange={this.onChange}</text:span></text:p>
      <text:p text:style-name="P40"><text:s text:c="18"/><text:span text:style-name="T37">value={this.state.email}</text:span></text:p>
      <text:p text:style-name="P40"><text:s text:c="18"/><text:span text:style-name="T37">error={errors.email}</text:span></text:p>
      <text:p text:style-name="P40"><text:s text:c="18"/><text:span text:style-name="T37">id="email"</text:span></text:p>
      <text:p text:style-name="P40"><text:s text:c="18"/><text:span text:style-name="T37">type="email"</text:span></text:p>
      <text:p text:style-name="P40"><text:s text:c="16"/><text:span text:style-name="T37">/&gt;</text:span></text:p>
      <text:p text:style-name="P40"><text:s text:c="16"/><text:span text:style-name="T37">&lt;label htmlFor="email"&gt;Email&lt;/label&gt;</text:span></text:p>
      <text:p text:style-name="P40"><text:soft-page-break/><text:s text:c="14"/><text:span text:style-name="T37">&lt;/div&gt;</text:span></text:p>
      <text:p text:style-name="P40"><text:s text:c="14"/><text:span text:style-name="T37">&lt;div className="input-field col s12"&gt;</text:span></text:p>
      <text:p text:style-name="P40"><text:s text:c="16"/><text:span text:style-name="T37">&lt;input</text:span></text:p>
      <text:p text:style-name="P40"><text:s text:c="18"/><text:span text:style-name="T37">onChange={this.onChange}</text:span></text:p>
      <text:p text:style-name="P40"><text:s text:c="18"/><text:span text:style-name="T37">value={this.state.password}</text:span></text:p>
      <text:p text:style-name="P40"><text:s text:c="18"/><text:span text:style-name="T37">error={errors.password}</text:span></text:p>
      <text:p text:style-name="P40"><text:s text:c="18"/><text:span text:style-name="T37">id="password"</text:span></text:p>
      <text:p text:style-name="P40"><text:s text:c="18"/><text:span text:style-name="T37">type="password"</text:span></text:p>
      <text:p text:style-name="P40"><text:s text:c="16"/><text:span text:style-name="T37">/&gt;</text:span></text:p>
      <text:p text:style-name="P40"><text:s text:c="16"/><text:span text:style-name="T37">&lt;label htmlFor="password"&gt;Password&lt;/label&gt;</text:span></text:p>
      <text:p text:style-name="P40"><text:s text:c="14"/><text:span text:style-name="T37">&lt;/div&gt;</text:span></text:p>
      <text:p text:style-name="P40"><text:s text:c="14"/><text:span text:style-name="T37">&lt;div className="col s12" style={{ paddingLeft: "11.250px" }}&gt;</text:span></text:p>
      <text:p text:style-name="P40"><text:s text:c="16"/><text:span text:style-name="T37">&lt;button</text:span></text:p>
      <text:p text:style-name="P40"><text:s text:c="18"/><text:span text:style-name="T37">style={{</text:span></text:p>
      <text:p text:style-name="P40"><text:s text:c="20"/><text:span text:style-name="T37">width: "150px",</text:span></text:p>
      <text:p text:style-name="P40"><text:s text:c="20"/><text:span text:style-name="T37">borderRadius: "3px",</text:span></text:p>
      <text:p text:style-name="P40"><text:s text:c="20"/><text:span text:style-name="T37">letterSpacing: "1.5px",</text:span></text:p>
      <text:p text:style-name="P40"><text:s text:c="20"/><text:span text:style-name="T37">marginTop: "1rem"</text:span></text:p>
      <text:p text:style-name="P40"><text:s text:c="18"/><text:span text:style-name="T37">}}</text:span></text:p>
      <text:p text:style-name="P40"><text:s text:c="18"/><text:span text:style-name="T37">type="submit"</text:span></text:p>
      <text:p text:style-name="P40"><text:s text:c="18"/><text:span text:style-name="T37">className="btn btn-large waves-effect waves-light hoverable blue accent-3"</text:span></text:p>
      <text:p text:style-name="P40"><text:s text:c="16"/><text:span text:style-name="T37">&gt;</text:span></text:p>
      <text:p text:style-name="P40"><text:s text:c="18"/><text:span text:style-name="T37">Login</text:span></text:p>
      <text:p text:style-name="P40"><text:s text:c="16"/><text:span text:style-name="T37">&lt;/button&gt;</text:span></text:p>
      <text:p text:style-name="P40"><text:s text:c="14"/><text:span text:style-name="T37">&lt;/div&gt;</text:span></text:p>
      <text:p text:style-name="P40"><text:s text:c="12"/><text:span text:style-name="T37">&lt;/form&gt;</text:span></text:p>
      <text:p text:style-name="P40"><text:s text:c="10"/><text:span text:style-name="T37">&lt;/div&gt;</text:span></text:p>
      <text:p text:style-name="P40"><text:s text:c="8"/><text:span text:style-name="T37">&lt;/div&gt;</text:span></text:p>
      <text:p text:style-name="P40"><text:s text:c="6"/><text:span text:style-name="T37">&lt;/div&gt;</text:span></text:p>
      <text:p text:style-name="P40"><text:s text:c="4"/><text:span text:style-name="T37">);</text:span></text:p>
      <text:p text:style-name="P40"><text:s text:c="2"/><text:span text:style-name="T37">}</text:span></text:p>
      <text:p text:style-name="P40"><text:span text:style-name="T37">}</text:span><text:bookmark text:name="0d22"/><text:span text:style-name="T37">export default Login;</text:span></text:p>
      <text:list xml:id="list1248354632" text:style-name="L15">
        <text:list-item>
          <text:p text:style-name="P113"><text:span text:style-name="T23">in src run </text:span><text:span text:style-name="T4">touch store.js &amp;&amp; mkdir actions reducers &amp;&amp; cd reducers &amp;&amp; touch index.js authReducers.js errorReducers.js &amp;&amp; cd ../ &amp;&amp; cd actions &amp;&amp; touch authActions.js types.js</text:span></text:p>
        </text:list-item>
        <text:list-item>
          <text:p text:style-name="P114"><text:span text:style-name="T23">i</text:span><text:span text:style-name="T20">n ‘store.js’ put</text:span></text:p>
        </text:list-item>
      </text:list>
      <text:p text:style-name="P16"><text:bookmark text:name="3595"/>import { createStore, applyMiddleware, compose } from "redux";</text:p>
      <text:p text:style-name="P17">import thunk from "redux-thunk";</text:p>
      <text:p text:style-name="P49"><text:span text:style-name="Strong_20_Emphasis"><text:span text:style-name="T12">import rootReducer from "./reducers";</text:span></text:span></text:p>
      <text:p text:style-name="P49"><text:span text:style-name="Strong_20_Emphasis"><text:span text:style-name="T13">c</text:span></text:span><text:span text:style-name="T12">onst initialState = {};</text:span></text:p>
      <text:p text:style-name="P48"><text:bookmark text:name="883f"/><text:span text:style-name="T8">const middleware = [thunk];</text:span><text:bookmark text:name="efa0"/><text:span text:style-name="T8">const store = createStore(</text:span></text:p>
      <text:p text:style-name="P49"><text:span text:style-name="T18"><text:s text:c="2"/></text:span><text:span text:style-name="Strong_20_Emphasis"><text:span text:style-name="T12">rootReducer,</text:span></text:span></text:p>
      <text:p text:style-name="P48"><text:span text:style-name="T17"><text:s text:c="2"/></text:span><text:span text:style-name="T8">initialState,</text:span></text:p>
      <text:p text:style-name="P48"><text:span text:style-name="T17"><text:s text:c="2"/></text:span><text:span text:style-name="T8">compose(</text:span></text:p>
      <text:p text:style-name="P48"><text:span text:style-name="T17"><text:s text:c="4"/></text:span><text:span text:style-name="T8">applyMiddleware(...middleware),</text:span></text:p>
      <text:p text:style-name="P48"><text:span text:style-name="T17"><text:s text:c="4"/></text:span><text:span text:style-name="T8">window.__REDUX_DEVTOOLS_EXTENSION__ &amp;&amp; window.__REDUX_DEVTOOLS_EXTENSION__()</text:span></text:p>
      <text:p text:style-name="P48"><text:span text:style-name="T17"><text:s text:c="2"/></text:span><text:span text:style-name="T8">)</text:span></text:p>
      <text:p text:style-name="P48"><text:span text:style-name="T8">);</text:span><text:bookmark text:name="cb86"/><text:span text:style-name="T8">export default store;</text:span></text:p>
      <text:list xml:id="list3736738834" text:style-name="L16">
        <text:list-item>
          <text:p text:style-name="P92">in ‘types.js’ put</text:p>
        </text:list-item>
      </text:list>
      <text:p text:style-name="P51">export const GET_ERRORS = "GET_ERRORS";<text:line-break/>export const USER_LOADING = "USER_LOADING";<text:line-break/>export const SET_CURRENT_USER = "SET_CURRENT_USER";</text:p>
      <text:list xml:id="list2283735956" text:style-name="L17">
        <text:list-item>
          <text:p text:style-name="P93">in ‘authReducer.js’ put</text:p>
        </text:list-item>
      </text:list>
      <text:p text:style-name="P21"><text:bookmark text:name="9879"/>import {</text:p>
      <text:p text:style-name="P41"><text:s text:c="2"/><text:span text:style-name="T37">SET_CURRENT_USER,</text:span></text:p>
      <text:p text:style-name="P41"><text:s text:c="2"/><text:span text:style-name="T37">USER_LOADING</text:span></text:p>
      <text:p text:style-name="P41"><text:span text:style-name="T37">} from "../actions/types";</text:span><text:bookmark text:name="2972"/><text:span text:style-name="T37">const isEmpty = require("is-empty");</text:span><text:bookmark text:name="e321"/><text:span text:style-name="T37">const initialState = {</text:span></text:p>
      <text:p text:style-name="P41"><text:s text:c="2"/><text:span text:style-name="T37">isAuthenticated: false,</text:span></text:p>
      <text:p text:style-name="P41"><text:s text:c="2"/><text:span text:style-name="T37">user: {},</text:span></text:p>
      <text:p text:style-name="P41"><text:soft-page-break/><text:s text:c="2"/><text:span text:style-name="T37">loading: false</text:span></text:p>
      <text:p text:style-name="P41"><text:span text:style-name="T37">};</text:span><text:bookmark text:name="990d"/><text:span text:style-name="T37">export default function(state = initialState, action) {</text:span></text:p>
      <text:p text:style-name="P41"><text:s text:c="2"/><text:span text:style-name="T37">switch (action.type) {</text:span></text:p>
      <text:p text:style-name="P41"><text:s text:c="4"/><text:span text:style-name="T37">case SET_CURRENT_USER:</text:span></text:p>
      <text:p text:style-name="P41"><text:s text:c="6"/><text:span text:style-name="T37">return {</text:span></text:p>
      <text:p text:style-name="P41"><text:s text:c="8"/><text:span text:style-name="T37">...state,</text:span></text:p>
      <text:p text:style-name="P41"><text:s text:c="8"/><text:span text:style-name="T37">isAuthenticated: !isEmpty(action.payload),</text:span></text:p>
      <text:p text:style-name="P41"><text:s text:c="8"/><text:span text:style-name="T37">user: action.payload</text:span></text:p>
      <text:p text:style-name="P41"><text:s text:c="6"/><text:span text:style-name="T37">};</text:span></text:p>
      <text:p text:style-name="P41"><text:s text:c="4"/><text:span text:style-name="T37">case USER_LOADING:</text:span></text:p>
      <text:p text:style-name="P41"><text:s text:c="6"/><text:span text:style-name="T37">return {</text:span></text:p>
      <text:p text:style-name="P41"><text:s text:c="8"/><text:span text:style-name="T37">...state,</text:span></text:p>
      <text:p text:style-name="P41"><text:s text:c="8"/><text:span text:style-name="T37">loading: true</text:span></text:p>
      <text:p text:style-name="P41"><text:s text:c="6"/><text:span text:style-name="T37">};</text:span></text:p>
      <text:p text:style-name="P41"><text:s text:c="4"/><text:span text:style-name="T37">default:</text:span></text:p>
      <text:p text:style-name="P41"><text:s text:c="6"/><text:span text:style-name="T37">return state;</text:span></text:p>
      <text:p text:style-name="P41"><text:s text:c="2"/><text:span text:style-name="T37">}</text:span></text:p>
      <text:p text:style-name="P24">}</text:p>
      <text:list xml:id="list1420603048" text:style-name="L18">
        <text:list-item>
          <text:p text:style-name="P94">in ‘errorReducer.js’ put</text:p>
        </text:list-item>
      </text:list>
      <text:p text:style-name="P32"><text:bookmark text:name="ac7f"/><text:span text:style-name="T36">import { GET_ERRORS } from "../actions/types";</text:span><text:bookmark text:name="fd56"/><text:span text:style-name="T36">const initialState = {};</text:span></text:p>
      <text:p text:style-name="P22"><text:bookmark text:name="291d"/>export default function(state = initialState, action) {</text:p>
      <text:p text:style-name="P42"><text:s text:c="2"/><text:span text:style-name="T37">switch (action.type) {</text:span></text:p>
      <text:p text:style-name="P42"><text:s text:c="4"/><text:span text:style-name="T37">case GET_ERRORS:</text:span></text:p>
      <text:p text:style-name="P42"><text:s text:c="6"/><text:span text:style-name="T37">return action.payload;</text:span></text:p>
      <text:p text:style-name="P42"><text:s text:c="4"/><text:span text:style-name="T37">default:</text:span></text:p>
      <text:p text:style-name="P42"><text:s text:c="6"/><text:span text:style-name="T37">return state;</text:span></text:p>
      <text:p text:style-name="P42"><text:s text:c="2"/><text:span text:style-name="T37">}</text:span></text:p>
      <text:p text:style-name="P25">}</text:p>
      <text:list xml:id="list1845631499" text:style-name="L19">
        <text:list-item>
          <text:p text:style-name="P58">in ‘reducers/index.js’ put</text:p>
        </text:list-item>
      </text:list>
      <text:p text:style-name="P22"><text:bookmark text:name="b4dd"/>import { combineReducers } from "redux";</text:p>
      <text:p text:style-name="P25">import authReducer from "./authReducer";</text:p>
      <text:p text:style-name="P25">import errorReducer from "./errorReducer";</text:p>
      <text:p text:style-name="P25"><text:bookmark text:name="6518"/>export default combineReducers({</text:p>
      <text:p text:style-name="P42"><text:s text:c="2"/><text:span text:style-name="T37">auth: authReducer,</text:span></text:p>
      <text:p text:style-name="P42"><text:s text:c="2"/><text:span text:style-name="T37">errors: errorReducer</text:span></text:p>
      <text:p text:style-name="P25">});</text:p>
      <text:list xml:id="list2124929714" text:style-name="L20">
        <text:list-item>
          <text:p text:style-name="P115"><text:span text:style-name="T25">in ‘src’ run </text:span><text:span text:style-name="T1">mkdir utils &amp;&amp; cd utils &amp;&amp; touch setAuthToken.js</text:span></text:p>
        </text:list-item>
        <text:list-item>
          <text:p text:style-name="P116"><text:span text:style-name="T25">i</text:span><text:span text:style-name="T24">n ‘setAuthToken.js’ put</text:span></text:p>
        </text:list-item>
      </text:list>
      <text:p text:style-name="P43"><text:bookmark text:name="f878"/><text:span text:style-name="T38">import axios from "axios";</text:span><text:bookmark text:name="75cc"/><text:span text:style-name="T38">const setAuthToken = token =&gt; {</text:span></text:p>
      <text:p text:style-name="P43"><text:s text:c="2"/><text:span text:style-name="T37">if (token) {</text:span></text:p>
      <text:p text:style-name="P43"><text:s text:c="4"/><text:span text:style-name="T37">// Apply authorization token to every request if logged in</text:span></text:p>
      <text:p text:style-name="P43"><text:s text:c="4"/><text:span text:style-name="T37">axios.defaults.headers.common["Authorization"] = token;</text:span></text:p>
      <text:p text:style-name="P43"><text:s text:c="2"/><text:span text:style-name="T37">} else {</text:span></text:p>
      <text:p text:style-name="P43"><text:s text:c="4"/><text:span text:style-name="T37">// Delete auth header</text:span></text:p>
      <text:p text:style-name="P43"><text:s text:c="4"/><text:span text:style-name="T37">delete axios.defaults.headers.common["Authorization"];</text:span></text:p>
      <text:p text:style-name="P43"><text:s text:c="2"/><text:span text:style-name="T37">}</text:span></text:p>
      <text:p text:style-name="P26">};</text:p>
      <text:p text:style-name="P26"><text:bookmark text:name="8b48"/>export default setAuthToken;</text:p>
      <text:list xml:id="list3207506157" text:style-name="L21">
        <text:list-item>
          <text:p text:style-name="P95">in ‘authActions.js’ put</text:p>
        </text:list-item>
      </text:list>
      <text:p text:style-name="P23"><text:bookmark text:name="fe6d"/>import axios from "axios";</text:p>
      <text:p text:style-name="P27">import setAuthToken from "../utils/setAuthToken";</text:p>
      <text:p text:style-name="P44"><text:span text:style-name="T37">import jwt_decode from "jwt-decode";</text:span><text:bookmark text:name="29a9"/><text:span text:style-name="T37">import {</text:span></text:p>
      <text:p text:style-name="P44"><text:s text:c="2"/><text:span text:style-name="T37">GET_ERRORS,</text:span></text:p>
      <text:p text:style-name="P44"><text:s text:c="2"/><text:span text:style-name="T37">SET_CURRENT_USER,</text:span></text:p>
      <text:p text:style-name="P44"><text:s text:c="2"/><text:span text:style-name="T37">USER_LOADING</text:span></text:p>
      <text:p text:style-name="P27">} from "./types";</text:p>
      <text:p text:style-name="P27"><text:bookmark text:name="d28c"/>// Register User</text:p>
      <text:p text:style-name="P27">export const registerUser = (userData, history) =&gt; dispatch =&gt; {</text:p>
      <text:p text:style-name="P44"><text:s text:c="2"/><text:span text:style-name="T37">axios</text:span></text:p>
      <text:p text:style-name="P44"><text:s text:c="4"/><text:span text:style-name="T37">.post("/api/users/register", userData)</text:span></text:p>
      <text:p text:style-name="P44"><text:soft-page-break/><text:s text:c="4"/><text:span text:style-name="T37">.then(res =&gt; history.push("/login"))</text:span></text:p>
      <text:p text:style-name="P27"><text:s text:c="5"/>// re-direct to login on successful register</text:p>
      <text:p text:style-name="P44"><text:s text:c="4"/><text:span text:style-name="T37">.catch(err =&gt;</text:span></text:p>
      <text:p text:style-name="P44"><text:s text:c="6"/><text:span text:style-name="T37">dispatch({</text:span></text:p>
      <text:p text:style-name="P44"><text:s text:c="8"/><text:span text:style-name="T37">type: GET_ERRORS,</text:span></text:p>
      <text:p text:style-name="P44"><text:s text:c="8"/><text:span text:style-name="T37">payload: err.response.data</text:span></text:p>
      <text:p text:style-name="P44"><text:s text:c="6"/><text:span text:style-name="T37">})</text:span></text:p>
      <text:p text:style-name="P44"><text:s text:c="4"/><text:span text:style-name="T37">);</text:span></text:p>
      <text:p text:style-name="P27">};</text:p>
      <text:p text:style-name="P27"><text:bookmark text:name="cd1c"/>// Login - get user token</text:p>
      <text:p text:style-name="P27">export const loginUser = userData =&gt; dispatch =&gt; {</text:p>
      <text:p text:style-name="P44"><text:s text:c="2"/><text:span text:style-name="T37">axios</text:span></text:p>
      <text:p text:style-name="P44"><text:s text:c="4"/><text:span text:style-name="T37">.post("/api/users/login", userData)</text:span></text:p>
      <text:p text:style-name="P44"><text:s text:c="4"/><text:span text:style-name="T37">.then(res =&gt; {</text:span></text:p>
      <text:p text:style-name="P44"><text:s text:c="6"/><text:span text:style-name="T37">// Save to localStorage</text:span></text:p>
      <text:p text:style-name="P27"><text:bookmark text:name="0e49"/><text:tab/>// Set token to localStorage</text:p>
      <text:p text:style-name="P44"><text:s text:c="6"/><text:span text:style-name="T37">const { token } = res.data;</text:span></text:p>
      <text:p text:style-name="P44"><text:s text:c="6"/><text:span text:style-name="T37">localStorage.setItem("jwtToken", token);</text:span></text:p>
      <text:p text:style-name="P44"><text:s text:c="6"/><text:span text:style-name="T37">// Set token to Auth header</text:span></text:p>
      <text:p text:style-name="P44"><text:s text:c="6"/><text:span text:style-name="T37">setAuthToken(token);</text:span></text:p>
      <text:p text:style-name="P44"><text:s text:c="6"/><text:span text:style-name="T37">// Decode token to get user data</text:span></text:p>
      <text:p text:style-name="P44"><text:s text:c="6"/><text:span text:style-name="T37">const decoded = jwt_decode(token);</text:span></text:p>
      <text:p text:style-name="P44"><text:s text:c="6"/><text:span text:style-name="T37">// Set current user</text:span></text:p>
      <text:p text:style-name="P44"><text:s text:c="6"/><text:span text:style-name="T37">dispatch(setCurrentUser(decoded));</text:span></text:p>
      <text:p text:style-name="P44"><text:s text:c="4"/><text:span text:style-name="T37">})</text:span></text:p>
      <text:p text:style-name="P44"><text:s text:c="4"/><text:span text:style-name="T37">.catch(err =&gt;</text:span></text:p>
      <text:p text:style-name="P44"><text:s text:c="6"/><text:span text:style-name="T37">dispatch({</text:span></text:p>
      <text:p text:style-name="P44"><text:s text:c="8"/><text:span text:style-name="T37">type: GET_ERRORS,</text:span></text:p>
      <text:p text:style-name="P44"><text:s text:c="8"/><text:span text:style-name="T37">payload: err.response.data</text:span></text:p>
      <text:p text:style-name="P44"><text:s text:c="6"/><text:span text:style-name="T37">})</text:span></text:p>
      <text:p text:style-name="P44"><text:s text:c="4"/><text:span text:style-name="T37">);</text:span></text:p>
      <text:p text:style-name="P27">};</text:p>
      <text:p text:style-name="P27"><text:bookmark text:name="71a5"/>// Set logged in user</text:p>
      <text:p text:style-name="P27">export const setCurrentUser = decoded =&gt; {</text:p>
      <text:p text:style-name="P44"><text:s text:c="2"/><text:span text:style-name="T37">return {</text:span></text:p>
      <text:p text:style-name="P44"><text:s text:c="4"/><text:span text:style-name="T37">type: SET_CURRENT_USER,</text:span></text:p>
      <text:p text:style-name="P44"><text:s text:c="4"/><text:span text:style-name="T37">payload: decoded</text:span></text:p>
      <text:p text:style-name="P44"><text:s text:c="2"/><text:span text:style-name="T37">};</text:span></text:p>
      <text:p text:style-name="P27">};</text:p>
      <text:p text:style-name="P27"><text:bookmark text:name="04f5"/>// User loading</text:p>
      <text:p text:style-name="P27">export const setUserLoading = () =&gt; {</text:p>
      <text:p text:style-name="P44"><text:s text:c="2"/><text:span text:style-name="T37">return {</text:span></text:p>
      <text:p text:style-name="P44"><text:s text:c="4"/><text:span text:style-name="T37">type: USER_LOADING</text:span></text:p>
      <text:p text:style-name="P44"><text:s text:c="2"/><text:span text:style-name="T37">};</text:span></text:p>
      <text:p text:style-name="P27">};</text:p>
      <text:p text:style-name="P27"><text:bookmark text:name="613f"/>// Log user out</text:p>
      <text:p text:style-name="P27">export const logoutUser = () =&gt; dispatch =&gt; {</text:p>
      <text:p text:style-name="P44"><text:s text:c="2"/><text:span text:style-name="T37">// Remove token from local storage</text:span></text:p>
      <text:p text:style-name="P44"><text:s text:c="2"/><text:span text:style-name="T37">localStorage.removeItem("jwtToken");</text:span></text:p>
      <text:p text:style-name="P44"><text:s text:c="2"/><text:span text:style-name="T37">// Remove auth header for future requests</text:span></text:p>
      <text:p text:style-name="P44"><text:s text:c="2"/><text:span text:style-name="T37">setAuthToken(false);</text:span></text:p>
      <text:p text:style-name="P44"><text:s text:c="2"/><text:span text:style-name="T37">// Set current user to empty object {} which will set isAuthenticated to false</text:span></text:p>
      <text:p text:style-name="P44"><text:s text:c="2"/><text:span text:style-name="T37">dispatch(setCurrentUser({}));</text:span></text:p>
      <text:p text:style-name="P27">};</text:p>
      <text:list xml:id="list708919435" text:style-name="L22">
        <text:list-item>
          <text:p text:style-name="P96"><text:span text:style-name="T50">in </text:span><text:span text:style-name="T51">components</text:span><text:span text:style-name="T50"> run </text:span>mkdir dashboard &amp;&amp; cd dashboard &amp;&amp; touch Dashboard.js</text:p>
        </text:list-item>
        <text:list-item>
          <text:p text:style-name="P97">in ‘Dashboard.js’ put</text:p>
        </text:list-item>
      </text:list>
      <text:p text:style-name="P64"><text:bookmark text:name="ce87"/><text:span text:style-name="T48">import React, { Component } from "react";</text:span></text:p>
      <text:p text:style-name="P64">import PropTypes from "prop-types";</text:p>
      <text:p text:style-name="P66"><text:span text:style-name="T36">import { connect } from "react-redux";</text:span></text:p>
      <text:p text:style-name="P68"><text:span text:style-name="T37">import { logoutUser } from "../../actions/authActions";</text:span><text:bookmark text:name="7a34"/><text:span text:style-name="T37">class Dashboard extends Component {</text:span></text:p>
      <text:p text:style-name="P68"><text:soft-page-break/><text:s text:c="2"/><text:span text:style-name="T37">onLogoutClick = e =&gt; {</text:span></text:p>
      <text:p text:style-name="P68"><text:s text:c="4"/><text:span text:style-name="T37">e.preventDefault();</text:span></text:p>
      <text:p text:style-name="P68"><text:s text:c="4"/><text:span text:style-name="T37">this.props.logoutUser();</text:span></text:p>
      <text:p text:style-name="P68"><text:s text:c="2"/><text:span text:style-name="T37">};</text:span><text:bookmark text:name="4536"/><text:span text:style-name="T37">render() {</text:span></text:p>
      <text:p text:style-name="P68"><text:s text:c="4"/><text:span text:style-name="T37">const { user } = this.props.auth;</text:span><text:bookmark text:name="4a20"/><text:span text:style-name="T37">return (</text:span></text:p>
      <text:p text:style-name="P68"><text:s text:c="6"/><text:span text:style-name="T37">&lt;div style={{ height: "75vh" }} className="container valign-wrapper"&gt;</text:span></text:p>
      <text:p text:style-name="P68"><text:s text:c="8"/><text:span text:style-name="T37">&lt;div className="row"&gt;</text:span></text:p>
      <text:p text:style-name="P68"><text:s text:c="10"/><text:span text:style-name="T37">&lt;div className="col s12 center-align"&gt;</text:span></text:p>
      <text:p text:style-name="P68"><text:s text:c="12"/><text:span text:style-name="T37">&lt;h4&gt;</text:span></text:p>
      <text:p text:style-name="P68"><text:s text:c="14"/><text:span text:style-name="T37">&lt;b&gt;Hey there,&lt;/b&gt; {user.name.split(" ")[0]}</text:span></text:p>
      <text:p text:style-name="P68"><text:s text:c="14"/><text:span text:style-name="T37">&lt;p className="flow-text grey-text text-darken-1"&gt;</text:span></text:p>
      <text:p text:style-name="P68"><text:s text:c="16"/><text:span text:style-name="T37">You are logged into a full-stack{" "}</text:span></text:p>
      <text:p text:style-name="P68"><text:s text:c="16"/><text:span text:style-name="T37">&lt;span style={{ fontFamily: "monospace" }}&gt;MERN&lt;/span&gt; app 👏</text:span></text:p>
      <text:p text:style-name="P68"><text:s text:c="14"/><text:span text:style-name="T37">&lt;/p&gt;</text:span></text:p>
      <text:p text:style-name="P68"><text:s text:c="12"/><text:span text:style-name="T37">&lt;/h4&gt;</text:span></text:p>
      <text:p text:style-name="P68"><text:s text:c="12"/><text:span text:style-name="T37">&lt;button</text:span></text:p>
      <text:p text:style-name="P68"><text:s text:c="14"/><text:span text:style-name="T37">style={{</text:span></text:p>
      <text:p text:style-name="P68"><text:s text:c="16"/><text:span text:style-name="T37">width: "150px",</text:span></text:p>
      <text:p text:style-name="P68"><text:s text:c="16"/><text:span text:style-name="T37">borderRadius: "3px",</text:span></text:p>
      <text:p text:style-name="P68"><text:s text:c="16"/><text:span text:style-name="T37">letterSpacing: "1.5px",</text:span></text:p>
      <text:p text:style-name="P68"><text:s text:c="16"/><text:span text:style-name="T37">marginTop: "1rem"</text:span></text:p>
      <text:p text:style-name="P68"><text:s text:c="14"/><text:span text:style-name="T37">}}</text:span></text:p>
      <text:p text:style-name="P68"><text:s text:c="14"/><text:span text:style-name="T37">onClick={this.onLogoutClick}</text:span></text:p>
      <text:p text:style-name="P68"><text:s text:c="14"/><text:span text:style-name="T37">className="btn btn-large waves-effect waves-light hoverable blue accent-3"</text:span></text:p>
      <text:p text:style-name="P68"><text:s text:c="12"/><text:span text:style-name="T37">&gt;</text:span></text:p>
      <text:p text:style-name="P68"><text:s text:c="14"/><text:span text:style-name="T37">Logout</text:span></text:p>
      <text:p text:style-name="P68"><text:s text:c="12"/><text:span text:style-name="T37">&lt;/button&gt;</text:span></text:p>
      <text:p text:style-name="P68"><text:s text:c="10"/><text:span text:style-name="T37">&lt;/div&gt;</text:span></text:p>
      <text:p text:style-name="P68"><text:s text:c="8"/><text:span text:style-name="T37">&lt;/div&gt;</text:span></text:p>
      <text:p text:style-name="P68"><text:s text:c="6"/><text:span text:style-name="T37">&lt;/div&gt;</text:span></text:p>
      <text:p text:style-name="P68"><text:s text:c="4"/><text:span text:style-name="T37">);</text:span></text:p>
      <text:p text:style-name="P68"><text:s text:c="2"/><text:span text:style-name="T37">}</text:span></text:p>
      <text:p text:style-name="P68"><text:span text:style-name="T37">}</text:span><text:bookmark text:name="143b"/><text:span text:style-name="T37">Dashboard.propTypes = {</text:span></text:p>
      <text:p text:style-name="P68"><text:s text:c="2"/><text:span text:style-name="T37">logoutUser: PropTypes.func.isRequired,</text:span></text:p>
      <text:p text:style-name="P68"><text:s text:c="2"/><text:span text:style-name="T37">auth: PropTypes.object.isRequired</text:span></text:p>
      <text:p text:style-name="P68"><text:span text:style-name="T37">};</text:span><text:bookmark text:name="2cb6"/><text:span text:style-name="T37">const mapStateToProps = state =&gt; ({</text:span></text:p>
      <text:p text:style-name="P68"><text:s text:c="2"/><text:span text:style-name="T37">auth: state.auth</text:span></text:p>
      <text:p text:style-name="P68"><text:span text:style-name="T37">});</text:span><text:bookmark text:name="e08e"/><text:span text:style-name="T37">export default connect(</text:span></text:p>
      <text:p text:style-name="P68"><text:s text:c="2"/><text:span text:style-name="T37">mapStateToProps,</text:span></text:p>
      <text:p text:style-name="P68"><text:s text:c="2"/><text:span text:style-name="T37">{ logoutUser }</text:span></text:p>
      <text:p text:style-name="P68"><text:span text:style-name="T37">)(Dashboard);</text:span></text:p>
      <text:list xml:id="list3073716212" text:style-name="L23">
        <text:list-item>
          <text:p text:style-name="P80"><text:span text:style-name="T49">in components run </text:span>mkdir private-route &amp;&amp; cd private-route &amp;&amp; touch PrivateRoute.js</text:p>
        </text:list-item>
        <text:list-item>
          <text:p text:style-name="P81">in ‘PrivateRoute.js’ put</text:p>
        </text:list-item>
      </text:list>
      <text:p text:style-name="P65"><text:bookmark text:name="9cba"/><text:span text:style-name="T52">import React from "react";</text:span></text:p>
      <text:p text:style-name="P65">import { Route, Redirect } from "react-router-dom";</text:p>
      <text:p text:style-name="P67"><text:span text:style-name="T36">import { connect } from "react-redux";</text:span></text:p>
      <text:p text:style-name="P67"><text:span text:style-name="T36">import PropTypes from "prop-types";</text:span></text:p>
      <text:p text:style-name="P69"><text:bookmark text:name="c8e9"/><text:span text:style-name="T37">const PrivateRoute = ({ component: Component, auth, ...rest }) =&gt; (</text:span></text:p>
      <text:p text:style-name="P69"><text:s text:c="2"/><text:span text:style-name="T37">&lt;Route</text:span></text:p>
      <text:p text:style-name="P69"><text:s text:c="4"/><text:span text:style-name="T37">{...rest}</text:span></text:p>
      <text:p text:style-name="P69"><text:s text:c="4"/><text:span text:style-name="T37">render={props =&gt;</text:span></text:p>
      <text:p text:style-name="P69"><text:s text:c="6"/><text:span text:style-name="T37">auth.isAuthenticated === true ? (</text:span></text:p>
      <text:p text:style-name="P69"><text:s text:c="8"/><text:span text:style-name="T37">&lt;Component {...props} /&gt;</text:span></text:p>
      <text:p text:style-name="P69"><text:s text:c="6"/><text:span text:style-name="T37">) : (</text:span></text:p>
      <text:p text:style-name="P69"><text:s text:c="8"/><text:span text:style-name="T37">&lt;Redirect to="/login" /&gt;</text:span></text:p>
      <text:p text:style-name="P69"><text:s text:c="6"/><text:span text:style-name="T37">)</text:span></text:p>
      <text:p text:style-name="P69"><text:s text:c="4"/><text:span text:style-name="T37">}</text:span></text:p>
      <text:p text:style-name="P69"><text:s text:c="2"/><text:span text:style-name="T37">/&gt;</text:span></text:p>
      <text:p text:style-name="P69"><text:span text:style-name="T37">);</text:span></text:p>
      <text:p text:style-name="P69"><text:bookmark text:name="d580"/><text:span text:style-name="T37">PrivateRoute.propTypes = {</text:span></text:p>
      <text:p text:style-name="P69"><text:soft-page-break/><text:s text:c="2"/><text:span text:style-name="T37">auth: PropTypes.object.isRequired</text:span></text:p>
      <text:p text:style-name="P69"><text:span text:style-name="T37">};</text:span><text:bookmark text:name="79d8"/><text:span text:style-name="T37">const mapStateToProps = state =&gt; ({</text:span></text:p>
      <text:p text:style-name="P69"><text:s text:c="2"/><text:span text:style-name="T37">auth: state.auth</text:span></text:p>
      <text:p text:style-name="P69"><text:span text:style-name="T37">});</text:span></text:p>
      <text:p text:style-name="P69"><text:bookmark text:name="29e9"/><text:span text:style-name="T37">export default connect(mapStateToProps)(PrivateRoute);</text:span></text:p>
      <text:p text:style-name="P10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'Courier New', Courier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21:45:11.212151761</meta:creation-date>
    <dc:date>2020-04-23T23:25:17.455224210</dc:date>
    <meta:editing-duration>PT7H13M33S</meta:editing-duration>
    <meta:editing-cycles>53</meta:editing-cycles>
    <meta:generator>LibreOffice/6.2.3.2$MacOSX_X86_64 LibreOffice_project/aecc05fe267cc68dde00352a451aa867b3b546ac</meta:generator>
    <meta:document-statistic meta:table-count="0" meta:image-count="0" meta:object-count="0" meta:page-count="17" meta:paragraph-count="893" meta:word-count="2845" meta:character-count="29373" meta:non-whitespace-character-count="21434"/>
  </office:meta>
</office:document-meta>
</file>